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81000001105243C6D7410978E6.png" manifest:media-type="image/png"/>
  <manifest:file-entry manifest:full-path="Pictures/10000201000001810000012417584D85455F8930.png" manifest:media-type="image/png"/>
  <manifest:file-entry manifest:full-path="Pictures/10000201000004C3000001EC2B3C9FB824DFB9E1.png" manifest:media-type="image/png"/>
  <manifest:file-entry manifest:full-path="Pictures/100000000000028E000001B1FB6C057E74B82598.png" manifest:media-type="image/png"/>
  <manifest:file-entry manifest:full-path="Pictures/10000201000003E8000000D2325D0D779E2D1417.png" manifest:media-type="image/png"/>
  <manifest:file-entry manifest:full-path="Pictures/100002010000017100000100D5EBDB19EF2F3454.png" manifest:media-type="image/png"/>
  <manifest:file-entry manifest:full-path="Pictures/10000000000002E3000003099321E4214B4398B7.png" manifest:media-type="image/png"/>
  <manifest:file-entry manifest:full-path="Pictures/1000020100000180000000D5A2A87D07B3E08263.png" manifest:media-type="image/png"/>
  <manifest:file-entry manifest:full-path="Pictures/10000201000001790000008B08AE1CE117C61339.png" manifest:media-type="image/png"/>
  <manifest:file-entry manifest:full-path="Pictures/100002010000017E0000011D344C5AAB94CC0CE8.png" manifest:media-type="image/png"/>
  <manifest:file-entry manifest:full-path="Pictures/100002010000017E000001C4E7281723A74B77C0.png" manifest:media-type="image/png"/>
  <manifest:file-entry manifest:full-path="Pictures/100002010000027E000001B7B3C720FB0E771B47.png" manifest:media-type="image/png"/>
  <manifest:file-entry manifest:full-path="Pictures/1000020100000127000000980CA11159CE82632A.png" manifest:media-type="image/png"/>
  <manifest:file-entry manifest:full-path="Pictures/10000201000001830000014058CFC2EF4ACA42A2.png" manifest:media-type="image/png"/>
  <manifest:file-entry manifest:full-path="Pictures/10000000000002400000001A00E28AA852410B9F.png" manifest:media-type="image/png"/>
  <manifest:file-entry manifest:full-path="Pictures/100000000000016D000000EF0BFBD5FD308E774A.png" manifest:media-type="image/png"/>
  <manifest:file-entry manifest:full-path="Pictures/10000201000002DC000002EFD6EA11F4385766FD.png" manifest:media-type="image/png"/>
  <manifest:file-entry manifest:full-path="Pictures/10000201000001110000001A903032E9D1C942A2.png" manifest:media-type="image/png"/>
  <manifest:file-entry manifest:full-path="Pictures/10000000000001DF0000001E90F9749D49F6EA1B.png" manifest:media-type="image/png"/>
  <manifest:file-entry manifest:full-path="Pictures/10000201000002810000010A3FFA945E9EE1D4F6.png" manifest:media-type="image/png"/>
  <manifest:file-entry manifest:full-path="Pictures/1000020100000280000001B846485D8EDEA20C6B.png" manifest:media-type="image/png"/>
  <manifest:file-entry manifest:full-path="Pictures/100002010000027F0000015388110B00AAB3EB49.png" manifest:media-type="image/png"/>
  <manifest:file-entry manifest:full-path="Pictures/100002010000027E0000012E3B08A725BA169EE8.png" manifest:media-type="image/png"/>
  <manifest:file-entry manifest:full-path="Pictures/100002010000017D000001F032D888047AF87B1B.png" manifest:media-type="image/png"/>
  <manifest:file-entry manifest:full-path="Pictures/10000000000002CE0000019B3A421BFEF207A59D.png" manifest:media-type="image/png"/>
  <manifest:file-entry manifest:full-path="Pictures/100000000000014F0000017BBD59153488748984.png" manifest:media-type="image/png"/>
  <manifest:file-entry manifest:full-path="Pictures/10000201000000E700000075D552AC98872B5DB4.png" manifest:media-type="image/png"/>
  <manifest:file-entry manifest:full-path="Pictures/10000201000000AB00000097418EBEEE951CD321.png" manifest:media-type="image/png"/>
  <manifest:file-entry manifest:full-path="Pictures/10000000000002AE0000018F6C7343DDF12939D7.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505cm" style:rel-column-width="17366*"/>
    </style:style>
    <style:style style:name="Table5.B" style:family="table-column">
      <style:table-column-properties style:column-width="6.195cm" style:rel-column-width="23880*"/>
    </style:style>
    <style:style style:name="Table5.C" style:family="table-column">
      <style:table-column-properties style:column-width="6.301cm" style:rel-column-width="242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7.616cm" style:rel-column-width="29359*"/>
    </style:style>
    <style:style style:name="Table29.B" style:family="table-column">
      <style:table-column-properties style:column-width="2.046cm" style:rel-column-width="7885*"/>
    </style:style>
    <style:style style:name="Table29.C" style:family="table-column">
      <style:table-column-properties style:column-width="1.711cm" style:rel-column-width="6594*"/>
    </style:style>
    <style:style style:name="Table29.D" style:family="table-column">
      <style:table-column-properties style:column-width="2.092cm" style:rel-column-width="8066*"/>
    </style:style>
    <style:style style:name="Table29.E" style:family="table-column">
      <style:table-column-properties style:column-width="1.767cm" style:rel-column-width="6816*"/>
    </style:style>
    <style:style style:name="Table29.F" style:family="table-column">
      <style:table-column-properties style:column-width="1.767cm" style:rel-column-width="6815*"/>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officeooo:rsid="00f3e788" officeooo:paragraph-rsid="01909a0b"/>
    </style:style>
    <style:style style:name="P9" style:family="paragraph" style:parent-style-name="Text_20_body">
      <style:text-properties fo:language="en" fo:country="US" officeooo:rsid="001f0121" officeooo:paragraph-rsid="011747b5"/>
    </style:style>
    <style:style style:name="P10" style:family="paragraph" style:parent-style-name="Text_20_body">
      <style:text-properties officeooo:paragraph-rsid="011747b5"/>
    </style:style>
    <style:style style:name="P11" style:family="paragraph" style:parent-style-name="Text_20_body">
      <style:text-properties officeooo:paragraph-rsid="0133791c"/>
    </style:style>
    <style:style style:name="P12" style:family="paragraph" style:parent-style-name="Text_20_body">
      <style:text-properties officeooo:paragraph-rsid="0159e6b0"/>
    </style:style>
    <style:style style:name="P13" style:family="paragraph" style:parent-style-name="Text_20_body">
      <style:text-properties officeooo:paragraph-rsid="015a6751"/>
    </style:style>
    <style:style style:name="P14" style:family="paragraph" style:parent-style-name="Text_20_body">
      <style:text-properties officeooo:paragraph-rsid="015b2119"/>
    </style:style>
    <style:style style:name="P15" style:family="paragraph" style:parent-style-name="Text_20_body">
      <style:text-properties officeooo:paragraph-rsid="015e8b0c"/>
    </style:style>
    <style:style style:name="P16" style:family="paragraph" style:parent-style-name="Text_20_body">
      <style:text-properties officeooo:paragraph-rsid="016c8cca"/>
    </style:style>
    <style:style style:name="P17" style:family="paragraph" style:parent-style-name="Text_20_body">
      <style:text-properties officeooo:rsid="016db660" officeooo:paragraph-rsid="016db660"/>
    </style:style>
    <style:style style:name="P18" style:family="paragraph" style:parent-style-name="Text_20_body">
      <style:text-properties officeooo:paragraph-rsid="017a101f"/>
    </style:style>
    <style:style style:name="P19" style:family="paragraph" style:parent-style-name="Text_20_body">
      <style:text-properties officeooo:paragraph-rsid="017afd34"/>
    </style:style>
    <style:style style:name="P20" style:family="paragraph" style:parent-style-name="Text_20_body">
      <style:text-properties officeooo:rsid="01570e29" officeooo:paragraph-rsid="017afd34"/>
    </style:style>
    <style:style style:name="P21" style:family="paragraph" style:parent-style-name="Text_20_body">
      <style:text-properties officeooo:rsid="017f9513" officeooo:paragraph-rsid="017f9513"/>
    </style:style>
    <style:style style:name="P22" style:family="paragraph" style:parent-style-name="Text_20_body">
      <style:text-properties officeooo:paragraph-rsid="017f9513"/>
    </style:style>
    <style:style style:name="P23" style:family="paragraph" style:parent-style-name="Text_20_body">
      <style:text-properties officeooo:paragraph-rsid="01817141"/>
    </style:style>
    <style:style style:name="P24" style:family="paragraph" style:parent-style-name="Text_20_body">
      <style:text-properties officeooo:rsid="0165e9bf" officeooo:paragraph-rsid="0165e9bf"/>
    </style:style>
    <style:style style:name="P25" style:family="paragraph" style:parent-style-name="Text_20_body">
      <style:text-properties officeooo:paragraph-rsid="018d3f1e"/>
    </style:style>
    <style:style style:name="P26" style:family="paragraph" style:parent-style-name="Text_20_body">
      <style:text-properties officeooo:paragraph-rsid="01562c31"/>
    </style:style>
    <style:style style:name="P27" style:family="paragraph" style:parent-style-name="Text_20_body">
      <style:text-properties officeooo:rsid="01b0a062" officeooo:paragraph-rsid="01b0a062"/>
    </style:style>
    <style:style style:name="P28" style:family="paragraph" style:parent-style-name="Text_20_body">
      <style:text-properties officeooo:paragraph-rsid="017dfc71"/>
    </style:style>
    <style:style style:name="P29" style:family="paragraph" style:parent-style-name="Text_20_body">
      <style:text-properties officeooo:paragraph-rsid="01b5b9f1"/>
    </style:style>
    <style:style style:name="P30" style:family="paragraph" style:parent-style-name="Text_20_body">
      <style:text-properties officeooo:paragraph-rsid="01bb72a4"/>
    </style:style>
    <style:style style:name="P31" style:family="paragraph" style:parent-style-name="Guide_20_Name">
      <style:text-properties fo:language="en" fo:country="US" officeooo:rsid="001f0121" officeooo:paragraph-rsid="001f0121"/>
    </style:style>
    <style:style style:name="P32" style:family="paragraph" style:parent-style-name="Table_20_Contents">
      <style:text-properties officeooo:paragraph-rsid="00d698ad"/>
    </style:style>
    <style:style style:name="P33" style:family="paragraph" style:parent-style-name="Table_20_Heading">
      <style:text-properties fo:font-size="10.5pt" officeooo:paragraph-rsid="00d698ad" style:font-size-asian="10.5pt" style:font-size-complex="10.5pt"/>
    </style:style>
    <style:style style:name="P34" style:family="paragraph" style:parent-style-name="Title">
      <style:text-properties fo:language="en" fo:country="US" officeooo:rsid="001f0121" officeooo:paragraph-rsid="00a440e7"/>
    </style:style>
    <style:style style:name="P35" style:family="paragraph" style:parent-style-name="Standard">
      <style:text-properties officeooo:paragraph-rsid="00d698ad"/>
    </style:style>
    <style:style style:name="P36" style:family="paragraph" style:parent-style-name="Text_20_Note">
      <style:text-properties officeooo:paragraph-rsid="0112dbf0"/>
    </style:style>
    <style:style style:name="P37" style:family="paragraph" style:parent-style-name="Text_20_Note">
      <style:text-properties officeooo:paragraph-rsid="011747b5"/>
    </style:style>
    <style:style style:name="P38" style:family="paragraph" style:parent-style-name="Text_20_Note">
      <style:text-properties officeooo:rsid="01286fa2" officeooo:paragraph-rsid="01286fa2"/>
    </style:style>
    <style:style style:name="P39" style:family="paragraph" style:parent-style-name="Text_20_Note">
      <style:text-properties officeooo:rsid="01acc54c" officeooo:paragraph-rsid="01acc54c"/>
    </style:style>
    <style:style style:name="P40" style:family="paragraph" style:parent-style-name="Text_20_Note">
      <style:paragraph-properties fo:margin-top="0cm" fo:margin-bottom="0.499cm" loext:contextual-spacing="false" style:writing-mode="page"/>
      <style:text-properties officeooo:paragraph-rsid="0112dbf0"/>
    </style:style>
    <style:style style:name="P41" style:family="paragraph" style:parent-style-name="Text_20_Note">
      <style:paragraph-properties fo:margin-top="0cm" fo:margin-bottom="0.499cm" loext:contextual-spacing="false"/>
      <style:text-properties officeooo:paragraph-rsid="0112dbf0"/>
    </style:style>
    <style:style style:name="P42" style:family="paragraph" style:parent-style-name="Figure">
      <style:text-properties officeooo:paragraph-rsid="0112dbf0"/>
    </style:style>
    <style:style style:name="P43" style:family="paragraph" style:parent-style-name="Figure">
      <style:text-properties officeooo:paragraph-rsid="0143c332"/>
    </style:style>
    <style:style style:name="P44" style:family="paragraph" style:parent-style-name="Figure">
      <style:text-properties officeooo:paragraph-rsid="015a6751"/>
    </style:style>
    <style:style style:name="P45" style:family="paragraph" style:parent-style-name="Figure">
      <style:text-properties officeooo:paragraph-rsid="017dfc71"/>
    </style:style>
    <style:style style:name="P46" style:family="paragraph" style:parent-style-name="Figure">
      <style:text-properties officeooo:paragraph-rsid="01a41595"/>
    </style:style>
    <style:style style:name="P47" style:family="paragraph" style:parent-style-name="Figure">
      <style:text-properties officeooo:paragraph-rsid="01b0a062"/>
    </style:style>
    <style:style style:name="P48" style:family="paragraph" style:parent-style-name="Definition_20_Term">
      <style:text-properties officeooo:paragraph-rsid="0112dbf0"/>
    </style:style>
    <style:style style:name="P49" style:family="paragraph" style:parent-style-name="Definition_20_Term">
      <style:text-properties officeooo:rsid="01856190" officeooo:paragraph-rsid="01856190"/>
    </style:style>
    <style:style style:name="P50" style:family="paragraph" style:parent-style-name="Text_20_body_20_indent">
      <style:text-properties officeooo:paragraph-rsid="0112dbf0"/>
    </style:style>
    <style:style style:name="P51" style:family="paragraph" style:parent-style-name="Text_20_Body_20_List_20_Intro">
      <style:text-properties officeooo:paragraph-rsid="0112dbf0"/>
    </style:style>
    <style:style style:name="P52" style:family="paragraph" style:parent-style-name="Text_20_Body_20_List_20_Intro">
      <style:text-properties officeooo:paragraph-rsid="016c8cca"/>
    </style:style>
    <style:style style:name="P53" style:family="paragraph" style:parent-style-name="Text_20_Body_20_List_20_Intro">
      <style:text-properties officeooo:paragraph-rsid="017a101f"/>
    </style:style>
    <style:style style:name="P54" style:family="paragraph" style:parent-style-name="Text_20_Body_20_List_20_Intro">
      <style:text-properties officeooo:paragraph-rsid="01909a0b"/>
    </style:style>
    <style:style style:name="P55" style:family="paragraph" style:parent-style-name="Text_20_Body_20_List_20_Intro">
      <style:paragraph-properties fo:margin-top="0.102cm" fo:margin-bottom="0.203cm" loext:contextual-spacing="false" style:writing-mode="page"/>
      <style:text-properties officeooo:paragraph-rsid="0112dbf0"/>
    </style:style>
    <style:style style:name="P5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57"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rsid="01b0a062" officeooo:paragraph-rsid="01b0a062" style:font-size-asian="10.5pt" style:font-style-asian="italic" style:font-weight-asian="bold" style:font-size-complex="10.5pt" style:font-style-complex="italic" style:font-weight-complex="bold" style:text-overline-style="none" style:text-overline-color="font-color"/>
    </style:style>
    <style:style style:name="P58"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b0a062" officeooo:paragraph-rsid="01b0a062"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margin-top="0cm" fo:margin-bottom="0cm" loext:contextual-spacing="false"/>
      <style:text-properties officeooo:rsid="00d06f26" officeooo:paragraph-rsid="00d06f26"/>
    </style:style>
    <style:style style:name="P61" style:family="paragraph" style:parent-style-name="Standard">
      <style:paragraph-properties fo:margin-top="0cm" fo:margin-bottom="0cm" loext:contextual-spacing="false"/>
      <style:text-properties officeooo:rsid="00f3e788" officeooo:paragraph-rsid="00f3e788"/>
    </style:style>
    <style:style style:name="P62" style:family="paragraph" style:parent-style-name="Text_20_body">
      <style:paragraph-properties fo:margin-top="0cm" fo:margin-bottom="0cm" loext:contextual-spacing="false"/>
    </style:style>
    <style:style style:name="P63" style:family="paragraph" style:parent-style-name="Text_20_body">
      <style:paragraph-properties fo:margin-top="0cm" fo:margin-bottom="0cm" loext:contextual-spacing="false"/>
      <style:text-properties officeooo:rsid="000aede6"/>
    </style:style>
    <style:style style:name="P64" style:family="paragraph" style:parent-style-name="Text_20_body">
      <style:paragraph-properties fo:margin-top="0cm" fo:margin-bottom="0cm" loext:contextual-spacing="false"/>
      <style:text-properties officeooo:rsid="0126a003" officeooo:paragraph-rsid="0126a003"/>
    </style:style>
    <style:style style:name="P65" style:family="paragraph" style:parent-style-name="Text_20_body">
      <style:paragraph-properties fo:margin-top="0cm" fo:margin-bottom="0cm" loext:contextual-spacing="false"/>
      <style:text-properties officeooo:rsid="0136b69d" officeooo:paragraph-rsid="0136b69d"/>
    </style:style>
    <style:style style:name="P66" style:family="paragraph" style:parent-style-name="Text_20_body">
      <style:paragraph-properties fo:margin-top="0cm" fo:margin-bottom="0cm" loext:contextual-spacing="false"/>
      <style:text-properties officeooo:rsid="00f4c0c2" officeooo:paragraph-rsid="011747b5"/>
    </style:style>
    <style:style style:name="P67" style:family="paragraph" style:parent-style-name="Text_20_body">
      <style:paragraph-properties fo:margin-top="0cm" fo:margin-bottom="0cm" loext:contextual-spacing="false"/>
      <style:text-properties officeooo:rsid="014b3115" officeooo:paragraph-rsid="014b3115"/>
    </style:style>
    <style:style style:name="P68" style:family="paragraph" style:parent-style-name="Text_20_body">
      <style:paragraph-properties fo:margin-top="0cm" fo:margin-bottom="0cm" loext:contextual-spacing="false"/>
      <style:text-properties officeooo:rsid="01a9946b" officeooo:paragraph-rsid="01a9946b"/>
    </style:style>
    <style:style style:name="P69" style:family="paragraph" style:parent-style-name="Caption" style:master-page-name="">
      <style:paragraph-properties style:page-number="auto" fo:keep-with-next="always"/>
      <style:text-properties officeooo:paragraph-rsid="0112dbf0"/>
    </style:style>
    <style:style style:name="P70" style:family="paragraph" style:parent-style-name="Text_20_body" style:master-page-name="">
      <style:paragraph-properties fo:keep-together="auto" fo:orphans="2" fo:widows="2" style:page-number="auto" fo:keep-with-next="always"/>
      <style:text-properties officeooo:paragraph-rsid="0112dbf0"/>
    </style:style>
    <style:style style:name="P71" style:family="paragraph" style:parent-style-name="Text_20_body" style:master-page-name="">
      <style:paragraph-properties style:page-number="auto" fo:keep-with-next="always"/>
      <style:text-properties officeooo:paragraph-rsid="0112dbf0"/>
    </style:style>
    <style:style style:name="P72" style:family="paragraph" style:parent-style-name="Text_20_body" style:master-page-name="">
      <style:paragraph-properties style:page-number="auto" fo:keep-with-next="always"/>
      <style:text-properties officeooo:paragraph-rsid="017afd34"/>
    </style:style>
    <style:style style:name="P73" style:family="paragraph" style:parent-style-name="Figure" style:master-page-name="">
      <style:paragraph-properties style:page-number="auto"/>
      <style:text-properties officeooo:paragraph-rsid="017a101f"/>
    </style:style>
    <style:style style:name="P74" style:family="paragraph" style:parent-style-name="Text_20_body" style:master-page-name="">
      <style:paragraph-properties style:page-number="auto" fo:keep-with-next="auto"/>
      <style:text-properties officeooo:paragraph-rsid="0112dbf0"/>
    </style:style>
    <style:style style:name="P75" style:family="paragraph" style:parent-style-name="Text_20_Body_20_List_20_Intro" style:master-page-name="">
      <style:paragraph-properties style:page-number="auto"/>
    </style:style>
    <style:style style:name="P76"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77"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78" style:family="paragraph" style:parent-style-name="Caption">
      <style:text-properties officeooo:paragraph-rsid="017ce9e8"/>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5.984cm" style:type="right" style:leader-style="dotted" style:leader-text="."/>
        </style:tab-stops>
      </style:paragraph-properties>
    </style:style>
    <style:style style:name="P8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Heading_20_1">
      <style:text-properties officeooo:paragraph-rsid="0112dbf0"/>
    </style:style>
    <style:style style:name="P87" style:family="paragraph" style:parent-style-name="Heading_20_1">
      <style:text-properties officeooo:rsid="012b4558" officeooo:paragraph-rsid="012b4558"/>
    </style:style>
    <style:style style:name="P88" style:family="paragraph" style:parent-style-name="Heading_20_1" style:master-page-name="LOFrontMatter">
      <style:paragraph-properties style:page-number="auto"/>
      <style:text-properties fo:language="en" fo:country="US" officeooo:paragraph-rsid="011747b5"/>
    </style:style>
    <style:style style:name="P89" style:family="paragraph" style:parent-style-name="Heading_20_1" style:master-page-name="Standard">
      <style:paragraph-properties style:page-number="auto" fo:break-before="auto" fo:break-after="auto"/>
      <style:text-properties officeooo:paragraph-rsid="0112dbf0"/>
    </style:style>
    <style:style style:name="P90" style:family="paragraph" style:parent-style-name="Heading_20_2">
      <style:text-properties officeooo:paragraph-rsid="011747b5"/>
    </style:style>
    <style:style style:name="P91" style:family="paragraph" style:parent-style-name="Heading_20_2">
      <style:text-properties officeooo:paragraph-rsid="0112dbf0"/>
    </style:style>
    <style:style style:name="P92" style:family="paragraph" style:parent-style-name="Heading_20_2">
      <style:text-properties officeooo:paragraph-rsid="015a6751"/>
    </style:style>
    <style:style style:name="P93" style:family="paragraph" style:parent-style-name="Heading_20_2">
      <style:text-properties officeooo:paragraph-rsid="01909a0b"/>
    </style:style>
    <style:style style:name="P94" style:family="paragraph" style:parent-style-name="Heading_20_2">
      <style:text-properties officeooo:rsid="0165e9bf"/>
    </style:style>
    <style:style style:name="P95" style:family="paragraph" style:parent-style-name="Heading_20_3">
      <style:text-properties officeooo:rsid="01040c4d" officeooo:paragraph-rsid="011747b5"/>
    </style:style>
    <style:style style:name="P96" style:family="paragraph" style:parent-style-name="Heading_20_3">
      <style:text-properties officeooo:paragraph-rsid="0112dbf0"/>
    </style:style>
    <style:style style:name="P97" style:family="paragraph" style:parent-style-name="Heading_20_3" style:master-page-name="">
      <style:paragraph-properties style:page-number="auto" fo:keep-with-next="always"/>
      <style:text-properties officeooo:paragraph-rsid="0112dbf0"/>
    </style:style>
    <style:style style:name="P98" style:family="paragraph" style:parent-style-name="Heading_20_Caution">
      <style:text-properties officeooo:paragraph-rsid="016c8cca"/>
    </style:style>
    <style:style style:name="P99" style:family="paragraph" style:parent-style-name="Heading_20_Note">
      <style:text-properties officeooo:paragraph-rsid="011747b5"/>
    </style:style>
    <style:style style:name="P100" style:family="paragraph" style:parent-style-name="Heading_20_Note">
      <style:text-properties officeooo:rsid="01acc54c"/>
    </style:style>
    <style:style style:name="P101" style:family="paragraph" style:parent-style-name="Heading_20_Note">
      <style:text-properties officeooo:paragraph-rsid="0112dbf0"/>
    </style:style>
    <style:style style:name="P102" style:family="paragraph" style:parent-style-name="Heading_20_Tip">
      <style:text-properties officeooo:paragraph-rsid="0112dbf0"/>
    </style:style>
    <style:style style:name="P103" style:family="paragraph" style:parent-style-name="List_20_1" style:list-style-name="List_20_1">
      <style:text-properties officeooo:paragraph-rsid="0112dbf0"/>
    </style:style>
    <style:style style:name="P104" style:family="paragraph" style:parent-style-name="List_20_1" style:list-style-name="List_20_1">
      <style:text-properties officeooo:paragraph-rsid="01b74657"/>
    </style:style>
    <style:style style:name="P105" style:family="paragraph" style:parent-style-name="List_20_1" style:list-style-name="List_20_1">
      <style:text-properties officeooo:paragraph-rsid="01856190"/>
    </style:style>
    <style:style style:name="P106" style:family="paragraph" style:parent-style-name="List_20_1" style:list-style-name="List_20_1">
      <style:text-properties officeooo:rsid="01856190" officeooo:paragraph-rsid="019fff7d"/>
    </style:style>
    <style:style style:name="P107" style:family="paragraph" style:parent-style-name="List_20_1">
      <style:text-properties officeooo:paragraph-rsid="0112dbf0"/>
    </style:style>
    <style:style style:name="P108" style:family="paragraph" style:parent-style-name="List_20_1">
      <style:text-properties officeooo:rsid="015884d9" officeooo:paragraph-rsid="015884d9"/>
    </style:style>
    <style:style style:name="P109" style:family="paragraph" style:parent-style-name="List_20_1">
      <style:text-properties officeooo:rsid="01570e29" officeooo:paragraph-rsid="01570e29"/>
    </style:style>
    <style:style style:name="P110" style:family="paragraph" style:parent-style-name="List_20_1">
      <style:text-properties officeooo:paragraph-rsid="017afd34"/>
    </style:style>
    <style:style style:name="P111" style:family="paragraph" style:parent-style-name="List_20_1">
      <style:text-properties officeooo:rsid="017afd34" officeooo:paragraph-rsid="017afd34"/>
    </style:style>
    <style:style style:name="P112" style:family="paragraph" style:parent-style-name="List_20_1" style:list-style-name="List_20_1">
      <style:text-properties officeooo:rsid="00ac1a00" officeooo:paragraph-rsid="01856190"/>
    </style:style>
    <style:style style:name="P113" style:family="paragraph" style:parent-style-name="List_20_1" style:list-style-name="List_20_1">
      <style:text-properties officeooo:rsid="00ac1a00" officeooo:paragraph-rsid="0112dbf0"/>
    </style:style>
    <style:style style:name="P114" style:family="paragraph" style:parent-style-name="List_20_1">
      <style:text-properties officeooo:paragraph-rsid="01856190"/>
    </style:style>
    <style:style style:name="P115" style:family="paragraph" style:parent-style-name="List_20_1" style:master-page-name="">
      <style:paragraph-properties style:page-number="auto" fo:keep-with-next="always" style:writing-mode="page"/>
      <style:text-properties officeooo:paragraph-rsid="0112dbf0"/>
    </style:style>
    <style:style style:name="P116" style:family="paragraph" style:parent-style-name="List_20_2">
      <style:text-properties officeooo:paragraph-rsid="0112dbf0"/>
    </style:style>
    <style:style style:name="P117" style:family="paragraph" style:parent-style-name="Numbering_20_1" style:list-style-name="Numbering_20_1"/>
    <style:style style:name="P118" style:family="paragraph" style:parent-style-name="Numbering_20_1" style:list-style-name="Numbering_20_1">
      <style:text-properties officeooo:paragraph-rsid="0112dbf0"/>
    </style:style>
    <style:style style:name="P119" style:family="paragraph" style:parent-style-name="Numbering_20_1" style:list-style-name="Numbering_20_1">
      <style:text-properties officeooo:paragraph-rsid="01bb72a4"/>
    </style:style>
    <style:style style:name="P120" style:family="paragraph" style:parent-style-name="Numbering_20_1" style:list-style-name="Numbering_20_1">
      <style:text-properties officeooo:paragraph-rsid="0183ce5c"/>
    </style:style>
    <style:style style:name="P121" style:family="paragraph" style:parent-style-name="Numbering_20_1" style:list-style-name="Numbering_20_1">
      <style:text-properties officeooo:paragraph-rsid="01909a0b"/>
    </style:style>
    <style:style style:name="P122" style:family="paragraph" style:parent-style-name="Numbering_20_1">
      <style:text-properties officeooo:paragraph-rsid="0112dbf0"/>
    </style:style>
    <style:style style:name="P123" style:family="paragraph" style:parent-style-name="Numbering_20_1" style:list-style-name="Numbering_20_1">
      <style:text-properties officeooo:rsid="01b1fc7d" officeooo:paragraph-rsid="01b1fc7d"/>
    </style:style>
    <style:style style:name="P124" style:family="paragraph" style:parent-style-name="Numbering_20_1">
      <style:text-properties officeooo:paragraph-rsid="014d73c4"/>
    </style:style>
    <style:style style:name="P125" style:family="paragraph" style:parent-style-name="Numbering_20_1">
      <style:paragraph-properties fo:margin-top="0cm" fo:margin-bottom="0.3cm" loext:contextual-spacing="false"/>
    </style:style>
    <style:style style:name="P126" style:family="paragraph" style:parent-style-name="Numbering_20_1">
      <style:paragraph-properties fo:margin-top="0cm" fo:margin-bottom="0.499cm" loext:contextual-spacing="false"/>
    </style:style>
    <style:style style:name="P127" style:family="paragraph" style:parent-style-name="Numbering_20_2">
      <style:text-properties officeooo:paragraph-rsid="0112dbf0"/>
    </style:style>
    <style:style style:name="P128" style:family="paragraph" style:parent-style-name="Text_20_body">
      <style:text-properties officeooo:rsid="00f3e788" officeooo:paragraph-rsid="01bb72a4"/>
    </style:style>
    <style:style style:name="P129" style:family="paragraph" style:parent-style-name="Text_20_body">
      <style:text-properties officeooo:paragraph-rsid="01917745"/>
    </style:style>
    <style:style style:name="P130" style:family="paragraph" style:parent-style-name="Text_20_body">
      <style:paragraph-properties fo:margin-top="0cm" fo:margin-bottom="0cm" loext:contextual-spacing="false"/>
      <style:text-properties officeooo:rsid="01bf414f" officeooo:paragraph-rsid="01bf414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b3115"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196fee"/>
    </style:style>
    <style:style style:name="T8" style:family="text">
      <style:text-properties fo:language="en" fo:country="US"/>
    </style:style>
    <style:style style:name="T9" style:family="text">
      <style:text-properties text:display="none"/>
    </style:style>
    <style:style style:name="T10" style:family="text">
      <style:text-properties officeooo:rsid="012bc537"/>
    </style:style>
    <style:style style:name="T11" style:family="text">
      <style:text-properties officeooo:rsid="0133791c"/>
    </style:style>
    <style:style style:name="T12" style:family="text">
      <style:text-properties officeooo:rsid="0140f85f"/>
    </style:style>
    <style:style style:name="T13" style:family="text">
      <style:text-properties officeooo:rsid="0143c332"/>
    </style:style>
    <style:style style:name="T14" style:family="text">
      <style:text-properties officeooo:rsid="0149541c"/>
    </style:style>
    <style:style style:name="T15" style:family="text">
      <style:text-properties style:font-name="Liberation Sans" fo:font-size="11pt" style:font-size-asian="10.5pt"/>
    </style:style>
    <style:style style:name="T16" style:family="text">
      <style:text-properties style:font-name="Liberation Sans" fo:font-size="11pt" officeooo:rsid="0133791c" style:font-size-asian="10.5pt"/>
    </style:style>
    <style:style style:name="T17" style:family="text">
      <style:text-properties style:font-name="Liberation Sans" fo:font-size="11pt" officeooo:rsid="0149541c" style:font-size-asian="10.5pt"/>
    </style:style>
    <style:style style:name="T18" style:family="text">
      <style:text-properties style:font-name="Liberation Sans" fo:font-size="11pt" officeooo:rsid="014b3115" style:font-size-asian="10.5pt"/>
    </style:style>
    <style:style style:name="T19" style:family="text">
      <style:text-properties style:font-name="Liberation Sans" fo:font-size="11pt" officeooo:rsid="014bf29e" style:font-size-asian="10.5pt"/>
    </style:style>
    <style:style style:name="T20" style:family="text">
      <style:text-properties style:font-name="Liberation Sans" fo:font-size="11pt" officeooo:rsid="014d73c4" style:font-size-asian="10.5pt"/>
    </style:style>
    <style:style style:name="T21" style:family="text">
      <style:text-properties style:font-name="Liberation Sans" fo:font-size="11pt" officeooo:rsid="01507e54" style:font-size-asian="10.5pt"/>
    </style:style>
    <style:style style:name="T22" style:family="text">
      <style:text-properties style:font-name="Liberation Sans" fo:font-size="11pt" officeooo:rsid="0152db9a" style:font-size-asian="10.5pt"/>
    </style:style>
    <style:style style:name="T23" style:family="text">
      <style:text-properties style:font-name="Liberation Sans" fo:font-size="11pt" officeooo:rsid="0151d947" style:font-size-asian="10.5pt"/>
    </style:style>
    <style:style style:name="T24" style:family="text">
      <style:text-properties style:font-name="Liberation Sans" fo:font-size="11pt" officeooo:rsid="01546d6e" style:font-size-asian="10.5pt"/>
    </style:style>
    <style:style style:name="T25" style:family="text">
      <style:text-properties style:font-name="Liberation Sans" fo:font-size="11pt" officeooo:rsid="0159e6b0" style:font-size-asian="10.5pt"/>
    </style:style>
    <style:style style:name="T26" style:family="text">
      <style:text-properties style:font-name="Liberation Sans" fo:font-size="11pt" officeooo:rsid="015b2119" style:font-size-asian="10.5pt" style:font-weight-asian="normal" style:font-weight-complex="normal"/>
    </style:style>
    <style:style style:name="T27" style:family="text">
      <style:text-properties style:font-name="Liberation Sans" fo:font-size="11pt" officeooo:rsid="015e8b0c" style:font-size-asian="10.5pt" style:font-weight-asian="normal" style:font-weight-complex="normal"/>
    </style:style>
    <style:style style:name="T28" style:family="text">
      <style:text-properties style:font-name="Liberation Sans" fo:font-size="11pt" officeooo:rsid="01967c8b" style:font-size-asian="10.5pt" style:font-weight-asian="normal" style:font-weight-complex="normal"/>
    </style:style>
    <style:style style:name="T29" style:family="text">
      <style:text-properties style:font-name="Liberation Sans" fo:font-size="11pt" officeooo:rsid="015e8b0c" style:font-size-asian="10.5pt"/>
    </style:style>
    <style:style style:name="T30" style:family="text">
      <style:text-properties style:font-name="Liberation Sans" fo:font-size="11pt" officeooo:rsid="00ae0884" style:font-size-asian="10.5pt"/>
    </style:style>
    <style:style style:name="T31" style:family="text">
      <style:text-properties style:font-name="Liberation Sans" fo:font-size="11pt" officeooo:rsid="015fcc51" style:font-size-asian="10.5pt"/>
    </style:style>
    <style:style style:name="T32" style:family="text">
      <style:text-properties style:font-name="Liberation Sans" fo:font-size="11pt" officeooo:rsid="0162776f" style:font-size-asian="10.5pt"/>
    </style:style>
    <style:style style:name="T33" style:family="text">
      <style:text-properties style:font-name="Liberation Sans" fo:font-size="11pt" officeooo:rsid="01645b9c" style:font-size-asian="10.5pt"/>
    </style:style>
    <style:style style:name="T34" style:family="text">
      <style:text-properties style:font-name="Liberation Sans" fo:font-size="11pt" officeooo:rsid="01672bad" style:font-size-asian="10.5pt"/>
    </style:style>
    <style:style style:name="T35" style:family="text">
      <style:text-properties style:font-name="Liberation Sans" fo:font-size="11pt" officeooo:rsid="0168cfc8" style:font-size-asian="10.5pt"/>
    </style:style>
    <style:style style:name="T36" style:family="text">
      <style:text-properties style:font-name="Liberation Sans" fo:font-size="11pt" officeooo:rsid="016a87f5" style:font-size-asian="10.5pt"/>
    </style:style>
    <style:style style:name="T37" style:family="text">
      <style:text-properties style:font-name="Liberation Sans" fo:font-size="11pt" officeooo:rsid="016c8cca" style:font-size-asian="10.5pt"/>
    </style:style>
    <style:style style:name="T38" style:family="text">
      <style:text-properties style:font-name="Liberation Sans" fo:font-size="11pt" officeooo:rsid="016db660" style:font-size-asian="10.5pt"/>
    </style:style>
    <style:style style:name="T39" style:family="text">
      <style:text-properties style:font-name="Liberation Sans" fo:font-size="11pt" officeooo:rsid="01775bc6" style:font-size-asian="10.5pt"/>
    </style:style>
    <style:style style:name="T40" style:family="text">
      <style:text-properties style:font-name="Liberation Sans" fo:font-size="11pt" officeooo:rsid="0179fc95" style:font-size-asian="10.5pt"/>
    </style:style>
    <style:style style:name="T41" style:family="text">
      <style:text-properties style:font-name="Liberation Sans" fo:font-size="11pt" officeooo:rsid="017a101f" style:font-size-asian="10.5pt"/>
    </style:style>
    <style:style style:name="T42" style:family="text">
      <style:text-properties style:font-name="Liberation Sans" fo:font-size="11pt" officeooo:rsid="017afd34" style:font-size-asian="10.5pt"/>
    </style:style>
    <style:style style:name="T43" style:family="text">
      <style:text-properties style:font-name="Liberation Sans" fo:font-size="11pt" officeooo:rsid="017f9513" style:font-size-asian="10.5pt"/>
    </style:style>
    <style:style style:name="T44" style:family="text">
      <style:text-properties style:font-name="Liberation Sans" fo:font-size="11pt" officeooo:rsid="01817141" style:font-size-asian="10.5pt"/>
    </style:style>
    <style:style style:name="T45" style:family="text">
      <style:text-properties style:font-name="Liberation Sans" fo:font-size="11pt" officeooo:rsid="018317ca" style:font-size-asian="10.5pt"/>
    </style:style>
    <style:style style:name="T46" style:family="text">
      <style:text-properties style:font-name="Liberation Sans" fo:font-size="11pt" officeooo:rsid="01856190" style:font-size-asian="10.5pt"/>
    </style:style>
    <style:style style:name="T47" style:family="text">
      <style:text-properties style:font-name="Liberation Sans" fo:font-size="11pt" officeooo:rsid="018d96dd" style:font-size-asian="10.5pt"/>
    </style:style>
    <style:style style:name="T48" style:family="text">
      <style:text-properties style:font-name="Liberation Sans" fo:font-size="11pt" officeooo:rsid="018f529f" style:font-size-asian="10.5pt"/>
    </style:style>
    <style:style style:name="T49" style:family="text">
      <style:text-properties style:font-name="Liberation Sans" fo:font-size="11pt" officeooo:rsid="019e357e" style:font-size-asian="10.5pt"/>
    </style:style>
    <style:style style:name="T50" style:family="text">
      <style:text-properties style:font-name="Liberation Sans" fo:font-size="11pt" officeooo:rsid="019fff7d" style:font-size-asian="10.5pt"/>
    </style:style>
    <style:style style:name="T51" style:family="text">
      <style:text-properties style:font-name="Liberation Sans" fo:font-size="11pt" officeooo:rsid="01a9946b" style:font-size-asian="10.5pt"/>
    </style:style>
    <style:style style:name="T52" style:family="text">
      <style:text-properties style:font-name="Liberation Sans" fo:font-size="11pt" officeooo:rsid="01aa57fe" style:font-size-asian="10.5pt"/>
    </style:style>
    <style:style style:name="T53" style:family="text">
      <style:text-properties style:font-name="Liberation Sans" fo:font-size="11pt" officeooo:rsid="01acc54c" style:font-size-asian="10.5pt"/>
    </style:style>
    <style:style style:name="T54" style:family="text">
      <style:text-properties style:font-name="Liberation Sans" fo:font-size="11pt" officeooo:rsid="01562c31" style:font-size-asian="10.5pt"/>
    </style:style>
    <style:style style:name="T55" style:family="text">
      <style:text-properties style:font-name="Liberation Sans" fo:font-size="11pt" officeooo:rsid="01b0a062" style:font-size-asian="10.5pt"/>
    </style:style>
    <style:style style:name="T56" style:family="text">
      <style:text-properties style:font-name="Liberation Sans" fo:font-size="11pt" officeooo:rsid="017ce9e8" style:font-size-asian="10.5pt"/>
    </style:style>
    <style:style style:name="T57" style:family="text">
      <style:text-properties style:font-name="Liberation Sans" fo:font-size="11pt" officeooo:rsid="01b5b9f1" style:font-size-asian="10.5pt"/>
    </style:style>
    <style:style style:name="T58" style:family="text">
      <style:text-properties style:font-name="Liberation Sans" fo:font-size="11pt" officeooo:rsid="01b74657" style:font-size-asian="10.5pt"/>
    </style:style>
    <style:style style:name="T59" style:family="text">
      <style:text-properties style:font-name="Liberation Sans" fo:font-size="11pt" officeooo:rsid="01b81e1c" style:font-size-asian="10.5pt"/>
    </style:style>
    <style:style style:name="T60" style:family="text">
      <style:text-properties style:font-name="Liberation Sans" fo:font-size="11pt" officeooo:rsid="01c18b57" style:font-size-asian="10.5pt"/>
    </style:style>
    <style:style style:name="T61" style:family="text">
      <style:text-properties style:font-name="Liberation Sans" fo:font-size="11pt" officeooo:rsid="01c2dd6f" style:font-size-asian="10.5pt"/>
    </style:style>
    <style:style style:name="T62" style:family="text">
      <style:text-properties style:font-name="Liberation Sans" fo:font-size="11pt" fo:font-style="italic" fo:background-color="transparent" loext:char-shading-value="0" style:font-size-asian="10.5pt" style:font-style-asian="italic" style:font-style-complex="italic"/>
    </style:style>
    <style:style style:name="T63" style:family="text">
      <style:text-properties style:font-name="Liberation Sans" fo:font-size="11pt" fo:font-style="italic" officeooo:rsid="014b3115" fo:background-color="transparent" loext:char-shading-value="0" style:font-size-asian="10.5pt" style:font-style-asian="italic" style:font-style-complex="italic"/>
    </style:style>
    <style:style style:name="T64" style:family="text">
      <style:text-properties officeooo:rsid="014b3115"/>
    </style:style>
    <style:style style:name="T65" style:family="text">
      <style:text-properties officeooo:rsid="014bf29e"/>
    </style:style>
    <style:style style:name="T66" style:family="text">
      <style:text-properties officeooo:rsid="014d73c4"/>
    </style:style>
    <style:style style:name="T67" style:family="text">
      <style:text-properties officeooo:rsid="014d9178"/>
    </style:style>
    <style:style style:name="T68" style:family="text">
      <style:text-properties officeooo:rsid="014eecc5"/>
    </style:style>
    <style:style style:name="T69" style:family="text">
      <style:text-properties officeooo:rsid="0151d947"/>
    </style:style>
    <style:style style:name="T70" style:family="text">
      <style:text-properties officeooo:rsid="0152db9a"/>
    </style:style>
    <style:style style:name="T71" style:family="text">
      <style:text-properties officeooo:rsid="01546d6e"/>
    </style:style>
    <style:style style:name="T72" style:family="text">
      <style:text-properties officeooo:rsid="015884d9"/>
    </style:style>
    <style:style style:name="T73" style:family="text">
      <style:text-properties officeooo:rsid="0159e6b0"/>
    </style:style>
    <style:style style:name="T74" style:family="text">
      <style:text-properties officeooo:rsid="015b2119"/>
    </style:style>
    <style:style style:name="T75" style:family="text">
      <style:text-properties officeooo:rsid="015bbeea"/>
    </style:style>
    <style:style style:name="T76" style:family="text">
      <style:text-properties officeooo:rsid="015e8b0c"/>
    </style:style>
    <style:style style:name="T77" style:family="text">
      <style:text-properties fo:color="#18a303" style:font-name="Liberation Sans3" fo:font-size="12pt" fo:font-style="italic" fo:font-weight="bold" officeooo:rsid="015e8b0c"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7afd34" style:font-size-asian="10.5pt" style:font-style-asian="italic" style:font-weight-asian="normal" style:font-size-complex="14pt" style:font-style-complex="italic" style:font-weight-complex="normal"/>
    </style:style>
    <style:style style:name="T79" style:family="text">
      <style:text-properties officeooo:rsid="00ae0884"/>
    </style:style>
    <style:style style:name="T80" style:family="text">
      <style:text-properties officeooo:rsid="015fcc51"/>
    </style:style>
    <style:style style:name="T81" style:family="text">
      <style:text-properties officeooo:rsid="0162776f"/>
    </style:style>
    <style:style style:name="T82" style:family="text">
      <style:text-properties officeooo:rsid="01672bad"/>
    </style:style>
    <style:style style:name="T83" style:family="text">
      <style:text-properties officeooo:rsid="0168cfc8"/>
    </style:style>
    <style:style style:name="T84" style:family="text">
      <style:text-properties officeooo:rsid="016a87f5"/>
    </style:style>
    <style:style style:name="T85" style:family="text">
      <style:text-properties officeooo:rsid="016bfe79"/>
    </style:style>
    <style:style style:name="T86" style:family="text">
      <style:text-properties officeooo:rsid="016c8cca"/>
    </style:style>
    <style:style style:name="T87" style:family="text">
      <style:text-properties fo:font-size="11pt" officeooo:rsid="016c8cca"/>
    </style:style>
    <style:style style:name="T88" style:family="text">
      <style:text-properties fo:font-size="11pt" officeooo:rsid="018317ca"/>
    </style:style>
    <style:style style:name="T89" style:family="text">
      <style:text-properties fo:font-size="11pt" officeooo:rsid="0183ce5c"/>
    </style:style>
    <style:style style:name="T90" style:family="text">
      <style:text-properties officeooo:rsid="016db660"/>
    </style:style>
    <style:style style:name="T91" style:family="text">
      <style:text-properties officeooo:rsid="01705dc9"/>
    </style:style>
    <style:style style:name="T92" style:family="text">
      <style:text-properties officeooo:rsid="0171a6ee"/>
    </style:style>
    <style:style style:name="T93" style:family="text">
      <style:text-properties officeooo:rsid="017360c8"/>
    </style:style>
    <style:style style:name="T94" style:family="text">
      <style:text-properties officeooo:rsid="0175fba2"/>
    </style:style>
    <style:style style:name="T95" style:family="text">
      <style:text-properties officeooo:rsid="01775bc6"/>
    </style:style>
    <style:style style:name="T96" style:family="text">
      <style:text-properties officeooo:rsid="0179fc95"/>
    </style:style>
    <style:style style:name="T97" style:family="text">
      <style:text-properties officeooo:rsid="017a101f"/>
    </style:style>
    <style:style style:name="T98" style:family="text">
      <style:text-properties officeooo:rsid="017afd34"/>
    </style:style>
    <style:style style:name="T99" style:family="text">
      <style:text-properties officeooo:rsid="017c89a6"/>
    </style:style>
    <style:style style:name="T100"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01"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02" style:family="text">
      <style:text-properties officeooo:rsid="017f9513"/>
    </style:style>
    <style:style style:name="T103" style:family="text">
      <style:text-properties officeooo:rsid="01817141"/>
    </style:style>
    <style:style style:name="T104" style:family="text">
      <style:text-properties officeooo:rsid="018317ca"/>
    </style:style>
    <style:style style:name="T105" style:family="text">
      <style:text-properties officeooo:rsid="0183ce5c"/>
    </style:style>
    <style:style style:name="T106" style:family="text">
      <style:text-properties officeooo:rsid="018426d0"/>
    </style:style>
    <style:style style:name="T107" style:family="text">
      <style:text-properties officeooo:rsid="01855ff1"/>
    </style:style>
    <style:style style:name="T108" style:family="text">
      <style:text-properties officeooo:rsid="01856190"/>
    </style:style>
    <style:style style:name="T109" style:family="text">
      <style:text-properties officeooo:rsid="018a6385"/>
    </style:style>
    <style:style style:name="T110" style:family="text">
      <style:text-properties officeooo:rsid="018c42a4"/>
    </style:style>
    <style:style style:name="T111" style:family="text">
      <style:text-properties officeooo:rsid="01909a0b"/>
    </style:style>
    <style:style style:name="T112" style:family="text">
      <style:text-properties officeooo:rsid="019e357e"/>
    </style:style>
    <style:style style:name="T113" style:family="text">
      <style:text-properties officeooo:rsid="019fff7d"/>
    </style:style>
    <style:style style:name="T114" style:family="text">
      <style:text-properties officeooo:rsid="01a11c63"/>
    </style:style>
    <style:style style:name="T115" style:family="text">
      <style:text-properties officeooo:rsid="01a2313b"/>
    </style:style>
    <style:style style:name="T116" style:family="text">
      <style:text-properties officeooo:rsid="01a9946b"/>
    </style:style>
    <style:style style:name="T117" style:family="text">
      <style:text-properties officeooo:rsid="01aa57fe"/>
    </style:style>
    <style:style style:name="T118" style:family="text">
      <style:text-properties officeooo:rsid="01acc54c"/>
    </style:style>
    <style:style style:name="T119" style:family="text">
      <style:text-properties officeooo:rsid="01562c31"/>
    </style:style>
    <style:style style:name="T120" style:family="text">
      <style:text-properties officeooo:rsid="01b0a062"/>
    </style:style>
    <style:style style:name="T121" style:family="text">
      <style:text-properties officeooo:rsid="01b3c412"/>
    </style:style>
    <style:style style:name="T122" style:family="text">
      <style:text-properties officeooo:rsid="01b5b9f1"/>
    </style:style>
    <style:style style:name="T123" style:family="text">
      <style:text-properties style:font-name="Liberation Sans2" fo:font-size="11pt" fo:font-weight="bold" officeooo:rsid="01b5b9f1" style:font-size-asian="10.5pt" style:font-weight-asian="bold" style:font-weight-complex="bold"/>
    </style:style>
    <style:style style:name="T124" style:family="text">
      <style:text-properties style:font-name="Liberation Sans2" fo:font-size="11pt" fo:font-weight="bold" officeooo:rsid="01b74657" style:font-size-asian="10.5pt" style:font-weight-asian="bold" style:font-weight-complex="bold"/>
    </style:style>
    <style:style style:name="T125" style:family="text">
      <style:text-properties style:font-name="Liberation Sans2" fo:font-size="11pt" fo:font-weight="bold" officeooo:rsid="01b97f2b" style:font-size-asian="10.5pt" style:font-weight-asian="bold" style:font-weight-complex="bold"/>
    </style:style>
    <style:style style:name="T126" style:family="text">
      <style:text-properties style:font-name="Liberation Sans2" fo:font-size="11pt" fo:font-weight="bold" officeooo:rsid="01bb72a4" style:font-size-asian="10.5pt" style:font-weight-asian="bold" style:font-weight-complex="bold"/>
    </style:style>
    <style:style style:name="T127" style:family="text">
      <style:text-properties officeooo:rsid="01b74657"/>
    </style:style>
    <style:style style:name="T128" style:family="text">
      <style:text-properties officeooo:rsid="01b81e1c"/>
    </style:style>
    <style:style style:name="T129" style:family="text">
      <style:text-properties officeooo:rsid="01b97f2b"/>
    </style:style>
    <style:style style:name="T130" style:family="text">
      <style:text-properties officeooo:rsid="01bb72a4"/>
    </style:style>
    <style:style style:name="T131" style:family="text">
      <style:text-properties officeooo:rsid="01bb72a4" style:font-name-asian="Wingdings" style:font-name-complex="Wingdings"/>
    </style:style>
    <style:style style:name="T132" style:family="text">
      <style:text-properties officeooo:rsid="01c18b57"/>
    </style:style>
    <style:style style:name="T133" style:family="text">
      <style:text-properties officeooo:rsid="01c2dd6f"/>
    </style:style>
    <style:style style:name="T134" style:family="text">
      <style:text-properties officeooo:rsid="01c5d99b"/>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1972588286944" text:id="ct1972588286944">
          <text:deletion>
            <office:change-info>
              <dc:creator>Steve Fanning</dc:creator>
              <dc:date>2020-01-24T14:21:51</dc:date>
            </office:change-info>
            <text:p text:style-name="Caption"><text:span text:style-name="T9"><text:line-break/></text:span></text:p>
          </text:deletion>
        </text:changed-region>
        <text:changed-region xml:id="ct1972589412672" text:id="ct1972589412672">
          <text:insertion>
            <office:change-info>
              <dc:creator>Steve Fanning</dc:creator>
              <dc:date>2020-01-25T17:00:41</dc:date>
            </office:change-info>
          </text:insertion>
        </text:changed-region>
        <text:changed-region xml:id="ct1972589408832" text:id="ct1972589408832">
          <text:deletion>
            <office:change-info>
              <dc:creator>Steve Fanning</dc:creator>
              <dc:date>2020-01-25T17:00:49</dc:date>
            </office:change-info>
            <text:p text:style-name="Text_20_body_20_indent">of</text:p>
          </text:deletion>
        </text:changed-region>
        <text:changed-region xml:id="ct1972589416752" text:id="ct1972589416752">
          <text:insertion>
            <office:change-info>
              <dc:creator>Steve Fanning</dc:creator>
              <dc:date>2020-01-25T17:00: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31"><draw:frame draw:style-name="fr1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4">Kapitola 10 <text:s/><text:line-break/>Tisk, exportování, odesílání, podepisování dokumentů</text:p>
      <text:section text:style-name="Sect1" text:name="GS6010S1" text:condition="ooow:book eq 1" text:display="condition">
        <text:h text:style-name="P88" text:outline-level="1"><text:bookmark-start text:name="__RefHeading___Toc4561_4215942488"/>Autorská práva<text:bookmark-end text:name="__RefHeading___Toc4561_4215942488"/></text:h>
        <text:p text:style-name="P10">Tento dokument je duševním vlastnictvím skupiny LibreOffice Documentation Team, Copyright ©  20<text:span text:style-name="T1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9">Všechny ochranné známky uvedené v této příručce patří jejich vlastníkům.</text:p>
        <text:h text:style-name="P90" text:outline-level="2"><text:bookmark-start text:name="__RefHeading__5638_15665686441"/>Přispěvatelé<text:bookmark-end text:name="__RefHeading__5638_15665686441"/></text:h>
        <text:p text:style-name="P10">Tato <text:span text:style-name="T18">kapitola</text:span> byla vytvořena úpravami a aktualizacemi knihy Začínáme s <text:span text:style-name="T62">L</text:span><text:span text:style-name="T63">ibreOffice 6.0</text:span>.</text:p>
        <text:h text:style-name="P95"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67">Jean Hollis Weber</text:p>
            </table:table-cell>
            <table:table-cell office:value-type="string">
              <text:p text:style-name="P68">Steve Fanning</text:p>
            </table:table-cell>
            <table:table-cell office:value-type="string">
              <text:p text:style-name="P130">Kees Kriek</text:p>
            </table:table-cell>
          </table:table-row>
        </table:table>
        <text:h text:style-name="P95" text:outline-level="3"><text:bookmark-start text:name="__RefHeading___Toc1849_1473846649"/>Pro <text:span text:style-name="T13">p</text:span>ředchozí <text:span text:style-name="T13">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66">Dave Barton</text:p>
            </table:table-cell>
            <table:table-cell table:style-name="Table3.A1" office:value-type="string">
              <text:p text:style-name="P64">Olivier Hallot</text:p>
            </table:table-cell>
            <table:table-cell table:style-name="Table3.A1" office:value-type="string">
              <text:p text:style-name="P65">Paul Figueiredo</text:p>
            </table:table-cell>
          </table:table-row>
          <table:table-row>
            <table:table-cell table:style-name="Table3.A1" office:value-type="string">
              <text:p text:style-name="P63">John A. Smith</text:p>
            </table:table-cell>
            <table:table-cell table:style-name="Table3.A1" office:value-type="string">
              <text:p text:style-name="P63">Jean Hollis Weber </text:p>
            </table:table-cell>
            <table:table-cell table:style-name="Table3.A1" office:value-type="string">
              <text:p text:style-name="P62">Hazel Russman</text:p>
            </table:table-cell>
          </table:table-row>
          <table:table-row>
            <table:table-cell table:style-name="Table3.A1" office:value-type="string">
              <text:p text:style-name="P62">Ron Faile Jr.</text:p>
            </table:table-cell>
            <table:table-cell table:style-name="Table3.A1" office:value-type="string">
              <text:p text:style-name="P60">Miklos Vajna</text:p>
            </table:table-cell>
            <table:table-cell table:style-name="Table3.A1" office:value-type="string">
              <text:p text:style-name="P61"/>
            </table:table-cell>
          </table:table-row>
        </table:table>
        <text:h text:style-name="P90" text:outline-level="2"><text:bookmark-start text:name="__RefHeading__5640_15665686441"/>Zpětná vazba<text:bookmark-end text:name="__RefHeading__5640_15665686441"/></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66521993" text:style-name="Heading_20_Note">
          <text:list-item>
            <text:p text:style-name="P99">Poznámka</text:p>
          </text:list-item>
        </text:list>
        <text:p text:style-name="P37">Vše, co do e-mailové konference pošlete, včetně e-mailové adresy a dalších osobních informací uvedených ve zprávě, bude veřejně viditelné bez možnosti smazání.</text:p>
        <text:h text:style-name="P90" text:outline-level="2"><text:bookmark-start text:name="__RefHeading__5644_15665686441"/>Datum vydání a verze programu<text:bookmark-end text:name="__RefHeading__5644_15665686441"/></text:h>
        <text:p text:style-name="P10"><text:span text:style-name="T8">Anglický originál byl vydán v </text:span><text:span text:style-name="T8"><text:date style:data-style-name="N34" text:date-value="2020-02-01T11:39:18.963999850">únoru</text:date></text:span><text:s/><text:date style:data-style-name="N107" text:date-value="2020-02-01T11:39:18.963999850">2020</text:date>. Kniha je určena pro LibreOffice 6.<text:span text:style-name="T64">4</text:span>.</text:p>
        <text:h text:style-name="Heading_20_2" text:outline-level="2"><text:bookmark-start text:name="__RefHeading__10532_462712302"/>Poznámka pro uživatele systému <text:span text:style-name="T13">m</text:span>ac<text:span text:style-name="T13">OS</text:span><text:bookmark-end text:name="__RefHeading__10532_462712302"/></text:h>
        <text:p text:style-name="P5">Některé klávesové zkratky a položky nabídek jsou v systému <text:span text:style-name="T13">m</text:span>ac<text:span text:style-name="T1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3">Windows nebo Linux</text:p>
            </table:table-cell>
            <table:table-cell table:style-name="Table5.A1" office:value-type="string">
              <text:p text:style-name="P33"><text:span text:style-name="T64">m</text:span>ac<text:span text:style-name="T13">OS</text:span> ekvivalent</text:p>
            </table:table-cell>
            <table:table-cell table:style-name="Table5.A1" office:value-type="string">
              <text:p text:style-name="P33">Výsledek</text:p>
            </table:table-cell>
          </table:table-row>
          <table:table-row table:style-name="Table5.1">
            <table:table-cell table:style-name="Table5.A2" office:value-type="string">
              <text:p text:style-name="P32"><text:span text:style-name="Strong_20_Emphasis">Nástroje &gt; Možnosti</text:span></text:p>
            </table:table-cell>
            <table:table-cell table:style-name="Table5.B2" office:value-type="string">
              <text:p text:style-name="P32"><text:span text:style-name="Strong_20_Emphasis">LibreOffice &gt; Předvolby</text:span></text:p>
            </table:table-cell>
            <table:table-cell table:style-name="Table5.B2" office:value-type="string">
              <text:p text:style-name="P32">Otevřou se možnosti nastavení</text:p>
            </table:table-cell>
          </table:table-row>
          <table:table-row table:style-name="Table5.1">
            <table:table-cell table:style-name="Table5.A2" office:value-type="string">
              <text:p text:style-name="P32">Kliknutí pravým tlačítkem</text:p>
            </table:table-cell>
            <table:table-cell table:style-name="Table5.A2" office:value-type="string">
              <text:p text:style-name="P32">Ctrl + kliknout a/nebo kliknutí pravým tlačítkem v závislosti na operačním systému počítače</text:p>
            </table:table-cell>
            <table:table-cell table:style-name="Table5.B2" office:value-type="string">
              <text:p text:style-name="P32">Otevře se místní nabídka</text:p>
            </table:table-cell>
          </table:table-row>
          <table:table-row table:style-name="Table5.1">
            <table:table-cell table:style-name="Table5.A2" office:value-type="string">
              <text:p text:style-name="P32"><text:span text:style-name="Keystroke">Ctrl (Control)</text:span></text:p>
            </table:table-cell>
            <table:table-cell table:style-name="Table5.A2" office:value-type="string">
              <text:p text:style-name="P32"><text:span text:style-name="Keystroke">⌘ (Command)</text:span></text:p>
            </table:table-cell>
            <table:table-cell table:style-name="Table5.A2" office:value-type="string">
              <text:p text:style-name="P32">Používá se také s dalšími klávesami</text:p>
            </table:table-cell>
          </table:table-row>
          <table:table-row table:style-name="Table5.1">
            <table:table-cell table:style-name="Table5.A2" office:value-type="string">
              <text:p text:style-name="P32"><text:span text:style-name="Keystroke">F5</text:span></text:p>
            </table:table-cell>
            <table:table-cell table:style-name="Table5.A2" office:value-type="string">
              <text:p text:style-name="P32"><text:span text:style-name="Keystroke">Shift + ⌘ + F5</text:span></text:p>
            </table:table-cell>
            <table:table-cell table:style-name="Table5.A2" office:value-type="string">
              <text:p text:style-name="P32">Otevře se Navigátor</text:p>
            </table:table-cell>
          </table:table-row>
          <table:table-row table:style-name="Table5.1">
            <table:table-cell table:style-name="Table5.A2" office:value-type="string">
              <text:p text:style-name="P32"><text:span text:style-name="Keystroke">F11</text:span></text:p>
            </table:table-cell>
            <table:table-cell table:style-name="Table5.A2" office:value-type="string">
              <text:p text:style-name="P32"><text:span text:style-name="Keystroke">⌘ + T</text:span></text:p>
            </table:table-cell>
            <table:table-cell table:style-name="Table5.A2" office:value-type="string">
              <text:p text:style-name="P32">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9"><text:a xlink:type="simple" xlink:href="#__RefHeading___Toc4561_4215942488" text:style-name="Index_20_Link" text:visited-style-name="Index_20_Link">Autorská práva<text:tab/>2</text:a></text:p>
            <text:p text:style-name="P80"><text:a xlink:type="simple" xlink:href="#__RefHeading__5638_15665686441" text:style-name="Index_20_Link" text:visited-style-name="Index_20_Link">Přispěvatelé<text:tab/>2</text:a></text:p>
            <text:p text:style-name="P81"><text:a xlink:type="simple" xlink:href="#__RefHeading___Toc1847_1473846649" text:style-name="Index_20_Link" text:visited-style-name="Index_20_Link">Pro toto vydání<text:tab/>2</text:a></text:p>
            <text:p text:style-name="P81"><text:a xlink:type="simple" xlink:href="#__RefHeading___Toc1849_1473846649" text:style-name="Index_20_Link" text:visited-style-name="Index_20_Link">Pro předchozí vydání<text:tab/>2</text:a></text:p>
            <text:p text:style-name="P80"><text:a xlink:type="simple" xlink:href="#__RefHeading__5640_15665686441" text:style-name="Index_20_Link" text:visited-style-name="Index_20_Link">Zpětná vazba<text:tab/>2</text:a></text:p>
            <text:p text:style-name="P80"><text:a xlink:type="simple" xlink:href="#__RefHeading__5644_15665686441"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OS<text:tab/>2</text:a></text:p>
            <text:p text:style-name="P79"><text:a xlink:type="simple" xlink:href="#__RefHeading___Toc61987_2536694537" text:style-name="Index_20_Link" text:visited-style-name="Index_20_Link">Rychlý tisk<text:tab/>5</text:a></text:p>
            <text:p text:style-name="P79"><text:a xlink:type="simple" xlink:href="#__RefHeading__171723_780470623" text:style-name="Index_20_Link" text:visited-style-name="Index_20_Link">Ovládání tisku<text:tab/>5</text:a></text:p>
            <text:p text:style-name="P80"><text:a xlink:type="simple" xlink:href="#__RefHeading__18347_1712854287" text:style-name="Index_20_Link" text:visited-style-name="Index_20_Link">Nastavení obecných možností tisku<text:tab/>7</text:a></text:p>
            <text:p text:style-name="P80"><text:a xlink:type="simple" xlink:href="#__RefHeading___Toc5683_1055930359" text:style-name="Index_20_Link" text:visited-style-name="Index_20_Link">Výběr tiskárny a nastavení možností tisku<text:tab/>7</text:a></text:p>
            <text:p text:style-name="P80"><text:a xlink:type="simple" xlink:href="#__RefHeading___Toc5685_1055930359" text:style-name="Index_20_Link" text:visited-style-name="Index_20_Link">Tisk více stran na jeden list papíru<text:tab/>7</text:a></text:p>
            <text:p text:style-name="P80"><text:a xlink:type="simple" xlink:href="#__RefHeading__74168_1365249792" text:style-name="Index_20_Link" text:visited-style-name="Index_20_Link">Volba stran/listů/snímků na tisk<text:tab/>8</text:a></text:p>
            <text:p text:style-name="P81"><text:a xlink:type="simple" xlink:href="#__RefHeading___Toc15405_3439127927" text:style-name="Index_20_Link" text:visited-style-name="Index_20_Link">Writer a Math<text:tab/>8</text:a></text:p>
            <text:p text:style-name="P81"><text:a xlink:type="simple" xlink:href="#__RefHeading__8521_1712854287" text:style-name="Index_20_Link" text:visited-style-name="Index_20_Link">Calc<text:tab/>9</text:a></text:p>
            <text:p text:style-name="P81"><text:a xlink:type="simple" xlink:href="#__RefHeading__8523_1712854287" text:style-name="Index_20_Link" text:visited-style-name="Index_20_Link">Impress a  Draw<text:tab/>9</text:a></text:p>
            <text:p text:style-name="P80"><text:a xlink:type="simple" xlink:href="#__RefHeading___Toc5687_1055930359" text:style-name="Index_20_Link" text:visited-style-name="Index_20_Link">Volb</text:a><text:a xlink:type="simple" xlink:href="#__RefHeading___Toc5687_1055930359" text:style-name="Index_20_Link" text:visited-style-name="Index_20_Link">y na záložkách programu</text:a><text:a xlink:type="simple" xlink:href="#__RefHeading___Toc5687_1055930359" text:style-name="Index_20_Link" text:visited-style-name="Index_20_Link"/><text:a xlink:type="simple" xlink:href="#__RefHeading___Toc5687_1055930359" text:style-name="Index_20_Link" text:visited-style-name="Index_20_Link"><text:tab/>10</text:a></text:p>
            <text:p text:style-name="P81"><text:a xlink:type="simple" xlink:href="#__RefHeading___Toc15407_3439127927" text:style-name="Index_20_Link" text:visited-style-name="Index_20_Link">Writer<text:tab/>10</text:a></text:p>
            <text:p text:style-name="P81"><text:a xlink:type="simple" xlink:href="#__RefHeading___Toc15409_3439127927" text:style-name="Index_20_Link" text:visited-style-name="Index_20_Link">Calc<text:tab/>11</text:a></text:p>
            <text:p text:style-name="P81"><text:a xlink:type="simple" xlink:href="#__RefHeading__8525_1712854287" text:style-name="Index_20_Link" text:visited-style-name="Index_20_Link">Impress<text:tab/>11</text:a></text:p>
            <text:p text:style-name="P81"><text:a xlink:type="simple" xlink:href="#__RefHeading___Toc15411_3439127927" text:style-name="Index_20_Link" text:visited-style-name="Index_20_Link">Draw<text:tab/>12</text:a></text:p>
            <text:p text:style-name="P81"><text:a xlink:type="simple" xlink:href="#__RefHeading___Toc8301_3548053924" text:style-name="Index_20_Link" text:visited-style-name="Index_20_Link">Math<text:tab/>12</text:a></text:p>
            <text:p text:style-name="P80"><text:a xlink:type="simple" xlink:href="#__RefHeading__11351_1712854287" text:style-name="Index_20_Link" text:visited-style-name="Index_20_Link">Tisk příručky<text:tab/>13</text:a></text:p>
            <text:p text:style-name="P80"><text:a xlink:type="simple" xlink:href="#__RefHeading__19566_697337876" text:style-name="Index_20_Link" text:visited-style-name="Index_20_Link">Tisk obálek, etiket a vizitek<text:tab/>14</text:a></text:p>
            <text:p text:style-name="P79"><text:a xlink:type="simple" xlink:href="#__RefHeading__18351_1712854287" text:style-name="Index_20_Link" text:visited-style-name="Index_20_Link">Náhled stran/listů před tiskem<text:tab/>14</text:a></text:p>
            <text:p text:style-name="P80"><text:a xlink:type="simple" xlink:href="#__RefHeading__8515_1712854287" text:style-name="Index_20_Link" text:visited-style-name="Index_20_Link">Writer<text:tab/>15</text:a></text:p>
            <text:p text:style-name="P80"><text:a xlink:type="simple" xlink:href="#__RefHeading__8517_1712854287" text:style-name="Index_20_Link" text:visited-style-name="Index_20_Link">Calc<text:tab/>15</text:a></text:p>
            <text:p text:style-name="P79"><text:a xlink:type="simple" xlink:href="#__RefHeading__8527_1712854287" text:style-name="Index_20_Link" text:visited-style-name="Index_20_Link">Export do PDF<text:tab/>15</text:a></text:p>
            <text:p text:style-name="P80"><text:a xlink:type="simple" xlink:href="#__RefHeading__171727_780470623" text:style-name="Index_20_Link" text:visited-style-name="Index_20_Link">Rychlý export do PDF<text:tab/>16</text:a></text:p>
            <text:p text:style-name="P80"><text:a xlink:type="simple" xlink:href="#__RefHeading__171729_780470623" text:style-name="Index_20_Link" text:visited-style-name="Index_20_Link">Nastavení obsahu a kvality PDF<text:tab/>16</text:a></text:p>
            <text:p text:style-name="P81"><text:a xlink:type="simple" xlink:href="#__RefHeading__171731_780470623" text:style-name="Index_20_Link" text:visited-style-name="Index_20_Link">Karta obecné </text:a><text:a xlink:type="simple" xlink:href="#__RefHeading__171731_780470623" text:style-name="Index_20_Link" text:visited-style-name="Index_20_Link"/><text:a xlink:type="simple" xlink:href="#__RefHeading__171731_780470623" text:style-name="Index_20_Link" text:visited-style-name="Index_20_Link"> v dialogovém okně Možnosti PDF<text:tab/>16</text:a></text:p>
            <text:p text:style-name="P81"><text:a xlink:type="simple" xlink:href="#__RefHeading__171733_780470623" text:style-name="Index_20_Link" text:visited-style-name="Index_20_Link">Karta Výchozí zobrazení</text:a><text:a xlink:type="simple" xlink:href="#__RefHeading__171733_780470623" text:style-name="Index_20_Link" text:visited-style-name="Index_20_Link"/><text:a xlink:type="simple" xlink:href="#__RefHeading__171733_780470623" text:style-name="Index_20_Link" text:visited-style-name="Index_20_Link"> v dialogovém okně Možnosti PDF<text:tab/>19</text:a></text:p>
            <text:p text:style-name="P81"><text:a xlink:type="simple" xlink:href="#__RefHeading__4236_1385231065" text:style-name="Index_20_Link" text:visited-style-name="Index_20_Link">Karta Uživatelské rozhraní</text:a><text:a xlink:type="simple" xlink:href="#__RefHeading__4236_1385231065" text:style-name="Index_20_Link" text:visited-style-name="Index_20_Link"/><text:a xlink:type="simple" xlink:href="#__RefHeading__4236_1385231065" text:style-name="Index_20_Link" text:visited-style-name="Index_20_Link"> v dialogovém okně Možnosti PDF<text:tab/>19</text:a></text:p>
            <text:p text:style-name="P81"><text:a xlink:type="simple" xlink:href="#__RefHeading__171737_780470623" text:style-name="Index_20_Link" text:visited-style-name="Index_20_Link">Karta Odkazy</text:a><text:a xlink:type="simple" xlink:href="#__RefHeading__171737_780470623" text:style-name="Index_20_Link" text:visited-style-name="Index_20_Link"/><text:a xlink:type="simple" xlink:href="#__RefHeading__171737_780470623" text:style-name="Index_20_Link" text:visited-style-name="Index_20_Link"> v dialogovém okně Možnosti PDF<text:tab/>20</text:a></text:p>
            <text:p text:style-name="P81"><text:a xlink:type="simple" xlink:href="#__RefHeading__171739_780470623" text:style-name="Index_20_Link" text:visited-style-name="Index_20_Link">Karta Zabezpečení</text:a><text:a xlink:type="simple" xlink:href="#__RefHeading__171739_780470623" text:style-name="Index_20_Link" text:visited-style-name="Index_20_Link"/><text:a xlink:type="simple" xlink:href="#__RefHeading__171739_780470623" text:style-name="Index_20_Link" text:visited-style-name="Index_20_Link"> v dialogovém okně Možnosti PDF<text:tab/>21</text:a></text:p>
            <text:p text:style-name="P81"><text:a xlink:type="simple" xlink:href="#__RefHeading___Toc4609_1757746079" text:style-name="Index_20_Link" text:visited-style-name="Index_20_Link">Karta Elektronické podpisy</text:a><text:a xlink:type="simple" xlink:href="#__RefHeading___Toc4609_1757746079" text:style-name="Index_20_Link" text:visited-style-name="Index_20_Link"/><text:a xlink:type="simple" xlink:href="#__RefHeading___Toc4609_1757746079" text:style-name="Index_20_Link" text:visited-style-name="Index_20_Link"> v dialogovém okně Možnosti PDF<text:tab/>21</text:a></text:p>
            <text:p text:style-name="P79"><text:a xlink:type="simple" xlink:href="#__RefHeading___Toc2896_3370213655" text:style-name="Index_20_Link" text:visited-style-name="Index_20_Link">Export do formátu EPUB (pouze Writer)<text:tab/>22</text:a></text:p>
            <text:p text:style-name="P80"><text:a xlink:type="simple" xlink:href="#__RefHeading___Toc3025_3370213655" text:style-name="Index_20_Link" text:visited-style-name="Index_20_Link">Rychlý export do EPUB<text:tab/>23</text:a></text:p>
            <text:p text:style-name="P80"><text:a xlink:type="simple" xlink:href="#__RefHeading___Toc3027_3370213655" text:style-name="Index_20_Link" text:visited-style-name="Index_20_Link">Ovládání exportu do EPUB<text:tab/>23</text:a></text:p>
            <text:p text:style-name="P79"><text:a xlink:type="simple" xlink:href="#__RefHeading__4238_1385231065" text:style-name="Index_20_Link" text:visited-style-name="Index_20_Link">Export do jiných formátů<text:tab/>24</text:a></text:p>
            <text:p text:style-name="P79"><text:a xlink:type="simple" xlink:href="#__RefHeading__171743_780470623" text:style-name="Index_20_Link" text:visited-style-name="Index_20_Link">Odesílání dokumentů e-mailem<text:tab/>24</text:a></text:p>
            <text:p text:style-name="P80"><text:a xlink:type="simple" xlink:href="#__RefHeading__171745_780470623" text:style-name="Index_20_Link" text:visited-style-name="Index_20_Link">Odesílání dokumentů více příjemcům<text:tab/>24</text:a></text:p>
            <text:p text:style-name="P79"><text:a xlink:type="simple" xlink:href="#__RefHeading__171747_780470623" text:style-name="Index_20_Link" text:visited-style-name="Index_20_Link">Elektronické podepisování dokumentů<text:tab/>25</text:a></text:p>
            <text:p text:style-name="P80"><text:a xlink:type="simple" xlink:href="#__RefHeading___Toc2903_327895841" text:style-name="Index_20_Link" text:visited-style-name="Index_20_Link">Použití digitálního podpisu<text:tab/>25</text:a></text:p>
            <text:p text:style-name="P80"><text:soft-page-break/><text:a xlink:type="simple" xlink:href="#__RefHeading___Toc2905_327895841" text:style-name="Index_20_Link" text:visited-style-name="Index_20_Link">Vícenásobné podepisování jedním podpisem<text:tab/>27</text:a></text:p>
            <text:p text:style-name="P80"><text:a xlink:type="simple" xlink:href="#__RefHeading___Toc8176_3522957921" text:style-name="Index_20_Link" text:visited-style-name="Index_20_Link">Vkládání podpisového řádku (Writer a Calc)<text:tab/>27</text:a></text:p>
            <text:p text:style-name="P79"><text:a xlink:type="simple" xlink:href="#__RefHeading__9455_1957009194" text:style-name="Index_20_Link" text:visited-style-name="Index_20_Link">Odstranění osobních údajů<text:tab/>27</text:a></text:p>
            <text:p text:style-name="P79"><text:a xlink:type="simple" xlink:href="#__RefHeading___Toc217085_2332601062" text:style-name="Index_20_Link" text:visited-style-name="Index_20_Link">Redakční úprava (Writer, Calc, a Impress)<text:tab/>28</text:a></text:p>
            <text:p text:style-name="P80"><text:a xlink:type="simple" xlink:href="#__RefHeading___Toc11453_3439127927" text:style-name="Index_20_Link" text:visited-style-name="Index_20_Link">Automatická redakční úprava<text:tab/>28</text:a></text:p>
          </text:index-body>
        </text:table-of-content>
        <text:p text:style-name="P35"/>
      </text:section>
      <text:h text:style-name="P89" text:outline-level="1"><text:bookmark-start text:name="__RefHeading___Toc61987_2536694537"/>Rychlý tisk<text:bookmark-end text:name="__RefHeading___Toc61987_2536694537"/></text:h>
      <text:p text:style-name="P4"><text:span text:style-name="T70">Pokud je na standardní nástrojové liště viditelná ikona </text:span> <text:alphabetical-index-mark text:string-value="tisknout soubor přímo"/><text:span text:style-name="Strong_20_Emphasis">Vytisknout přímo</text:span><text:span text:style-name="T70"/><text:span text:style-name="T21">, </text:span><text:span text:style-name="T22">můžeme na ni klepnout, </text:span><text:span text:style-name="T21"> </text:span>abychom odeslali celý dokument na výchozí tiskárnu. Použije se výchozí nastavení. <text:span text:style-name="T70">Pokud není ikona viditelná, můžeme ji zobrazit klepnutím pravým tlačítkem na nástrojové liště a výběrem  položky </text:span><text:span text:style-name="T22"/><text:span text:style-name="T70"/><text:span text:style-name="Strong_20_Emphasis"><text:span text:style-name="T70">Vytisknout přímo</text:span></text:span><text:span text:style-name="T70"> v nabídce </text:span><text:span text:style-name="Strong_20_Emphasis"><text:span text:style-name="T70">Viditelná tlačítka</text:span></text:span><text:span text:style-name="T70">.</text:span></text:p>
      <text:list xml:id="list113920029886669" text:continue-numbering="true" text:style-name="Heading_20_Note">
        <text:list-item>
          <text:p text:style-name="P100">Poznámka</text:p>
        </text:list-item>
      </text:list>
      <text:p text:style-name="P39"><text:span text:style-name="Strong_20_Emphasis">Vytisknout přímo</text:span> a další možnosti tisku nejsou dostupné při prohlížení tabulky Base.</text:p>
      <text:p text:style-name="P26"><text:span text:style-name="T119">Výchozí tiskárnu můžeme zobrazit v dialogovém okně Nastavení tiskárny, které se </text:span><text:span text:style-name="T54">z</text:span><text:span text:style-name="T53">obrazí</text:span><text:span text:style-name="T119"> pomocí volby </text:span><text:span text:style-name="Strong_20_Emphasis"><text:span text:style-name="T119">Soubor &gt; Nastavení tiskárny</text:span></text:span><text:span text:style-name="T119">. Další možnosti tisku, pokud jsou dostupné, můžeme zobrazit stiskem tlačítka </text:span><text:span text:style-name="T53">Možnosti</text:span><text:span text:style-name="T119"> v dialogovém okně </text:span><text:span text:style-name="Strong_20_Emphasis"><text:span text:style-name="T118"/></text:span><text:span text:style-name="T118"> Nastavení tiskárny.</text:span></text:p>
      <text:h text:style-name="Heading_20_1" text:outline-level="1"><text:bookmark-start text:name="__RefHeading__171723_780470623"/>Ovládání tisku<text:bookmark-end text:name="__RefHeading__171723_780470623"/></text:h>
      <text:p text:style-name="P30">Pro více možností nastavení tisku použijeme dialogové okno Tisk  (<text:span text:style-name="Strong_20_Emphasis">Soubor &gt; Tisk</text:span>, <text:span text:style-name="Emphasis">Ctrl + P</text:span> <text:span text:style-name="T130">(</text:span><text:span text:style-name="Keystroke"><text:span text:style-name="T130">⌘ + P </text:span></text:span><text:span text:style-name="T101">pro</text:span><text:span text:style-name="T130"> macOS)</text:span> <text:span text:style-name="T71">nebo ikona </text:span><text:span text:style-name="Strong_20_Emphasis"><text:span text:style-name="T71">Tisk</text:span></text:span><text:span text:style-name="T71"> na standardní nástrojové liště)</text:span>. <text:span text:style-name="T69">Vzhled dialogového okna Tisk </text:span><text:span text:style-name="T23">j</text:span><text:span text:style-name="T24">e </text:span><text:span text:style-name="T24">rozdílný</text:span><text:span text:style-name="T69"> na </text:span><text:span text:style-name="T23">m</text:span><text:span text:style-name="T24">acOS </text:span><text:span text:style-name="T40">a může zahrnovat další ovládací prvky tiskárny</text:span><text:span text:style-name="T69"/><text:span text:style-name="T40">, které nejsou v této kapitole popsány</text:span><text:span text:style-name="T69">.</text:span></text:p>
      <text:p text:style-name="Figure"><text:soft-page-break/><draw:frame draw:style-name="fr3" draw:name="Frame10" text:anchor-type="as-char" svg:width="17cm" draw:z-index="15"><draw:text-box fo:min-height="17.348cm"><text:p text:style-name="Caption"><draw:frame draw:style-name="fr22" draw:name="Image10" text:anchor-type="paragraph" svg:width="16.769cm" svg:height="17.679cm" draw:z-index="16"><draw:image xlink:href="Pictures/10000000000002E3000003099321E4214B4398B7.png" xlink:type="simple" xlink:show="embed" xlink:actuate="onLoad" loext:mime-type="image/png"/></draw:frame>Obrázek <text:sequence text:ref-name="refFigure0" text:name="Figure" text:formula="ooow:Figure+1" style:num-format="1">1</text:sequence>: <text:span text:style-name="T70">Dialogové okno Tisk ve Writeru</text:span></text:p></draw:text-box></draw:frame></text:p>
      <text:p text:style-name="P4">Dialogové okno Tisk má <text:span text:style-name="T25">dvě karty</text:span>, ze kterých můžeme vybrat celou řadu možností, jak je popsáno v následujících částech. <text:span text:style-name="T96">První karta je </text:span><text:span text:style-name="Emphasis"><text:span text:style-name="T96">Obecné</text:span></text:span><text:span text:style-name="T96">; je podobná ve všech programech LibreOffice, ačkoli některé možnosti dostupné v aplikaci Writer nejsou </text:span><text:span text:style-name="T40"/><text:span text:style-name="T55"/><text:span text:style-name="T96">dostupné v jiných programech. Druhá karta je závislá na programu.</text:span></text:p>
      <text:p text:style-name="P4">Jednotlivé součásti LibreOffice mají k dispozici různá nastavení tisku, jak je shrnuto v tabulce <text:sequence-ref text:reference-format="value" text:ref-name="refTable0">1</text:sequence-ref>.</text:p>
      <text:p text:style-name="P69"><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56">Funkce</text:p>
          </table:table-cell>
          <table:table-cell table:style-name="Table29.A1" office:value-type="string">
            <text:p text:style-name="P56">Writer</text:p>
          </table:table-cell>
          <table:table-cell table:style-name="Table29.A1" office:value-type="string">
            <text:p text:style-name="P56">Calc</text:p>
          </table:table-cell>
          <table:table-cell table:style-name="Table29.A1" office:value-type="string">
            <text:p text:style-name="P56">Impress</text:p>
          </table:table-cell>
          <table:table-cell table:style-name="Table29.A1" office:value-type="string">
            <text:p text:style-name="P56">Draw</text:p>
          </table:table-cell>
          <table:table-cell table:style-name="Table29.A1" office:value-type="string">
            <text:p text:style-name="P57">Math</text:p>
          </table:table-cell>
        </table:table-row>
        <table:table-row table:style-name="Table29.1">
          <table:table-cell table:style-name="Table29.A2" office:value-type="string">
            <text:p text:style-name="P58">Volba stran/listů/snímků pro tisk</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Ano</text:p>
          </table:table-cell>
        </table:table-row>
        <table:table-row table:style-name="Table29.1">
          <table:table-cell table:style-name="Table29.A2" office:value-type="string">
            <text:p text:style-name="P58">Tisk více stran/listů/snímků na jednu stranu</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příručky</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obál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Tisk štítků nebo vizit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Náhled stran/listů před tiskem</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
      <text:p text:style-name="P27">Formuláře a sestavy Base jsou vytištěny pomocí dialogového okna Tisk, které je totožné s modulem Writer a poskytují tak možnosti uvedené ve sloupci Writer tabulky <text:sequence-ref text:reference-format="value" text:ref-name="refTable0">1</text:sequence-ref>.</text:p>
      <text:h text:style-name="P91" text:outline-level="2"><text:bookmark-start text:name="__RefHeading__18347_1712854287"/>Nastavení <text:alphabetical-index-mark text:string-value="obecné možnosti" text:key1="tisk"/> obecných možností tisku<text:bookmark-end text:name="__RefHeading__18347_1712854287"/></text:h>
      <text:p text:style-name="P51">Na kartě <text:span text:style-name="Emphasis">Obecné</text:span> v dialogovém okně Tisk můžeme zvolit:</text:p>
      <text:list xml:id="list325630873" text:style-name="List_20_1">
        <text:list-item>
          <text:p text:style-name="P107">Tiskárnu z tiskáren, které jsou k dispozici</text:p>
        </text:list-item>
        <text:list-item>
          <text:p text:style-name="P107">Výběr stran k vytištění, počet kopií, které chceme vytisknout, a zda seřadit více kopií (sekce <text:span text:style-name="Emphasis">Rozsah a </text:span><text:span text:style-name="Emphasis"><text:span text:style-name="T73">k</text:span></text:span><text:span text:style-name="Emphasis">opie</text:span>; <text:span text:style-name="T73">viz strana </text:span><text:span text:style-name="T73"><text:bookmark-ref text:reference-format="page" text:ref-name="__RefHeading__74168_1365249792">8</text:bookmark-ref></text:span>)</text:p>
        </text:list-item>
        <text:list-item>
          <text:p text:style-name="P108">Velikost papíru a orientace <text:span text:style-name="T73">(sekce </text:span><text:span text:style-name="Emphasis"><text:span text:style-name="T73">Rozvržení stránky</text:span></text:span><text:span text:style-name="T73">)</text:span></text:p>
        </text:list-item>
        <text:list-item>
          <text:p text:style-name="P109">Kolik stránek má být vytištěno na jeden list papíru a zda chceme vytisknout okraj kolem každé stránky (sekce <text:span text:style-name="Emphasis">Rozvržení stránky</text:span>)</text:p>
        </text:list-item>
        <text:list-item>
          <text:p text:style-name="P108">Zda tisknout příručku (viz strana <text:bookmark-ref text:reference-format="page" text:ref-name="__RefHeading__11351_1712854287">13</text:bookmark-ref>)</text:p>
        </text:list-item>
      </text:list>
      <text:h text:style-name="Heading_20_2" text:outline-level="2"><text:bookmark-start text:name="__RefHeading___Toc5683_1055930359"/>Výběr tiskárny <text:span text:style-name="T82">a nastavení možností tisku</text:span><text:bookmark-end text:name="__RefHeading___Toc5683_1055930359"/></text:h>
      <text:p text:style-name="P12"><text:span text:style-name="T25">Na kartě Obecné v sekci </text:span><text:span text:style-name="Emphasis"><text:span text:style-name="T25">Tiskárna</text:span></text:span><text:span text:style-name="T25"/><text:span text:style-name="T34"> </text:span><text:span text:style-name="Emphasis"><text:span text:style-name="T34"/></text:span><text:span text:style-name="T34"> </text:span><text:span text:style-name="T25"> klepneme na tlačítko </text:span><text:span text:style-name="Strong_20_Emphasis">Vlastnosti</text:span> a zobrazíme dialogové okno s vlastnostmi vybrané tiskárny, kde můžeme vybrat orientaci tisku na výšku nebo na šířku<text:alphabetical-index-mark text:string-value="orientace strany" text:key1="tisk"/>, který zásobník papíru použít a velikost papíru.</text:p>
      <text:p text:style-name="P12"><text:span text:style-name="T34">Ve spodní části dialogového okna Tisk klepneme na tlačítko </text:span><text:span text:style-name="Strong_20_Emphasis"><text:span text:style-name="T82">Další </text:span></text:span><text:span text:style-name="Strong_20_Emphasis">možnosti</text:span> <text:span text:style-name="T34"/><text:span text:style-name="T51"/><text:span text:style-name="T34">a vybereme zda chceme vytvořit oddělené tiskové úlohy pro seřazený výstup místo jedné tiskové úlohy obsahující všechny seřazené stránky (není relevantní, pokud se tiskne pouze jedna kopie dokumentu).</text:span></text:p>
      <text:h text:style-name="Heading_20_2" text:outline-level="2"><text:bookmark-start text:name="__RefHeading___Toc5685_1055930359"/>Tisk <text:alphabetical-index-mark text:string-value="více stran na list" text:key1="tisk"/> více stran na jeden list papíru<text:bookmark-end text:name="__RefHeading___Toc5685_1055930359"/></text:h>
      <text:p text:style-name="Text_20_body">Na jeden list papíru můžeme tisknout více stránek dokumentu. <text:span text:style-name="T83">V</text:span> sekci <text:span text:style-name="Emphasis"><text:span text:style-name="T72">Rozložení </text:span></text:span><text:span text:style-name="Emphasis">stránky</text:span><text:span text:style-name="T82"> na kartě </text:span><text:span text:style-name="Emphasis"><text:span text:style-name="T82">Obecné</text:span></text:span><text:span text:style-name="T82"/> vybereme z rozevíracího seznamu <text:span text:style-name="Strong_20_Emphasis"><text:span text:style-name="T83">Stránek na list</text:span></text:span><text:span text:style-name="T83"> </text:span> počet stránek, které se vytisknou na jeden list <text:span text:style-name="T83">papíru</text:span>. Náhled na levé straně dialogového okna Tisk ukazuje, jak bude vytištěný dokument vypadat. <text:span text:style-name="T120">Tato funkce není dostupná v Math.</text:span></text:p>
      <text:p text:style-name="P16">Pokud tiskneme více než <text:span text:style-name="T130">dvě</text:span> stránky na list, můžeme zvolit pořadí, v jakém jsou vytištěny na papír <text:span text:style-name="T83">(viz obrázek </text:span><text:span text:style-name="T83"><text:sequence-ref text:reference-format="value" text:ref-name="refFigure1">2</text:sequence-ref></text:span><text:span text:style-name="T83">)</text:span>.</text:p>
      <text:list xml:id="list2402121435" text:style-name="Heading_20_Tip">
        <text:list-item>
          <text:p text:style-name="Heading_20_Tip">Rada</text:p>
        </text:list-item>
      </text:list>
      <text:p text:style-name="Text_20_Note">Pokud chceme v programu Writer na list papíru tisknout „protilehlé strany“ (rozložení knihy), tisk spustíme z okna Náhled před tiskem namísto okna Tisk. Viz strana <text:bookmark-ref text:reference-format="page" text:ref-name="__RefHeading__8515_1712854287">15</text:bookmark-ref>.</text:p>
      <text:p text:style-name="Figure"><text:soft-page-break/><draw:frame draw:style-name="fr3" draw:name="Frame12" text:anchor-type="as-char" svg:width="8.948cm" draw:z-index="17"><draw:text-box fo:min-height="4.964cm"><text:p text:style-name="Caption"><draw:frame draw:style-name="fr16" draw:name="Image12" text:anchor-type="paragraph" svg:width="8.948cm" style:rel-width="100%" svg:height="4.964cm" style:rel-height="scale" draw:z-index="20"><draw:image xlink:href="Pictures/1000020100000180000000D5A2A87D07B3E08263.png" xlink:type="simple" xlink:show="embed" xlink:actuate="onLoad" loext:mime-type="image/png"/></draw:frame>Obrázek <text:sequence text:ref-name="refFigure1" text:name="Figure" text:formula="ooow:Figure+1" style:num-format="1">2</text:sequence>: <text:span text:style-name="T83">Volby pořadí tisku</text:span></text:p></draw:text-box></draw:frame></text:p>
      <text:h text:style-name="P91" text:outline-level="2"><text:bookmark-start text:name="__RefHeading__74168_1365249792"/><text:alphabetical-index-mark text:string-value="vybrat, co tisknout" text:key1="tisk"/>Volba stran/listů/snímků na tisk<text:bookmark-end text:name="__RefHeading__74168_1365249792"/></text:h>
      <text:p text:style-name="P18">Kromě tisku celého dokumentu můžeme <text:span text:style-name="T97"> v sekci </text:span><text:span text:style-name="Emphasis"><text:span text:style-name="T97">Rozsah a kopie</text:span></text:span><text:span text:style-name="T97"> na kartě </text:span><text:span text:style-name="Emphasis"><text:span text:style-name="T97">Obecné</text:span></text:span><text:span text:style-name="T97"/> zvolit tisk jednotlivých stran/listů/snímků, jakož i rozsahy stran/listů/snímků nebo výběr z dokumentu. Detaily se v aplikacích Writer, Calc, Draw, Impress <text:span text:style-name="T120">a Math </text:span>mírně liší<text:span text:style-name="T41">, což je popsáno v této kapitole.</text:span></text:p>
      <text:h text:style-name="Heading_20_3" text:outline-level="3"><text:bookmark-start text:name="__RefHeading___Toc15405_3439127927"/>Writer <text:span text:style-name="T120">a Math</text:span><text:bookmark-end text:name="__RefHeading___Toc15405_3439127927"/></text:h>
      <text:p text:style-name="P51">Tisk jedné strany:</text:p>
      <text:list xml:id="list1854689444" text:style-name="Numbering_20_1">
        <text:list-item>
          <text:p text:style-name="P122"><text:span text:style-name="T41">V dialogovém okně</text:span><text:span text:style-name="T83"/> Tisk <text:span text:style-name="T83">v</text:span> sekci <text:span text:style-name="Emphasis">Rozsah a </text:span><text:span text:style-name="Emphasis"><text:span text:style-name="T83">k</text:span></text:span><text:span text:style-name="Emphasis">opie</text:span> zvolíme volbu <text:span text:style-name="Strong_20_Emphasis">Stránky</text:span>. Textové pole <text:span text:style-name="T35">zobrazuje</text:span> aktuální číslo stránky.</text:p>
        </text:list-item>
        <text:list-item>
          <text:p text:style-name="P125">Zadáme číslo strany, kterou chceme vytisknout. Náhled <text:span text:style-name="T83">v levé části </text:span>se změní na zvolenou stranu.</text:p>
        </text:list-item>
      </text:list>
      <text:p text:style-name="P51">Tisk rozsahu stran:</text:p>
      <text:list xml:id="list113920263238089" text:continue-list="list1854689444" text:style-name="Numbering_20_1">
        <text:list-item text:start-value="1">
          <text:p text:style-name="Numbering_20_1"><text:span text:style-name="T41">V dialogovém okně</text:span><text:span text:style-name="T83"/> Tisk <text:span text:style-name="T84">v</text:span> sekci <text:span text:style-name="Emphasis">Rozsah a </text:span><text:span text:style-name="Emphasis"><text:span text:style-name="T84">k</text:span></text:span><text:span text:style-name="Emphasis">opie</text:span> zvolíme volbu <text:span text:style-name="Strong_20_Emphasis">Stránky</text:span>.</text:p>
        </text:list-item>
        <text:list-item>
          <text:p text:style-name="P125">Zadáme <text:span text:style-name="T36">čísla</text:span> stran, které chceme vytisknout (například 1–4 nebo 1,3,7,11).</text:p>
        </text:list-item>
      </text:list>
      <text:p text:style-name="P53">Tisk vybraného textu<text:span text:style-name="T96"> nebo grafiky (pouze Writer)</text:span>:</text:p>
      <text:list xml:id="list113920718157120" text:continue-list="list113920263238089" text:style-name="Numbering_20_1">
        <text:list-item text:start-value="1">
          <text:p text:style-name="Numbering_20_1">V dokumentu vyznačíme materiál na tisk, <text:span text:style-name="T86">poté otevřeme dialogové okno Tisk</text:span>.</text:p>
        </text:list-item>
        <text:list-item>
          <text:p text:style-name="P126"><text:span text:style-name="T132">V</text:span> sekci <text:span text:style-name="Emphasis">Rozsah a </text:span><text:span text:style-name="Emphasis"><text:span text:style-name="T84">k</text:span></text:span><text:span text:style-name="Emphasis">opie</text:span> dialogového okna Tisk je nyní aktivní a vybraná volba <text:span text:style-name="T60"/> <text:span text:style-name="Strong_20_Emphasis">Výběr</text:span> <text:span text:style-name="T60"/><text:span text:style-name="T132"/> a pole s náhledem zobrazuje vybraný materiál. Viz obrázek <text:sequence-ref text:reference-format="value" text:ref-name="refFigure2">3</text:sequence-ref>.</text:p>
        </text:list-item>
      </text:list>
      <text:p text:style-name="P42"><draw:frame draw:style-name="fr3" draw:name="Frame14" text:anchor-type="as-char" svg:width="17cm" draw:z-index="21"><draw:text-box fo:min-height="6.223cm"><text:p text:style-name="Caption"><draw:frame draw:style-name="fr21" draw:name="Image14" text:anchor-type="paragraph" svg:width="17cm" style:rel-width="100%" svg:height="5.793cm" style:rel-height="scale" draw:z-index="24"><draw:image xlink:href="Pictures/10000201000004C3000001EC2B3C9FB824DFB9E1.png" xlink:type="simple" xlink:show="embed" xlink:actuate="onLoad" loext:mime-type="image/png"/></draw:frame>Obrázek <text:sequence text:ref-name="refFigure2" text:name="Figure" text:formula="ooow:Figure+1" style:num-format="1">3</text:sequence>: <text:span text:style-name="T85">Tisk vybrané části textu</text:span></text:p></draw:text-box></draw:frame></text:p>
      <text:h text:style-name="P96" text:outline-level="3"><text:bookmark-start text:name="__RefHeading__8521_1712854287"/><text:soft-page-break/><text:alphabetical-index-mark-start text:id="IMark1972764701752" text:key1="printing"/>Calc<text:bookmark-end text:name="__RefHeading__8521_1712854287"/><text:alphabetical-index-mark-end text:id="IMark1972764701752"/></text:h>
      <text:p text:style-name="P72">Pro tisk můžeme vybrat jednotlivé <text:span text:style-name="T42">listy</text:span>, oblasti <text:span text:style-name="T42">listů</text:span>, nebo výběry <text:span text:style-name="T42">listů</text:span>.</text:p>
      <text:p text:style-name="P73"><draw:frame draw:style-name="fr3" draw:name="Frame13" text:anchor-type="as-char" svg:width="8.599cm" draw:z-index="25"><draw:text-box fo:min-height="5.965cm"><text:p text:style-name="Caption"><draw:frame draw:style-name="fr20" draw:name="Image13" text:anchor-type="paragraph" svg:width="8.599cm" style:rel-width="100%" svg:height="5.77cm" style:rel-height="scale" draw:z-index="26"><draw:image xlink:href="Pictures/100002010000017100000100D5EBDB19EF2F3454.png" xlink:type="simple" xlink:show="embed" xlink:actuate="onLoad" loext:mime-type="image/png"/></draw:frame>Obrázek <text:sequence text:ref-name="refFigure3" text:name="Figure" text:formula="ooow:Figure+1" style:num-format="1">4</text:sequence>: Výběr, co se bude v Calcu tisknout</text:p></draw:text-box></draw:frame></text:p>
      <text:p text:style-name="P51">Tisk jednotlivých listů:</text:p>
      <text:list xml:id="list113919095328094" text:continue-list="list113920718157120" text:style-name="Numbering_20_1">
        <text:list-item text:start-value="1">
          <text:p text:style-name="Numbering_20_1">V okně programu Calc klepnutím na záložku vybereme list, který chceme vytisknout.</text:p>
        </text:list-item>
        <text:list-item>
          <text:p text:style-name="Numbering_20_1"><text:span text:style-name="T36">Otevřeme dialogové okno Tisk </text:span><text:span text:style-name="T41">a vybereme</text:span><text:span text:style-name="T37"> kartu </text:span><text:span text:style-name="Emphasis"><text:span text:style-name="T37">Obecné</text:span></text:span><text:span text:style-name="T37"/><text:span text:style-name="T36">.</text:span></text:p>
        </text:list-item>
        <text:list-item>
          <text:p text:style-name="Numbering_20_1">V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p text:style-name="P51">Tisk výběru listů:</text:p>
      <text:list xml:id="list113919166307976" text:continue-list="list113919095328094" text:style-name="Numbering_20_1">
        <text:list-item text:start-value="1">
          <text:p text:style-name="Numbering_20_1">V programu Calc vybereme listy na tisk.</text:p>
        </text:list-item>
      </text:list>
      <text:list xml:id="list99164976" text:style-name="Numbering_20_2">
        <text:list-item text:start-value="1">
          <text:p text:style-name="P127">Vybereme první list.</text:p>
        </text:list-item>
        <text:list-item>
          <text:p text:style-name="P127">Přidržíme klávesu <text:span text:style-name="Keystroke">Ctrl</text:span>.</text:p>
        </text:list-item>
        <text:list-item>
          <text:p text:style-name="P127">Klepneme  na záložky dalších listů.</text:p>
        </text:list-item>
        <text:list-item>
          <text:p text:style-name="P127">Když jsou vybrány všechny požadované listy, uvolníme klávesu <text:span text:style-name="Keystroke">Ctrl</text:span>.</text:p>
        </text:list-item>
      </text:list>
      <text:list xml:id="list113919883284641" text:continue-list="list113919166307976" text:style-name="Numbering_20_1">
        <text:list-item>
          <text:p text:style-name="Numbering_20_1">Otevřeme dialogové okno Tisk <text:span text:style-name="T97">a vybereme</text:span> kartu <text:span text:style-name="Emphasis">Obecné</text:span>.</text:p>
        </text:list-item>
        <text:list-item>
          <text:p text:style-name="P117"><text:span text:style-name="T15">V</text:span>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list xml:id="list2290785026" text:style-name="Heading_20_Caution">
        <text:list-item>
          <text:p text:style-name="P98">Upozornění</text:p>
        </text:list-item>
      </text:list>
      <text:p text:style-name="Text_20_Note">Po dokončení tisku je třeba zrušit výběr listů. Pokud bychom je ponechali jako vybrané, při následujícím zadávání údajů do jednoho listu by se tyto údaje vkládaly do všech vybraných listů. Což nemusí být to, co chceme.</text:p>
      <text:p text:style-name="P52">Tisk výběru buněk:</text:p>
      <text:list xml:id="list113919134217479" text:continue-list="list113919883284641" text:style-name="Numbering_20_1">
        <text:list-item text:start-value="1">
          <text:p text:style-name="Numbering_20_1">V dokumentu vybereme buňky, které chceme vytisknout.</text:p>
        </text:list-item>
        <text:list-item>
          <text:p text:style-name="Numbering_20_1"><text:span text:style-name="T37">Otevřeme dialogové okno Tisk </text:span><text:span text:style-name="T41">a vybereme</text:span><text:span text:style-name="T37"> kartu</text:span> <text:span text:style-name="Emphasis"><text:span text:style-name="T37">Obecné</text:span></text:span><text:span text:style-name="T37"/>.</text:p>
        </text:list-item>
        <text:list-item>
          <text:p text:style-name="Numbering_20_1">V sekci <text:span text:style-name="Emphasis">Rozsah a </text:span><text:span text:style-name="Emphasis"><text:span text:style-name="T86">k</text:span></text:span><text:span text:style-name="Emphasis">opie</text:span> <text:span text:style-name="T55">v</text:span><text:span text:style-name="T37">ybereme</text:span> <text:span text:style-name="Strong_20_Emphasis"><text:span text:style-name="T87">Vytisknout</text:span></text:span><text:span text:style-name="Strong_20_Emphasis"> vybrané </text:span><text:span text:style-name="Strong_20_Emphasis"><text:span text:style-name="T86">b</text:span></text:span><text:span text:style-name="Strong_20_Emphasis">uňky</text:span> z rozevíracího seznamu <text:span text:style-name="Emphasis">Od které</text:span>.</text:p>
        </text:list-item>
      </text:list>
      <text:h text:style-name="P96" text:outline-level="3"><text:bookmark-start text:name="__RefHeading__8523_1712854287"/><text:alphabetical-index-mark text:string-value="Impress a  Draw" text:key1="tisk"/>Impress a  Draw<text:bookmark-end text:name="__RefHeading__8523_1712854287"/></text:h>
      <text:p text:style-name="P71">Pro tisk můžeme vybrat jednotlivé snímky, rozsahy snímků nebo výběry snímků.</text:p>
      <text:p text:style-name="P19"><text:span text:style-name="T90">T</text:span>isk jednotlivého snímku <text:span text:style-name="T98">nebo rozsahu snímku</text:span> <text:span text:style-name="T98">provedeme následovně:</text:span></text:p>
      <text:list xml:id="list113920884275481" text:continue-list="list325630873" text:style-name="List_20_1">
        <text:list-item>
          <text:p text:style-name="P110"><text:span text:style-name="T98">V dialogovém okně Tisk v</text:span>ybereme volbu <text:span text:style-name="Strong_20_Emphasis">Snímky</text:span> <text:span text:style-name="T90">v sekci </text:span><text:span text:style-name="Emphasis"><text:span text:style-name="T90">Rozsah a kopie</text:span></text:span><text:span text:style-name="T90"> (obrázek </text:span><text:span text:style-name="T90"><text:sequence-ref text:reference-format="value" text:ref-name="refFigure4">5</text:sequence-ref></text:span><text:span text:style-name="T90">) a poté z</text:span>adáme čísl<text:span text:style-name="T98">a</text:span> snímků<text:span text:style-name="T98"/>, které chceme vytisknout (například 1-4 nebo 1,3,7,11).</text:p>
        </text:list-item>
        <text:list-item>
          <text:p text:style-name="P111"><text:soft-page-break/>Nejprve vybereme snímky a poté otevřeme dialogové okno Tisk, které v poli zobrazí čísla snímků. Více informací o výběru snímků se nachází v kapitole 6 - Začínáme s Impress.</text:p>
        </text:list-item>
      </text:list>
      <text:p text:style-name="P42"><draw:frame draw:style-name="fr7" draw:name="Frame211" text:anchor-type="as-char" svg:width="9.999cm" draw:z-index="1"><draw:text-box fo:min-height="4.022cm"><text:p text:style-name="Caption"><draw:frame draw:style-name="fr19" draw:name="Image11" text:anchor-type="paragraph" svg:x="0cm" svg:y="0cm" svg:width="9.5cm" svg:height="3.5cm" draw:z-index="27"><draw:image xlink:href="Pictures/10000201000001790000008B08AE1CE117C61339.png" xlink:type="simple" xlink:show="embed" xlink:actuate="onLoad" loext:mime-type="image/png"/></draw:frame>Obrázek <text:sequence text:ref-name="refFigure4" text:name="Figure" text:formula="ooow:Figure+1" style:num-format="1">5</text:sequence>: Výběr, co se bude tisknout v Draw a Impress</text:p></draw:text-box></draw:frame></text:p>
      <text:p text:style-name="P51"><text:span text:style-name="T90">Chceme-li t</text:span>isknout výběr ze snímku nebo výběr z více snímků:</text:p>
      <text:list xml:id="list113919636824679" text:continue-list="list113919134217479" text:style-name="Numbering_20_1">
        <text:list-item text:start-value="1">
          <text:p text:style-name="P122">V dokumentu vybereme část snímku na tisk.</text:p>
        </text:list-item>
        <text:list-item>
          <text:p text:style-name="P122"><text:span text:style-name="T38">Otevřeme dialogové okno Tisk</text:span>.</text:p>
        </text:list-item>
        <text:list-item>
          <text:p text:style-name="P122"><text:span text:style-name="T42">V sekci</text:span> <text:span text:style-name="Strong_20_Emphasis">Rozsah a kopie</text:span> zvolíme volbu <text:span text:style-name="Emphasis">Výběr</text:span><text:span text:style-name="Emphasis"><text:span text:style-name="T90"/></text:span><text:span text:style-name="Emphasis"/>.</text:p>
        </text:list-item>
      </text:list>
      <text:p text:style-name="P17">Můžeme také zvolit tisk pouze sudých snímků nebo pouze lichých snímků.</text:p>
      <text:h text:style-name="P92" text:outline-level="2"><text:bookmark-start text:name="__RefHeading___Toc5687_1055930359"/><text:span text:style-name="T78">Volb</text:span><text:span text:style-name="T98">y na záložkách programu</text:span><text:span text:style-name="T78"/><text:span text:style-name="T73"/><text:bookmark-end text:name="__RefHeading___Toc5687_1055930359"/></text:h>
      <text:p text:style-name="P20">Volby na záložce <text:span text:style-name="Emphasis">LibreOffice [program]</text:span> se liší dle programu.</text:p>
      <text:h text:style-name="Heading_20_3" text:outline-level="3"><text:bookmark-start text:name="__RefHeading___Toc15407_3439127927"/>Writer<text:bookmark-end text:name="__RefHeading___Toc15407_3439127927"/></text:h>
      <text:p text:style-name="P28"><text:span text:style-name="T56">N</text:span><text:span text:style-name="T55">a kartě </text:span><text:span text:style-name="T120"> </text:span><text:span text:style-name="Emphasis"><text:span text:style-name="T120">LibreOffice Writer</text:span></text:span><text:span text:style-name="T120"> (obrázek </text:span><text:span text:style-name="T120"><text:sequence-ref text:reference-format="value" text:ref-name="refFigure5">6</text:sequence-ref></text:span><text:span text:style-name="T120">) si můžeme vybrat, zda chceme tisknout podmnožinu obsahu (například obrázky nebo skrytý text), tisknout text v černé barvě (i když je pro text definována barva), zda se mají tisknout automaticky vložené prázdné stránky a zda a kde tisknout komentáře, které jsou v dokumentu (obrázek </text:span><text:span text:style-name="T120"><text:sequence-ref text:reference-format="value" text:ref-name="refFigure6">7</text:sequence-ref></text:span><text:span text:style-name="T120">).</text:span></text:p>
      <text:p text:style-name="P45"><draw:frame draw:style-name="fr3" draw:name="Frame8" text:anchor-type="as-char" svg:width="9.275cm" draw:z-index="28"><draw:text-box fo:min-height="7.251cm"><text:p text:style-name="Caption"><draw:frame draw:style-name="fr8" draw:name="Image8" text:anchor-type="paragraph" svg:width="8.971cm" style:rel-width="100%" svg:height="6.805cm" style:rel-height="scale" draw:z-index="29"><draw:image xlink:href="Pictures/10000201000001810000012417584D85455F8930.png" xlink:type="simple" xlink:show="embed" xlink:actuate="onLoad" loext:mime-type="image/png"/></draw:frame>Obrázek <text:sequence text:ref-name="refFigure5" text:name="Figure" text:formula="ooow:Figure+1" style:num-format="1">6</text:sequence>: <text:span text:style-name="T99">Karta LibreOffice Writer </text:span><text:span text:style-name="T100"/><text:span text:style-name="T99"> v dialogovém okně Tisk</text:span></text:p></draw:text-box></draw:frame></text:p>
      <text:p text:style-name="P13">Některé volby nemusí být vždy k dispozici. Například pokud dokument neobsahuje žádné komentáře, rozevírací seznam <text:span text:style-name="Emphasis">Komentáře</text:span> není aktivní.</text:p>
      <text:p text:style-name="P44"><text:soft-page-break/><draw:frame draw:style-name="fr5" draw:name="Frame44" text:anchor-type="as-char" svg:width="10.661cm" draw:z-index="30"><draw:text-box fo:min-height="3.911cm"><text:p text:style-name="Caption"><draw:frame draw:style-name="fr18" draw:name="Image18" text:anchor-type="paragraph" svg:x="0cm" svg:y="0.079cm" svg:width="9.991cm" svg:height="3.221cm" draw:z-index="31"><draw:image xlink:href="Pictures/100002010000017E0000011D344C5AAB94CC0CE8.png" xlink:type="simple" xlink:show="embed" xlink:actuate="onLoad" loext:mime-type="image/png"/></draw:frame>Obrázek <text:sequence text:ref-name="refFigure6" text:name="Figure" text:formula="ooow:Figure+1" style:num-format="1">7</text:sequence>: Volba, zda a kdy chceme vytisknout komentáře</text:p></draw:text-box></draw:frame></text:p>
      <text:h text:style-name="Heading_20_3" text:outline-level="3"><text:bookmark-start text:name="__RefHeading___Toc15409_3439127927"/>Calc<text:bookmark-end text:name="__RefHeading___Toc15409_3439127927"/></text:h>
      <text:p text:style-name="P21">Jediná volba na kartě <text:span text:style-name="Emphasis">LibreOffice Calc</text:span> je zda potlačit tisk prázdných listů.</text:p>
      <text:h text:style-name="Heading_20_3" text:outline-level="3"><text:bookmark-start text:name="__RefHeading__8525_1712854287"/>Impress<text:bookmark-end text:name="__RefHeading__8525_1712854287"/></text:h>
      <text:p text:style-name="P22">Na kartě<text:span text:style-name="T102"> </text:span><text:span text:style-name="Emphasis"><text:span text:style-name="T102">LibreOffice Impress</text:span></text:span><text:span text:style-name="T102"> (obrázek </text:span><text:span text:style-name="T102"><text:sequence-ref text:reference-format="value" text:ref-name="refFigure7">8</text:sequence-ref></text:span><text:span text:style-name="T102">) můžeme zvolit tisk snímků, podkladů, poznámek nebo osnovy. Více informací o těchto funkcích se nachází v kapitole 6 - Začínáme s Impress</text:span><text:span text:style-name="T43"/><text:span text:style-name="T102">. </text:span></text:p>
      <text:p text:style-name="Figure"><draw:frame draw:style-name="fr3" draw:name="Frame15" text:anchor-type="as-char" svg:width="8.902cm" draw:z-index="32"><draw:text-box fo:min-height="10.532cm"><text:p text:style-name="P78"><draw:frame draw:style-name="fr16" draw:name="Image16" text:anchor-type="paragraph" svg:width="8.902cm" style:rel-width="100%" svg:height="10.532cm" style:rel-height="scale" draw:z-index="33"><draw:image xlink:href="Pictures/100002010000017E000001C4E7281723A74B77C0.png" xlink:type="simple" xlink:show="embed" xlink:actuate="onLoad" loext:mime-type="image/png"/></draw:frame>Obrázek <text:sequence text:ref-name="refFigure7" text:name="Figure" text:formula="ooow:Figure+1" style:num-format="1">8</text:sequence>: <text:span text:style-name="T99">Karta LibreOffice Impress v dialogovém okně Tisk</text:span></text:p></draw:text-box></draw:frame></text:p>
      <text:p text:style-name="P4"><text:span text:style-name="Strong_20_Emphasis">Podklady</text:span>: na stranu můžeme vytisknout jednu až devět snímků ve zmenšené velikosti. Snímky lze tisknout horizontálně (orientace na šířku) nebo svisle (orientace na výšku).</text:p>
      <text:p text:style-name="P4"><text:span text:style-name="Strong_20_Emphasis">Poznámky</text:span>: na stranu vytiskneme jeden snímek s poznámkami, zadanými pro snímek v náhledu Poznámky.</text:p>
      <text:p text:style-name="P4"><text:span text:style-name="Strong_20_Emphasis">Osnova</text:span>: vytiskne název a nadpisy jednotlivých snímků ve formátu osnovy.</text:p>
      <text:p text:style-name="P51">Tisk <text:span text:style-name="T116">snímků, </text:span>podkladů, poznámek nebo osnovy:</text:p>
      <text:list xml:id="list113919155136127" text:continue-list="list113919636824679" text:style-name="Numbering_20_1">
        <text:list-item text:start-value="1">
          <text:p text:style-name="P122">V sekci <text:span text:style-name="Emphasis"><text:span text:style-name="T43">Typ</text:span></text:span> vybereme požadovanou volbu <text:span text:style-name="T102">(viz obrázek </text:span><text:span text:style-name="T102"><text:sequence-ref text:reference-format="value" text:ref-name="refFigure8">9</text:sequence-ref></text:span><text:span text:style-name="T102">)</text:span>.</text:p>
        </text:list-item>
        <text:list-item>
          <text:p text:style-name="P122">V případě tisku podkladů můžeme zvolit kolik snímků se má na jednu stranu tisknout a v jakém pořadí mají být vytištěny.</text:p>
        </text:list-item>
      </text:list>
      <text:p text:style-name="P42"><text:soft-page-break/><draw:frame draw:style-name="fr6" draw:name="Frame1" text:anchor-type="as-char" svg:y="-4.639cm" svg:width="8.001cm" draw:z-index="2"><draw:text-box fo:min-height="4.641cm"><text:p text:style-name="Caption"><draw:frame draw:style-name="fr17" draw:name="Image17" text:anchor-type="paragraph" svg:x="0cm" svg:y="0cm" svg:width="7.999cm" svg:height="4.12cm" draw:z-index="34"><draw:image xlink:href="Pictures/1000020100000127000000980CA11159CE82632A.png" xlink:type="simple" xlink:show="embed" xlink:actuate="onLoad" loext:mime-type="image/png"/></draw:frame>Obrázek <text:sequence text:ref-name="refFigure8" text:name="Figure" text:formula="ooow:Figure+1" style:num-format="1">9</text:sequence>: Podklady</text:p></draw:text-box></draw:frame></text:p>
      <text:h text:style-name="Heading_20_3" text:outline-level="3"><text:bookmark-start text:name="__RefHeading___Toc15411_3439127927"/>Draw<text:bookmark-end text:name="__RefHeading___Toc15411_3439127927"/></text:h>
      <text:p text:style-name="P23"><text:span text:style-name="T102">Na kartě </text:span><text:span text:style-name="Emphasis"><text:span text:style-name="T102">LibreOffice </text:span></text:span><text:span text:style-name="Emphasis"><text:span text:style-name="T44">Draw</text:span></text:span><text:span text:style-name="T102"> (obrázek </text:span><text:span text:style-name="T102"><text:sequence-ref text:reference-format="value" text:ref-name="refFigure9">10</text:sequence-ref></text:span><text:span text:style-name="T102">) můžeme zvolit </text:span><text:span text:style-name="T44">zde zobrazené možnosti tisku.</text:span></text:p>
      <text:p text:style-name="P47"><draw:frame draw:style-name="fr3" draw:name="Frame16" text:anchor-type="as-char" svg:width="9.019cm" draw:z-index="35"><draw:text-box fo:min-height="7.458cm"><text:p text:style-name="Caption"><draw:frame draw:style-name="fr16" draw:name="Image19" text:anchor-type="paragraph" svg:width="9.019cm" style:rel-width="100%" svg:height="7.458cm" style:rel-height="scale" draw:z-index="38"><draw:image xlink:href="Pictures/10000201000001830000014058CFC2EF4ACA42A2.png" xlink:type="simple" xlink:show="embed" xlink:actuate="onLoad" loext:mime-type="image/png"/></draw:frame>Obrázek <text:sequence text:ref-name="refFigure9" text:name="Figure" text:formula="ooow:Figure+1" style:num-format="1">10</text:sequence>: <text:span text:style-name="T103">Karta LibreOffice Draw v dialogovém okně Tisk</text:span></text:p></draw:text-box></draw:frame></text:p>
      <text:h text:style-name="Heading_20_3" text:outline-level="3"><text:bookmark-start text:name="__RefHeading___Toc8301_3548053924"/>Math<text:bookmark-end text:name="__RefHeading___Toc8301_3548053924"/></text:h>
      <text:p text:style-name="P27">Na kartě <text:span text:style-name="Emphasis">LibreOffice Math</text:span> (obrázek <text:sequence-ref text:reference-format="value" text:ref-name="refFigure10">11</text:sequence-ref>) můžeme zvolit zde zobrazené možnosti tisku.</text:p>
      <text:p text:style-name="Figure"><draw:frame draw:style-name="fr3" draw:name="Frame20" text:anchor-type="as-char" svg:width="9.657cm" draw:z-index="39"><draw:text-box fo:min-height="6.978cm"><text:p text:style-name="Caption"><draw:frame draw:style-name="fr8" draw:name="Image26" text:anchor-type="paragraph" svg:width="9.657cm" style:rel-width="100%" svg:height="6.324cm" style:rel-height="scale" draw:z-index="40"><draw:image xlink:href="Pictures/100000000000016D000000EF0BFBD5FD308E774A.png" xlink:type="simple" xlink:show="embed" xlink:actuate="onLoad" loext:mime-type="image/png"/></draw:frame><text:change text:change-id="ct1972588286944"/>Obrázek <text:sequence text:ref-name="refFigure10" text:name="Figure" text:formula="ooow:Figure+1" style:num-format="1">11</text:sequence><text:s/>- <text:span text:style-name="T120">Karta LibreOffice Math v dialogovém okně Tisk</text:span></text:p></draw:text-box></draw:frame></text:p>
      <text:h text:style-name="P91" text:outline-level="2"><text:bookmark-start text:name="__RefHeading__11351_1712854287"/><text:soft-page-break/><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13920253419795" text:continue-list="list2402121435" text:style-name="Heading_20_Tip">
        <text:list-item>
          <text:p text:style-name="P102">Rada</text:p>
        </text:list-item>
      </text:list>
      <text:p text:style-name="P41">Dokument naplánujeme tak, aby vypadal dobře při tisku s poloviční velikostí, tj. zvolíme vhodné okraje, velikost písma, atd. Možná budeme muset experimentovat.</text:p>
      <text:p text:style-name="P51">Pokud chceme příručku vytisknout na tiskárně s jednostranným tiskem <text:span text:style-name="T104"/>:</text:p>
      <text:list xml:id="list113919695510498" text:continue-list="list113919155136127" text:style-name="Numbering_20_1">
        <text:list-item text:start-value="1">
          <text:p text:style-name="P122">Ve spodní části karty  <text:span text:style-name="Strong_20_Emphasis">Obecné</text:span> v dialogovém okně Tisk <text:span text:style-name="T103"> vybereme volbu </text:span><text:span text:style-name="Emphasis"><text:span text:style-name="T103">Příručka</text:span></text:span><text:span text:style-name="T103"/>. <text:span text:style-name="T104">Náhled vlevo se změní, aby zobrazoval </text:span><text:span text:style-name="T45">pořadí, ve kterém</text:span><text:span text:style-name="T104"> budou stránky vytištěny. (viz obrázek </text:span><text:span text:style-name="T104"><text:sequence-ref text:reference-format="value" text:ref-name="refFigure11">12</text:sequence-ref></text:span><text:span text:style-name="T104">.)</text:span></text:p>
        </text:list-item>
        <text:list-item>
          <text:p text:style-name="P123">V závislosti na nastavení jazyka (<text:span text:style-name="Strong_20_Emphasis">Nástroje &gt; Možnosti &gt; Jazyková nastavení &gt; Jazyky</text:span>) může varianta dialogového okna ve Writeru obsahovat rozevírací seznam vedle tlačítka <text:span text:style-name="Strong_20_Emphasis">Příručka</text:span> (není zobrazeno na<text:span text:style-name="T104"> obrázku </text:span><text:span text:style-name="T104"><text:sequence-ref text:reference-format="value" text:ref-name="refFigure11">12</text:sequence-ref></text:span>)<text:span text:style-name="T104">.</text:span> Nabízí volby <text:span text:style-name="Emphasis">Psaní zleva doprava</text:span> a <text:span text:style-name="Emphasis">Psaní zprava doleva</text:span>. Vybereme požadované nastavení <text:span text:style-name="T15">v této nabídce.</text:span></text:p>
        </text:list-item>
        <text:list-item>
          <text:p text:style-name="P122">V sekci <text:span text:style-name="Emphasis"><text:span text:style-name="T45">Rozsah a kopie</text:span></text:span> vybereme <text:span text:style-name="Strong_20_Emphasis"><text:span text:style-name="T88">sudé</text:span></text:span><text:span text:style-name="Strong_20_Emphasis"> stránky</text:span>. Tisk spustíme klepnutím na <text:span text:style-name="Strong_20_Emphasis">OK</text:span> <text:span text:style-name="T105"/>.</text:p>
        </text:list-item>
        <text:list-item>
          <text:p text:style-name="P122">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20">V dialogovém okně Tisk v sekci <text:span text:style-name="Emphasis"><text:span text:style-name="T45">Rozsah a kopie</text:span></text:span> zvolíme <text:span text:style-name="Strong_20_Emphasis"><text:span text:style-name="T89">Liché</text:span></text:span><text:span text:style-name="Strong_20_Emphasis"> stránky</text:span>. Klepneme na <text:span text:style-name="Strong_20_Emphasis">OK</text:span>.</text:p>
        </text:list-item>
      </text:list>
      <text:list xml:id="list113919289278746" text:continue-list="list113920253419795" text:style-name="Heading_20_Tip">
        <text:list-item>
          <text:p text:style-name="Heading_20_Tip">Rada</text:p>
        </text:list-item>
      </text:list>
      <text:p text:style-name="P36">Pokud tiskárna dokáže tisknout oboustranně <text:span text:style-name="T105">(duplex) </text:span>automaticky, zvolíme <text:span text:style-name="Strong_20_Emphasis">Všechny strany</text:span>.</text:p>
      <text:p text:style-name="Figure"><text:soft-page-break/><draw:frame draw:style-name="fr3" draw:name="Frame17" text:anchor-type="as-char" svg:width="17cm" draw:z-index="3"><draw:text-box fo:min-height="17.441cm"><text:p text:style-name="Caption"><draw:frame draw:style-name="fr16" draw:name="Image20" text:anchor-type="paragraph" svg:width="17cm" style:rel-width="100%" svg:height="17.441cm" style:rel-height="scale" draw:z-index="4"><draw:image xlink:href="Pictures/10000201000002DC000002EFD6EA11F4385766FD.png" xlink:type="simple" xlink:show="embed" xlink:actuate="onLoad" loext:mime-type="image/png"/></draw:frame>Obrázek <text:sequence text:ref-name="refFigure11" text:name="Figure" text:formula="ooow:Figure+1" style:num-format="1">12</text:sequence>: <text:span text:style-name="T106">Nastavení pro tisk brožury na tiskárně s jednostranným tiskem</text:span></text:p></draw:text-box></draw:frame></text:p>
      <text:h text:style-name="P91" text:outline-level="2"><text:bookmark-start text:name="__RefHeading__19566_697337876"/><text:alphabetical-index-mark text:string-value="obálky, etikety, vizitky" text:key1="tisk"/>Tisk <text:alphabetical-index-mark text:string-value="tisk" text:key1="obálka"/><text:alphabetical-index-mark text:string-value="Tisk obálek"/> obálek, etiket a vizitek<text:bookmark-end text:name="__RefHeading__19566_697337876"/></text:h>
      <text:p text:style-name="P4">Tisk obálek, etiket a vizitek v programu Writer zahrnuje dva kroky: nastavení a tisk.</text:p>
      <text:p text:style-name="P51">Více informací se nachází v kapitole 1<text:span text:style-name="T105">4</text:span> - Používání hromadné korespondence v příručce <text:span text:style-name="Emphasis">Writer Guide</text:span>.</text:p>
      <text:h text:style-name="Heading_20_1" text:outline-level="1"><text:bookmark-start text:name="__RefHeading__18351_1712854287"/>Náhled stran/listů před tiskem<text:bookmark-end text:name="__RefHeading__18351_1712854287"/></text:h>
      <text:p text:style-name="P4">V aplikacích Writer a Calc můžeme využít náhled na zobrazení, jak bude dokument vytištěn. K dispozici jsou různé možnosti zobrazení.</text:p>
      <text:h text:style-name="Heading_20_2" text:outline-level="2"><text:bookmark-start text:name="__RefHeading__8515_1712854287"/><text:soft-page-break/><text:alphabetical-index-mark-start text:id="IMark1972764699448" text:key1="print preview"/>Writer<text:bookmark-end text:name="__RefHeading__8515_1712854287"/><text:alphabetical-index-mark-end text:id="IMark1972764699448"/></text:h>
      <text:p text:style-name="P51">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13919211200717" text:continue-list="list113920884275481" text:style-name="List_20_1">
        <text:list-item>
          <text:p text:style-name="P107"><text:span text:style-name="Strong_20_Emphasis">Náhled rozložení</text:span> (editovatelný náhled): použijeme tlačítko <text:span text:style-name="Strong_20_Emphasis">Zobrazení jako kniha</text:span> na stavovém řádku.</text:p>
        </text:list-item>
      </text:list>
      <text:p text:style-name="P42"><draw:frame draw:style-name="fr15" draw:name="Image62" text:anchor-type="as-char" svg:width="9.629cm" svg:height="0.917cm" draw:z-index="5"><draw:image xlink:href="Pictures/10000201000001110000001A903032E9D1C942A2.png" xlink:type="simple" xlink:show="embed" xlink:actuate="onLoad" loext:mime-type="image/png"/></draw:frame></text:p>
      <text:list xml:id="list1191425822" text:style-name="List_20_1">
        <text:list-item>
          <text:p text:style-name="P107"><text:span text:style-name="Strong_20_Emphasis">Náhled tisku</text:span> (náhled pouze pro čtení).</text:p>
        </text:list-item>
      </text:list>
      <text:p text:style-name="P55">Pokud chceme použít Náhled tisku:</text:p>
      <text:list xml:id="list1693431524"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 + Shift + O </text:span><text:span text:style-name="Keystroke"><text:span text:style-name="T130">(</text:span></text:span><text:span text:style-name="Keystroke"><text:span text:style-name="T131"> + </text:span></text:span><text:span text:style-name="Keystroke"><text:span text:style-name="T130"> ⌘ + O</text:span></text:span><text:span text:style-name="T130"> pro macOS</text:span><text:span text:style-name="Keystroke"><text:span text:style-name="T130">)</text:span></text:span>.<text:line-break/><text:line-break/>Writer nyní namísto nástrojové lišty Formátování zobrazuje lištu Náhled tisku.</text:p>
        </text:list-item>
      </text:list>
      <text:p text:style-name="P42"><draw:frame draw:style-name="fr5" draw:name="Frame73" text:anchor-type="as-char" svg:width="15.558cm" draw:z-index="41"><draw:text-box fo:min-height="1.427cm"><text:p text:style-name="Caption"><draw:frame draw:style-name="fr14" draw:name="Image24" text:anchor-type="paragraph" svg:width="15.24cm" svg:height="0.69cm" draw:z-index="42"><draw:image xlink:href="Pictures/10000000000002400000001A00E28AA852410B9F.png" xlink:type="simple" xlink:show="embed" xlink:actuate="onLoad" loext:mime-type="image/png"/></draw:frame>Obrázek <text:sequence text:ref-name="refFigure12" text:name="Figure" text:formula="ooow:Figure+1" style:num-format="1">13</text:sequence>: Nástrojová lišta Náhled tisku (Writer)</text:p></draw:text-box></draw:frame></text:p>
      <text:list xml:id="list113920215916257" text:continue-numbering="true" text:style-name="Numbering_20_1">
        <text:list-item>
          <text:p text:style-name="P122">Klepneme na ikonu požadovaného náhledu: <text:span text:style-name="Strong_20_Emphasis"><text:span text:style-name="T115">Jednostránkové zobrazení</text:span></text:span><text:span text:style-name="T115">, </text:span><text:span text:style-name="Strong_20_Emphasis">dvoustránkové zobrazení</text:span>, <text:span text:style-name="Strong_20_Emphasis">vícestránkové zobrazení</text:span> nebo <text:alphabetical-index-mark text:string-value="náhled knihy"/><text:span text:style-name="Strong_20_Emphasis">náhled knihy</text:span>.</text:p>
        </text:list-item>
        <text:list-item>
          <text:p text:style-name="P122">Pokud chceme z tohoto náhledu dokument vytisknout, klepneme na ikonu <text:span text:style-name="Strong_20_Emphasis">Tisk</text:span>, čímž otevřeme dialogové okno Tisk. Zvolíme požadované možnosti tisku a potom klepneme na tlačítko <text:span text:style-name="Strong_20_Emphasis">OK </text:span><text:span text:style-name="T130">nebo</text:span><text:span text:style-name="Strong_20_Emphasis"><text:span text:style-name="T130"> Tisk </text:span></text:span><text:span text:style-name="T130">(macOS)</text:span>.</text:p>
        </text:list-item>
      </text:list>
      <text:h text:style-name="Heading_20_2" text:outline-level="2"><text:bookmark-start text:name="__RefHeading__8517_1712854287"/><text:alphabetical-index-mark-start text:id="IMark1972764701368" text:key1="print preview"/>Calc<text:bookmark-end text:name="__RefHeading__8517_1712854287"/><text:alphabetical-index-mark-end text:id="IMark1972764701368"/></text:h>
      <text:p text:style-name="P51">Pokud před tiskem chceme zobrazit náhled listů v programu Calc:</text:p>
      <text:list xml:id="list113920015748854" text:continue-list="list113920215916257"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 + Shift + O </text:span><text:span text:style-name="Keystroke"><text:span text:style-name="T130">(</text:span></text:span><text:span text:style-name="Keystroke"><text:span text:style-name="T131"> + </text:span></text:span><text:span text:style-name="Keystroke"><text:span text:style-name="T130">⌘ + O pro macOS)</text:span></text:span>.<text:line-break/><text:line-break/>Calc nyní namísto nástrojové lišty Formátování zobrazuje panel Náhled strany.</text:p>
        </text:list-item>
      </text:list>
      <text:p text:style-name="P42"><draw:frame draw:style-name="fr5" draw:name="Frame25" text:anchor-type="as-char" svg:width="13.037cm" draw:z-index="44"><draw:text-box fo:min-height="1.355cm"><text:p text:style-name="Caption"><draw:frame draw:style-name="fr14" draw:name="Image25" text:anchor-type="paragraph" svg:width="12.681cm" svg:height="0.79cm" draw:z-index="45"><draw:image xlink:href="Pictures/10000000000001DF0000001E90F9749D49F6EA1B.png" xlink:type="simple" xlink:show="embed" xlink:actuate="onLoad" loext:mime-type="image/png"/></draw:frame>Obrázek <text:sequence text:ref-name="refFigure13" text:name="Figure" text:formula="ooow:Figure+1" style:num-format="1">14</text:sequence>: Panel nástrojů Náhled strany (Calc)</text:p></draw:text-box></draw:frame></text:p>
      <text:list xml:id="list113920102670691" text:continue-numbering="true" text:style-name="Numbering_20_1">
        <text:list-item>
          <text:p text:style-name="P118">Pokud chceme z tohoto náhledu dokument vytisknout, klepneme na ikonu <text:span text:style-name="Strong_20_Emphasis">Tisk</text:span>, čímž otevřeme dialogové okno Tisk.</text:p>
        </text:list-item>
      </text:list>
      <text:h text:style-name="P86"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972764696568" text:key1="exporting"/>PDF<text:alphabetical-index-mark-end text:id="IMark1972764696568"/> (Portable Document Format). Tento souborový formát je průmyslový standard a je ideální pro odesílání souborů jiným osobám, které si jej zobrazí pomocí programu Adobe Reader nebo jiným prohlížečem souborů PDF.</text:p>
      <text:list xml:id="list113920659695936" text:continue-list="list2290785026" text:style-name="Heading_20_Caution">
        <text:list-item>
          <text:p text:style-name="Heading_20_Caution">Upozornění</text:p>
        </text:list-item>
      </text:list>
      <text:p text:style-name="P38">Dokument ve formátu PDF není ve výchozím nastavení chráněn před neoprávněným zásahem nebo úpravou obsahu. Obsah dokumentu PDF lze upravovat pomocí speciálních softwarových nástrojů včetně LibreOffice Draw.</text:p>
      <text:p text:style-name="P4">Postup a příslušná dialogová okna jsou pro programy Writer, Calc, Impress a Draw stejná, s několika drobnými rozdíly, které jsou uvedeny v této kapitole.</text:p>
      <text:list xml:id="list113920698080797" text:continue-list="list113919289278746" text:style-name="Heading_20_Tip">
        <text:list-item>
          <text:p text:style-name="Heading_20_Tip"><text:soft-page-break/>Rada</text:p>
        </text:list-item>
      </text:list>
      <text:p text:style-name="P36">Na rozdíl od příkazu Uložit jako příkaz Exportovat ukládá kopii aktuálního dokumentu do nového souboru vybraného formátu, ale zanechá aktuální dokument včetně formátu otevřený.</text:p>
      <text:h text:style-name="P91" text:outline-level="2"><text:bookmark-start text:name="__RefHeading__171727_780470623"/>Rychlý export do PDF<text:bookmark-end text:name="__RefHeading__171727_780470623"/></text:h>
      <text:p text:style-name="P4">Chceme-li exportovat celý dokument pomocí nastavení PDF, které jsme naposledy vybrali v dialogu Možnosti PDF (viz níže), klepneme na ikonu <text:alphabetical-index-mark text:string-value="exportovat přímo jako PDF"/><text:span text:style-name="Strong_20_Emphasis">Přímý export do PDF</text:span> <text:span text:style-name="T121">na standardní nástrojové liště</text:span>. <text:span text:style-name="T121">Ve Writeru, Impressu a Draw můžeme také použít </text:span><text:span text:style-name="Strong_20_Emphasis"><text:span text:style-name="T121">Soubor &gt; Exportovat jako &gt; Přímý export do PDF</text:span></text:span><text:span text:style-name="T121">. </text:span>Budeme vyzváni k zadání názvu souboru PDF a jeho umístění, nebudeme však moci zvolit rozsah stránek, kompresi obrázků ani jiné možnosti.</text:p>
      <text:h text:style-name="P91" text:outline-level="2"><text:bookmark-start text:name="__RefHeading__171729_780470623"/>Nastavení obsahu a kvality PDF<text:bookmark-end text:name="__RefHeading__171729_780470623"/></text:h>
      <text:p text:style-name="P4">Pokud chceme vlastnosti exportovaného PDF dokumentu ovlivnit, zvolíme <text:span text:style-name="Strong_20_Emphasis">Soubor &gt; </text:span><text:span text:style-name="Strong_20_Emphasis"><text:span text:style-name="T76">Exportovat jako &gt; </text:span></text:span><text:span text:style-name="Strong_20_Emphasis">Exportovat do PDF</text:span> <text:span text:style-name="T122">(Writer, Impress a Draw) nebo </text:span><text:span text:style-name="Strong_20_Emphasis"><text:span text:style-name="T122">Soubor &gt; Exportovat do PDF</text:span></text:span><text:span text:style-name="T122"> (Calc a Math)</text:span>. Tím se otevře dialogové okno Možnosti PDF. Dialogové okno má šest <text:span text:style-name="T29">karet</text:span>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poté klepneme na <text:span text:style-name="Strong_20_Emphasis">Exportovat</text:span>. Potom zadáme umístění a název výstupního PDF souboru a klepneme na tlačítko <text:span text:style-name="Strong_20_Emphasis">Uložit</text:span> <text:span text:style-name="T130">nebo </text:span><text:span text:style-name="Strong_20_Emphasis"><text:span text:style-name="T130">Exportovat</text:span></text:span><text:span text:style-name="T130"> (macOS) </text:span>.</text:p>
      <text:list xml:id="list113920385519534" text:continue-list="list113920029886669" text:style-name="Heading_20_Note">
        <text:list-item>
          <text:p text:style-name="Heading_20_Note">Poznámka</text:p>
        </text:list-item>
      </text:list>
      <text:p text:style-name="P36"><text:span text:style-name="T76">Dialogové okno Možnosti PDF </text:span><text:span text:style-name="T27">můžeme také otevřít</text:span><text:span text:style-name="T76"> z nabídky </text:span><text:span text:style-name="Strong_20_Emphasis"><text:span text:style-name="T7">Soubor &gt; <text:s/>Exportovat </text:span></text:span><text:span text:style-name="T122">(nelze v Math)</text:span>. <text:span text:style-name="T27">V</text:span> dialogovém okně Exportovat <text:span text:style-name="T76">z</text:span>volíme <text:span text:style-name="T76">souborový formát </text:span>PDF<text:span text:style-name="T27"/><text:span text:style-name="T76"/>, <text:span text:style-name="T76"> </text:span>název souboru a umístění a klepneme na <text:span text:style-name="Strong_20_Emphasis"><text:span text:style-name="T123">Uložit </text:span></text:span>nebo<text:span text:style-name="Strong_20_Emphasis"><text:span text:style-name="T126"> Exportovat </text:span></text:span>(macOS). <text:span text:style-name="T27">Vybereme příslušná nastavení a poté </text:span> <text:span text:style-name="T76">k</text:span>lepneme na <text:span text:style-name="Strong_20_Emphasis">Exportovat</text:span>.</text:p>
      <text:h text:style-name="P96" text:outline-level="3"><text:bookmark-start text:name="__RefHeading__171731_780470623"/>Karta Obecné <text:span text:style-name="T77"/> <text:alphabetical-index-mark text:string-value="Dialogové okno Možnosti PDF"/>v dialogovém okně Možnosti PDF<text:bookmark-end text:name="__RefHeading__171731_780470623"/></text:h>
      <text:p text:style-name="P29">Na kartě <text:span text:style-name="Emphasis">Obecné</text:span> <text:span text:style-name="T29"/> (obrázek <text:sequence-ref text:reference-format="value" text:ref-name="refFigure14">15</text:sequence-ref>) můžeme zvolit, které strany mají být zahrnuty do souboru PDF, který typ komprese se má použít v případě obrázků (což má vliv na kvalitu obrázků ve formátu PDF) a další možnosti. Obrázek <text:sequence-ref text:reference-format="value" text:ref-name="refFigure14">15</text:sequence-ref><text:s/><text:span text:style-name="T122">zobrazuje variantu karty </text:span><text:span text:style-name="Emphasis"><text:span text:style-name="T122">Obecné</text:span></text:span><text:span text:style-name="T122"> </text:span><text:span text:style-name="T29">ve Writeru – </text:span><text:span text:style-name="T57">odpovídající karty pro ostatní programy LibreOffice se od tohoto obrázku mírně liší.</text:span></text:p>
      <text:p text:style-name="P43"><text:soft-page-break/><draw:frame draw:style-name="fr3" draw:name="Frame9" text:anchor-type="as-char" svg:width="14.914cm" draw:z-index="6"><draw:text-box fo:min-height="10.253cm"><text:p text:style-name="Caption"><draw:frame draw:style-name="fr8" draw:name="Image9" text:anchor-type="paragraph" svg:width="14.914cm" style:rel-width="100%" svg:height="10.253cm" style:rel-height="scale" draw:z-index="43"><draw:image xlink:href="Pictures/1000020100000280000001B846485D8EDEA20C6B.png" xlink:type="simple" xlink:show="embed" xlink:actuate="onLoad" loext:mime-type="image/png"/></draw:frame>Obrázek <text:sequence text:ref-name="refFigure14" text:name="Figure" text:formula="ooow:Figure+1" style:num-format="1">15</text:sequence>: Karta Obecné v dialogovém okně Možnosti PDF <text:span text:style-name="T122">(Writer)</text:span></text:p></draw:text-box></draw:frame></text:p>
      <text:p text:style-name="P48"><text:alphabetical-index-mark text:string-value="Stránky pro export" text:key1="PDF"/>Část rozsah</text:p>
      <text:list xml:id="list819115367" text:style-name="List_20_1">
        <text:list-item text:start-value="1">
          <text:p text:style-name="P115"><text:span text:style-name="Strong_20_Emphasis">Vše:</text:span> Do formátu PDF se exportuje celý dokument.</text:p>
        </text:list-item>
        <text:list-item>
          <text:p text:style-name="P107"><text:span text:style-name="Strong_20_Emphasis">Stránky: </text:span>Pokud chceme exportovat určitý rozsah stránek, použijeme formát 3-6 (strany 3 až 6). Pokud chceme exportovat jednotlivé strany, použijeme formát 7;9;11 (strany 7, 9 a 11). Můžeme také exportovat kombinaci rozsahů stránek a jednotlivých stránek, a to například takto 3-6;8;10;12.</text:p>
        </text:list-item>
        <text:list-item>
          <text:p text:style-name="P105"><text:span text:style-name="Strong_20_Emphasis">Výběr:</text:span> Do souboru se exportuje veškerý vybraný materiál.</text:p>
        </text:list-item>
        <text:list-item>
          <text:p text:style-name="P112"><text:span text:style-name="Strong_20_Emphasis">Zobrazit PDF po dokončení exportu:</text:span> Otevře se výchozí PDF prohlížeč a zobrazí PDF po dokončení exportu.</text:p>
        </text:list-item>
      </text:list>
      <text:p text:style-name="P48"><text:alphabetical-index-mark text:string-value="komprese obrázků a rozlišení" text:key1="PDF"/>Část Obrázky</text:p>
      <text:list xml:id="list1730117627" text:style-name="List_20_1">
        <text:list-item text:start-value="1">
          <text:p text:style-name="P107"><text:span text:style-name="Strong_20_Emphasis">Bezztrátová komprese:</text:span><text:span text:style-name="T6"> <text:s/>Obrázky jsou uloženy, aniž by došlo ke ztrátě kvality. Pokud se v souboru nacházejí fotografie, tato možnost může vést k velkým souborům. </text:span> Doporučuje se pro jiné druhy obrázků nebo grafiku.</text:p>
        </text:list-item>
        <text:list-item>
          <text:p text:style-name="P107"><text:span text:style-name="Strong_20_Emphasis">Komprese JPEG:</text:span> Umožňuje určení různých stupňů kvality komprimovaných obrázků. Nastavení 90% je vhodné pro fotografie (malá velikost souboru, nepatrná ztráta kvality).</text:p>
        </text:list-item>
        <text:list-item>
          <text:p text:style-name="P107"><text:span text:style-name="Strong_20_Emphasis">Zmenšit rozlišení obrázků:</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48">Část Vodoznak</text:p>
      <text:list xml:id="list113919414653546" text:continue-list="list113919211200717" text:style-name="List_20_1">
        <text:list-item>
          <text:p text:style-name="P107"><text:span text:style-name="Strong_20_Emphasis">Podepsat </text:span><text:span text:style-name="Strong_20_Emphasis"><text:span text:style-name="T117">v</text:span></text:span><text:span text:style-name="Strong_20_Emphasis">odoznakem:</text:span> Když je tato volba zaškrtnuta, každá strana PDF souboru se překryje průhledným vodoznakem s textem, který <text:span text:style-name="T46">zadáme</text:span> do pole Text.</text:p>
        </text:list-item>
      </text:list>
      <text:list xml:id="list113920108122376" text:continue-list="list113920385519534" text:style-name="Heading_20_Note">
        <text:list-item>
          <text:p text:style-name="P101">Poznámka</text:p>
        </text:list-item>
      </text:list>
      <text:p text:style-name="P40"><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48"><text:soft-page-break/>Část Obecné</text:p>
      <text:list xml:id="list113920042730425" text:continue-list="list113919414653546" text:style-name="List_20_1">
        <text:list-item>
          <text:p text:style-name="P107"><text:span text:style-name="Strong_20_Emphasis">Hybridní PDF (vložit soubor ODF):</text:span> Tuto možnost zvolíme, pokud chceme, aby exportovaný PDF dokument obsahoval dva formáty: PDF a ODF. Takový soubor se v PDF prohlížečích otevře stejně jako běžný soubor PDF, v LibreOffice však bude plně editovatelný.</text:p>
        </text:list-item>
        <text:list-item>
          <text:p text:style-name="P104"><text:span text:style-name="Strong_20_Emphasis">Archivní </text:span><text:alphabetical-index-mark text:string-value="PDF/A-1a"/><text:span text:style-name="Strong_20_Emphasis"><text:span text:style-name="Strong_20_Emphasis"><text:span text:style-name="T122">(</text:span></text:span></text:span><text:span text:style-name="Strong_20_Emphasis">PDF/A, ISO 19005):</text:span> PDF/A je ISO standard pro dlouhodobé uchovávání dokumentů. Do dokumentu se vloží veškeré informace potřebné pro jeho věrnou reprodukci (například písma) a současně se zakážou některé prvky (včetně formulářů, zabezpečení a šifrování). Zapíší se i PDF značky. Pokud zaškrtneme  PDF/A, některé volby budou neaktivní (zobrazí se šedě). <text:span text:style-name="T122">Volba </text:span><text:span text:style-name="Strong_20_Emphasis"><text:span text:style-name="T122">PDF/A-1b</text:span></text:span><text:span text:style-name="T122"> odkazuje na minimální úroveň souladu s </text:span><text:span text:style-name="T57">P</text:span><text:span text:style-name="T58">DF/A-1, zatímco </text:span><text:span text:style-name="T122"/><text:span text:style-name="Strong_20_Emphasis"><text:span text:style-name="T122">PDF/A-2b</text:span></text:span><text:span text:style-name="T122"> volba odkazuje na minimální úroveň souladu s </text:span><text:span text:style-name="T57">P</text:span><text:span text:style-name="T58">DF/A-2</text:span><text:span text:style-name="T122">.</text:span></text:p>
        </text:list-item>
        <text:list-item>
          <text:p text:style-name="P107"><text:alphabetical-index-mark text:string-value="tagované" text:key1="PDF"/><text:span text:style-name="Strong_20_Emphasis">Tagované PDF: </text:span>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107"><text:span text:style-name="Strong_20_Emphasis">Vytvořit </text:span><text:alphabetical-index-mark text:string-value="formulář" text:key1="PDF"/><text:span text:style-name="Strong_20_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972764698872" text:key1="PDF"/> FDF <text:alphabetical-index-mark-end text:id="IMark1972764698872"/> (pošle ovládací obsah), HTML a XML. Nejčastěji vybíráme formát PDF.</text:p>
          <text:p text:style-name="P113"><text:span text:style-name="Strong_20_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
      <text:p text:style-name="P49">Sekce struktura</text:p>
      <text:list xml:id="list113920214276933" text:continue-numbering="true" text:style-name="List_20_1">
        <text:list-item>
          <text:p text:style-name="P107"><text:span text:style-name="Strong_20_Emphasis">Exportovat záložky:</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114"><text:span text:style-name="Strong_20_Emphasis"><text:span text:style-name="T108">Exportovat zástupné znaky:</text:span></text:span><text:span text:style-name="T108"> PDF bude </text:span><text:span text:style-name="T50">obsahovat všechna definovaná</text:span><text:span text:style-name="T113"> zástupná pole, která mohou uživatelé vyplnit. Tato volba je dostupná pouze ve Writeru.</text:span></text:p>
        </text:list-item>
        <text:list-item>
          <text:p text:style-name="P107"><text:span text:style-name="Strong_20_Emphasis"><text:span text:style-name="T127">K</text:span></text:span><text:span text:style-name="Strong_20_Emphasis">omentáře </text:span><text:span text:style-name="Strong_20_Emphasis"><text:span text:style-name="T108">jako poznámky PDF</text:span></text:span><text:span text:style-name="Strong_20_Emphasis">:</text:span> Je možné, že toto není to, co chceme!</text:p>
        </text:list-item>
        <text:list-item>
          <text:p text:style-name="P107"><text:span text:style-name="Strong_20_Emphasis">Exportovat automaticky vložené </text:span><text:alphabetical-index-mark text:string-value="exportování prázdných stran" text:key1="PDF"/><text:span text:style-name="Strong_20_Emphasis">prázdné stránky:</text:span>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106"><text:span text:style-name="Strong_20_Emphasis">Použít </text:span><text:span text:style-name="Strong_20_Emphasis"><text:span text:style-name="T117">o</text:span></text:span><text:span text:style-name="Strong_20_Emphasis">dkazy XObject:</text:span> Pokud nevíte, co to znamená, nechte toto pole nezaškrtnuté.</text:p>
        </text:list-item>
      </text:list>
      <text:h text:style-name="P96" text:outline-level="3"><text:bookmark-start text:name="__RefHeading__171733_780470623"/><text:soft-page-break/>Karta Výchozí zobrazení <text:span text:style-name="T77"/> v dialogovém okně Možnosti PDF<text:bookmark-end text:name="__RefHeading__171733_780470623"/></text:h>
      <text:p text:style-name="P76">Na kartě <text:alphabetical-index-mark text:string-value="Výběr výchozího zobrazení" text:key1="PDF"/><text:span text:style-name="Emphasis">Výchozí zobrazení</text:span> <text:span text:style-name="T29"/> (obrázek <text:sequence-ref text:reference-format="value" text:ref-name="refFigure15">16</text:sequence-ref>) můžeme zvolit, jak se v prohlížeči PDF souborů dokument otevře. Volby by měly být samovysvětlující.</text:p>
      <text:p text:style-name="P77">Pokud je povoleno komplexní rozložení textu (v <text:span text:style-name="Strong_20_Emphasis">Nástroje &gt; Možnosti &gt; Jazyková </text:span><text:span text:style-name="Strong_20_Emphasis"><text:span text:style-name="T76">n</text:span></text:span><text:span text:style-name="Strong_20_Emphasis">astavení &gt; Jazyky</text:span>), pod položkou <text:span text:style-name="T127"/><text:span text:style-name="Strong_20_Emphasis">Souvislé po dvou</text:span> <text:span text:style-name="T127"/> je k dispozici další volba: <text:span text:style-name="Strong_20_Emphasis">První stránka je levá</text:span> (obvykle je při nastavení  <text:span text:style-name="Strong_20_Emphasis">Souvislé po dvou</text:span> první strana na pravé straně).</text:p>
      <text:p text:style-name="Figure"><draw:frame draw:style-name="fr3" draw:name="Frame11" text:anchor-type="as-char" svg:width="14.891cm" draw:z-index="46"><draw:text-box fo:min-height="7.9cm"><text:p text:style-name="Caption"><draw:frame draw:style-name="fr8" draw:name="Image3" text:anchor-type="paragraph" svg:width="14.891cm" style:rel-width="100%" svg:height="7.9cm" style:rel-height="scale" draw:z-index="47"><draw:image xlink:href="Pictures/100002010000027F0000015388110B00AAB3EB49.png" xlink:type="simple" xlink:show="embed" xlink:actuate="onLoad" loext:mime-type="image/png"/></draw:frame>Obrázek <text:sequence text:ref-name="refFigure15" text:name="Figure" text:formula="ooow:Figure+1" style:num-format="1">16</text:sequence>: <text:span text:style-name="T91">Karta Uživatelské rozhraní v dialogovém okně Možnosti PDF</text:span></text:p></draw:text-box></draw:frame></text:p>
      <text:h text:style-name="P97" text:outline-level="3"><text:bookmark-start text:name="__RefHeading__4236_1385231065"/>Karta Uživatelské rozhraní <text:span text:style-name="T77"/> v dialogovém okně Možnosti PDF<text:bookmark-end text:name="__RefHeading__4236_1385231065"/></text:h>
      <text:p text:style-name="P74">Na kartě <text:alphabetical-index-mark text:string-value="možnosti uživatelského rozhraní" text:key1="PDF"/><text:span text:style-name="Emphasis">Uživatelské rozhraní</text:span> <text:span text:style-name="T29"/> <text:span text:style-name="T12">(obrázek </text:span><text:span text:style-name="T12"><text:sequence-ref text:reference-format="value" text:ref-name="refFigure16">17</text:sequence-ref></text:span><text:span text:style-name="T12">)</text:span> můžeme zvolit další nastavení, které ovlivní, jak PDF prohlížeč dokument zobrazí. Některé z těchto možností jsou obzvláště užitečné když vytváříme PDF soubor, který bude použit jako prezentace.</text:p>
      <text:p text:style-name="Figure"><draw:frame draw:style-name="fr3" draw:name="Frame3" text:anchor-type="as-char" svg:width="14.937cm" draw:z-index="48"><draw:text-box fo:min-height="6.338cm"><text:p text:style-name="Caption"><draw:frame draw:style-name="fr8" draw:name="Image15" text:anchor-type="paragraph" svg:width="14.937cm" style:rel-width="100%" svg:height="6.338cm" style:rel-height="scale" draw:z-index="49"><draw:image xlink:href="Pictures/1000020100000281000001105243C6D7410978E6.png" xlink:type="simple" xlink:show="embed" xlink:actuate="onLoad" loext:mime-type="image/png"/></draw:frame>Obrázek <text:sequence text:ref-name="refFigure16" text:name="Figure" text:formula="ooow:Figure+1" style:num-format="1">17</text:sequence>: <text:span text:style-name="T92">Karta Uživatelské rozhraní v dialogovém okně Možnosti PDF</text:span></text:p></draw:text-box></draw:frame></text:p>
      <text:p text:style-name="P48">Sekce <text:span text:style-name="T117">N</text:span>astavení okna</text:p>
      <text:list xml:id="list412515155" text:style-name="List_20_1">
        <text:list-item text:start-value="1">
          <text:p text:style-name="P107"><text:span text:style-name="Strong_20_Emphasis">Změnit velikost okna podle úvodní stránk</text:span><text:span text:style-name="Strong_20_Emphasis"><text:span text:style-name="T114">y</text:span></text:span><text:span text:style-name="Strong_20_Emphasis">:</text:span> Způsobí, že velikost okna PDF prohlížeče se přizpůsobí velikosti strany PDF souboru.</text:p>
        </text:list-item>
        <text:list-item>
          <text:p text:style-name="P107"><text:span text:style-name="Strong_20_Emphasis">Vystředit okno na obrazovce:</text:span> Způsobí, že okno prohlížeče PDF bude na obrazovce počítače vycentrované.</text:p>
        </text:list-item>
        <text:list-item>
          <text:p text:style-name="P107"><text:span text:style-name="Strong_20_Emphasis">Otevřít v režimu na celou obrazovku:</text:span> Způsobí, že prohlížeč stranu zobrazí na celou obrazovku namísto zobrazení v menším okně.</text:p>
        </text:list-item>
      </text:list>
      <text:list xml:id="list1925461149" text:style-name="List_20_1">
        <text:list-item>
          <text:p text:style-name="P107"><text:soft-page-break/><text:span text:style-name="Strong_20_Emphasis">Zobrazit název dokumentu:</text:span> Způsobí, že prohlížeč PDF zobrazí název dokumentu v záhlaví.</text:p>
        </text:list-item>
      </text:list>
      <text:p text:style-name="P48">Sekce <text:span text:style-name="T117">N</text:span>astavení <text:span text:style-name="T117">u</text:span>živatelského rozhraní</text:p>
      <text:list xml:id="list1448383916" text:style-name="List_20_1">
        <text:list-item text:start-value="1">
          <text:p text:style-name="P107"><text:span text:style-name="Strong_20_Emphasis">Skrýt hlavní nabídku:</text:span> Způsobí, že v PDF prohlížeči se skryje hlavní nabídku.</text:p>
        </text:list-item>
        <text:list-item>
          <text:p text:style-name="P107"><text:span text:style-name="Strong_20_Emphasis">Skrýt nástrojovou lištu:</text:span> Způsobí, že v PDF prohlížeči se skryje nástrojová lišta.</text:p>
        </text:list-item>
        <text:list-item>
          <text:p text:style-name="P107"><text:span text:style-name="Strong_20_Emphasis">Skrýt ovládací prvky okna:</text:span> Způsobí, že v PDF prohlížeči se skryjí další ovládací prvky oken.</text:p>
        </text:list-item>
      </text:list>
      <text:p text:style-name="P48">Přechody</text:p>
      <text:p text:style-name="P50">V aplikaci Impress zobrazí přechody snímků jako jim odpovídající PDF efekty.</text:p>
      <text:p text:style-name="P48">Záložky</text:p>
      <text:p text:style-name="P50">Zde můžeme zvolit, kolik úrovní nadpisů se má zobrazit jako záložky, pokud je zaškrtnuta položka <text:span text:style-name="Strong_20_Emphasis">Exportovat záložky</text:span> na kartě <text:span text:style-name="Emphasis">Obecné</text:span> <text:span text:style-name="T58"/>.</text:p>
      <text:h text:style-name="P96" text:outline-level="3"><text:bookmark-start text:name="__RefHeading__171737_780470623"/>Karta Odkazy <text:span text:style-name="T77"/> v dialogovém okně Možnosti PDF<text:bookmark-end text:name="__RefHeading__171737_780470623"/></text:h>
      <text:p text:style-name="P71">Na kartě <text:span text:style-name="Emphasis">Odkazy</text:span> <text:span text:style-name="T29"/> <text:span text:style-name="T12">(obrázek </text:span><text:span text:style-name="T12"><text:sequence-ref text:reference-format="value" text:ref-name="refFigure17">18</text:sequence-ref></text:span><text:span text:style-name="T12">)</text:span> můžeme zvolit, jak se budou do PDF souboru exportovat odkazy.</text:p>
      <text:p text:style-name="Figure"><draw:frame draw:style-name="fr3" draw:name="Frame2" text:anchor-type="as-char" svg:width="14.937cm" draw:z-index="50"><draw:text-box fo:min-height="6.198cm"><text:p text:style-name="Caption"><draw:frame draw:style-name="fr8" draw:name="Image2" text:anchor-type="paragraph" svg:width="14.937cm" style:rel-width="100%" svg:height="6.198cm" style:rel-height="scale" draw:z-index="51"><draw:image xlink:href="Pictures/10000201000002810000010A3FFA945E9EE1D4F6.png" xlink:type="simple" xlink:show="embed" xlink:actuate="onLoad" loext:mime-type="image/png"/></draw:frame>Obrázek <text:sequence text:ref-name="refFigure17" text:name="Figure" text:formula="ooow:Figure+1" style:num-format="1">18</text:sequence>: Karta Odkazy v dialogovém okně Možnosti PDF</text:p></draw:text-box></draw:frame></text:p>
      <text:p text:style-name="P48">Exportovat záložky jako pojmenované cíle</text:p>
      <text:p text:style-name="P50">Pokud jsme v dokumentu aplikace Writer definovali záložky, pokud jsme v dokumentu programů Impress a Draw zadali názvy snímků nebo pokud jsme v tabulkovém dokumentu zadali názvy listů, zvolením této možnosti se tyto exportují jako „pojmenované cíle“, na které mohou webové stránky nebo PDF dokumenty odkazovat.</text:p>
      <text:p text:style-name="P48">Převést odkazy na dokumenty na odkazy na PDF</text:p>
      <text:p text:style-name="P50">Pokud jsme definovali odkazy na jiné dokumenty s OpenDocument příponami (např. .odt, .ods., .odp), po zaškrtnutí této volby LibreOffice v exportovaném dokumentu zkonvertuje tyto přípony souborů na .pdf.</text:p>
      <text:p text:style-name="P48">Exportovat URL relativně k souborovému systému</text:p>
      <text:p text:style-name="P50">Jestliže jsme definovali v dokumentu relativní odkazy, tato volba exportuje tyto odkazy do PDF souboru.</text:p>
      <text:p text:style-name="P48"><text:span text:style-name="T108">O</text:span>dkazy mezi dokumenty</text:p>
      <text:p text:style-name="P50">Definuje, jak se v exportovaném dokumentu chovají odkazy po klepnutí. Můžeme si vybrat z těchto alternativ:</text:p>
      <text:list xml:id="list3629433487" text:style-name="List_20_2">
        <text:list-item>
          <text:p text:style-name="P116"><text:span text:style-name="Strong_20_Emphasis">Výchozí režim:</text:span> S PDF odkazy bude zacházeno tak, jak je to specifikováno v operačním systému.</text:p>
        </text:list-item>
        <text:list-item>
          <text:p text:style-name="P116"><text:span text:style-name="Strong_20_Emphasis">Otevřít aplikací pro čtení PDF:</text:span> Stejný program, jako ten, který byl použit k zobrazení dokumentu, bude použit i na zobrazení dokumentu, na který se odkazuje.</text:p>
        </text:list-item>
        <text:list-item>
          <text:p text:style-name="P116"><text:span text:style-name="Strong_20_Emphasis">Otevřít v internetovém prohlížeči:</text:span> Na zobrazení odkazovaného dokumentu se použije výchozí webový prohlížeč.</text:p>
        </text:list-item>
      </text:list>
      <text:h text:style-name="P96" text:outline-level="3"><text:bookmark-start text:name="__RefHeading__171739_780470623"/><text:soft-page-break/><text:alphabetical-index-mark text:string-value="nastavení zabezpečení" text:key1="PDF"/>Karta Zabezpečení <text:span text:style-name="T77"/> v dialogovém okně Možnosti PDF<text:bookmark-end text:name="__RefHeading__171739_780470623"/></text:h>
      <text:p text:style-name="P4">Export ve formátu PDF zahrnuje i možnosti šifrování <text:alphabetical-index-mark text:string-value="šifrovat" text:key1="PDF"/> dokumentu (bez hesla jej nelze otevřít), jakož i některé možnosti <text:alphabetical-index-mark text:string-value="správa digitálních práv (DRM)"/> <text:alphabetical-index-mark text:string-value="správa digitálních práv (DRM)" text:key1="PDF"/> správy digitálních práv (DRM).</text:p>
      <text:p text:style-name="P46"><draw:frame draw:style-name="fr3" draw:name="Frame5" text:anchor-type="as-char" svg:width="14.868cm" draw:z-index="52"><draw:text-box fo:min-height="9.292cm"><text:p text:style-name="Caption"><draw:frame draw:style-name="fr13" draw:name="Image5" text:anchor-type="paragraph" svg:width="14.868cm" style:rel-width="100%" svg:height="8.805cm" style:rel-height="scale" draw:z-index="53"><draw:image xlink:href="Pictures/100002010000027E000001B7B3C720FB0E771B47.png" xlink:type="simple" xlink:show="embed" xlink:actuate="onLoad" loext:mime-type="image/png"/></draw:frame>Figure <text:sequence text:ref-name="refFigure18" text:name="Figure" text:formula="ooow:Figure+1" style:num-format="1">19</text:sequence>: Karta Bezpečnost dialogového okna Možnosti PDF</text:p></draw:text-box></draw:frame></text:p>
      <text:list xml:id="list113920335191345" text:continue-list="list1925461149" text:style-name="List_20_1">
        <text:list-item>
          <text:p text:style-name="P107">Pokud do pole Nastavit heslo pro otevření zadáme heslo, exportovaný soubor můžeme otevřít pouze pomocí tohoto <text:alphabetical-index-mark text:string-value="chránit heslem" text:key1="PDF"/>hesla<text:alphabetical-index-mark text:string-value="heslem chráněné PDF"/>. Po otevření souboru není uživatel nijak omezován v tom, co může s dokumentem udělat (například tisk, kopírování nebo změna).</text:p>
        </text:list-item>
        <text:list-item>
          <text:p text:style-name="P103">Pokud zadáme heslo v poli Nastavit heslo pro oprávnění, soubor může otevřít kdokoliv, ale jeho oprávnění mohou být omezena. Viz obrázek <text:sequence-ref text:reference-format="value" text:ref-name="refFigure18">19</text:sequence-ref>. Po nastavení hesla pro nastavení oprávnění se na kartě Bezpečnost zpřístupní další možnosti nastavení.</text:p>
        </text:list-item>
        <text:list-item>
          <text:p text:style-name="P107">Při současném zadání hesla pro otevírání a hesla na nastavení oprávnění lze PDF soubor otevřít pouze po zadání správného hesla, přičemž oprávnění mohou být omezena.</text:p>
        </text:list-item>
      </text:list>
      <text:list xml:id="list113919964471421" text:continue-list="list113920108122376" text:style-name="Heading_20_Note">
        <text:list-item>
          <text:p text:style-name="Heading_20_Note">Poznámka</text:p>
        </text:list-item>
      </text:list>
      <text:p text:style-name="P36">Nastavení oprávnění jsou účinná pouze tehdy, pokud je respektuje uživatelův PDF prohlížeč.</text:p>
      <text:h text:style-name="P96" text:outline-level="3"><text:bookmark-start text:name="__RefHeading___Toc4609_1757746079"/>Karta Elektronické podpisy<text:span text:style-name="T77"> </text:span> v dialogovém okně Možnosti PDF<text:bookmark-end text:name="__RefHeading___Toc4609_1757746079"/></text:h>
      <text:p text:style-name="P4"><text:span text:style-name="T79">Tato </text:span><text:span text:style-name="T30">k</text:span><text:span text:style-name="T29">arta</text:span><text:span text:style-name="T79"> obsahuje volby, které se vztahují k exportu digitálně podepsaných PDF.</text:span></text:p>
      <text:p text:style-name="P6">Digitální podpisy slouží k zajištění toho, že PDF byl skutečně vytvořen původním autorem (tj. Vy) a že dokument nebyl po podpisu změněn.</text:p>
      <text:p text:style-name="P6">Podepsaný export PDF používá klíče a certifikáty X.509 již uložené v našem výchozím umístění úložiště klíčů nebo na čipové kartě. Úložiště klíčů můžeme vybrat v <text:span text:style-name="Strong_20_Emphasis">Nástroje &gt; Možnosti &gt; LibreOffice &gt; Zabezpečení &gt; Certifikát </text:span><text:span text:style-name="T127">(pouze macOS a Linux)</text:span>. Při používání čipové karty musí být karta již nakonfigurována, aby používala úložiště klíčů. To se obvykle provádí během instalace softwaru smartcard. Podrobnosti o používání těchto funkcí jsou mimo rozsah této kapitoly.</text:p>
      <text:p text:style-name="Figure"><text:soft-page-break/><draw:frame draw:style-name="fr3" draw:name="Frame6" text:anchor-type="as-char" svg:width="14.868cm" draw:z-index="54"><draw:text-box fo:min-height="7.038cm"><text:p text:style-name="Caption"><draw:frame draw:style-name="fr8" draw:name="Image6" text:anchor-type="paragraph" svg:width="14.868cm" style:rel-width="100%" svg:height="7.038cm" style:rel-height="scale" draw:z-index="55"><draw:image xlink:href="Pictures/100002010000027E0000012E3B08A725BA169EE8.png" xlink:type="simple" xlink:show="embed" xlink:actuate="onLoad" loext:mime-type="image/png"/></draw:frame>Obrázek <text:sequence text:ref-name="refFigure19" text:name="Figure" text:formula="ooow:Figure+1" style:num-format="1">20</text:sequence>: <text:span text:style-name="T93">Karta Elektronické podpisy v dialogovém okně Možnosti PDF</text:span></text:p></draw:text-box></draw:frame></text:p>
      <text:list xml:id="list113921067465508" text:continue-list="list113920042730425" text:style-name="List_20_1">
        <text:list-item>
          <text:p text:style-name="P107"><text:span text:style-name="Emphasis">Pro podepisování dokumentů PDF použít tento certifikát</text:span>: Klepneme na <text:span text:style-name="Strong_20_Emphasis">Vybrat</text:span> a otevře se dialogové okno Vybrat certifikát, kde jsou zobrazeny všechny certifikáty nalezené v úložišti klíčů. Pokud je úložiště klíčů chráněno heslem, budeme vyzváni k jeho zadání. Pokud používáme čipovou kartu chráněnou kódem PIN, budeme také vyzváni k zadání pinu.</text:p>
          <text:p text:style-name="P107">Vybereme certifikát, který chceme použít pro digitální podepsání exportovaného PDF a poté klepneme na <text:span text:style-name="Strong_20_Emphasis"><text:span text:style-name="T124">Podepsat</text:span></text:span>.</text:p>
          <text:p text:style-name="P107">Všechna další pole na kartě <text:span text:style-name="Emphasis">Elektronické podpisy</text:span> se zpřístupní po výběru certifikátu.</text:p>
        </text:list-item>
        <text:list-item>
          <text:p text:style-name="P107"><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P107">Pokud používáme čipovou kartu, zadáme zde PIN. Některý software čipové karty nás znovu před podpisem vyzve k zadání kódu PIN.</text:p>
        </text:list-item>
        <text:list-item>
          <text:p text:style-name="P107"><text:span text:style-name="Strong_20_Emphasis">Umístění, Kontaktní informace, Důvod:</text:span> Volitelně můžeme zadat další informace o digitálním podpisu, který bude použit ve formátu PDF. Tyto informace budou vloženy do příslušných polí PDF a budou viditelné pro kohokoli, kdo si prohlíží PDF. Každé nebo všechna tři pole mohou být ponechána prázdná.</text:p>
        </text:list-item>
        <text:list-item>
          <text:p text:style-name="P107"><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P107">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87" text:outline-level="1"><text:bookmark-start text:name="__RefHeading___Toc2896_3370213655"/>Export do formátu EPUB <text:span text:style-name="T14">(pouze Writer)</text:span><text:bookmark-end text:name="__RefHeading___Toc2896_3370213655"/></text:h>
      <text:p text:style-name="Text_20_body">Formát EPUB je stále populárnější, protože se na trhu objevily mobilní zařízení, jako jsou smartphony, tablety a čtečky<text:span text:style-name="T61"/>. Formát EPUB je implementován jako archivní soubor sestávající z <text:a xlink:type="simple" xlink:href="https://en.wikipedia.org/wiki/HTML" text:style-name="Internet_20_link" text:visited-style-name="Visited_20_Internet_20_Link">HTML</text:a> souborů nesoucích obsah, spolu s obrázky a dalšími podpůrnými soubory. <text:span text:style-name="T14">Writer umí exportovat soubor do formátu EPUB.</text:span></text:p>
      <text:h text:style-name="Heading_20_2" text:outline-level="2"><text:bookmark-start text:name="__RefHeading___Toc3025_3370213655"/><text:soft-page-break/>Rychlý export do EPUB<text:bookmark-end text:name="__RefHeading___Toc3025_3370213655"/></text:h>
      <text:p text:style-name="P11"><text:span text:style-name="T11">Vybereme </text:span><text:span text:style-name="Strong_20_Emphasis"><text:span text:style-name="T11">Soubor &gt; Exportovat jako &gt; </text:span></text:span><text:alphabetical-index-mark text:string-value="exportovat přímo jako PDF"/><text:span text:style-name="Strong_20_Emphasis"><text:span text:style-name="T11">Přímý export do EPUB</text:span></text:span><text:span text:style-name="T11"> a vyexportujeme celý dokument pomocí nastavení EPUB, které jsme naposledy vybrali v dialogovém okně </text:span><text:span text:style-name="T16">E</text:span><text:span text:style-name="T17">xportovat EPUB</text:span><text:span text:style-name="T11"> (viz níže). Budeme vyzváni k zadání názvu souboru </text:span><text:span text:style-name="T16">E</text:span><text:span text:style-name="T17">PUB</text:span><text:span text:style-name="T11"> a jeho umístění, nebudeme však moci zvolit jiné možnosti.</text:span></text:p>
      <text:h text:style-name="Heading_20_2" text:outline-level="2"><text:bookmark-start text:name="__RefHeading___Toc3027_3370213655"/><text:span text:style-name="T108">Ovládání e</text:span>xportu do EPUB<text:bookmark-end text:name="__RefHeading___Toc3027_3370213655"/></text:h>
      <text:p text:style-name="P15">Pokud chceme vlastnosti exportovaného EPUB dokumentu ovlivnit, zvolíme  <text:span text:style-name="Strong_20_Emphasis">Soubor &gt; Exportovat </text:span><text:span text:style-name="Strong_20_Emphasis"><text:span text:style-name="T76">j</text:span></text:span><text:span text:style-name="Strong_20_Emphasis">ako &gt; Exportovat jako EPUB</text:span>. Otevře se dialogové okno Exportovat EPUB (obrázek <text:span text:style-name="T11"><text:sequence-ref text:reference-format="value" text:ref-name="refFigure20">21</text:sequence-ref></text:span>).</text:p>
      <text:p text:style-name="Figure"><draw:frame draw:style-name="fr3" draw:name="Frame7" text:anchor-type="as-char" svg:width="8.878cm" draw:z-index="7"><draw:text-box fo:min-height="11.559cm"><text:p text:style-name="Caption"><draw:frame draw:style-name="fr8" draw:name="Image7" text:anchor-type="paragraph" svg:width="8.878cm" style:rel-width="100%" svg:height="11.559cm" style:rel-height="scale" draw:z-index="8"><draw:image xlink:href="Pictures/100002010000017D000001F032D888047AF87B1B.png" xlink:type="simple" xlink:show="embed" xlink:actuate="onLoad" loext:mime-type="image/png"/></draw:frame>Obrázek <text:sequence text:ref-name="refFigure20" text:name="Figure" text:formula="ooow:Figure+1" style:num-format="1">21</text:sequence>: Dialogové okno Exportovat EPUB</text:p></draw:text-box></draw:frame></text:p>
      <text:p text:style-name="P75"><text:span text:style-name="T10">Dialogové okno Exportovat EPUB </text:span><text:span text:style-name="T39">má následující pole</text:span><text:span text:style-name="T10">:</text:span></text:p>
      <text:p text:style-name="Definition_20_Term">Verze</text:p>
      <text:p text:style-name="Text_20_body_20_indent"><text:span text:style-name="T95">Z</text:span>volíme verzi EPUB exportovaného souboru. Hodnoty jsou EPUB 2.0 a EPUB 3.0.</text:p>
      <text:p text:style-name="Definition_20_Term">Způsob členění</text:p>
      <text:p text:style-name="Text_20_body_20_indent">Vybereme metodu pro z<text:span text:style-name="T49">ačátek nové sekce</text:span>. <text:span text:style-name="T49">Zvolíme</text:span> <text:span text:style-name="Strong_20_Emphasis"><text:span text:style-name="T95">N</text:span></text:span><text:span text:style-name="Strong_20_Emphasis">adpis</text:span> <text:span text:style-name="T49">pro</text:span> z<text:span text:style-name="T49">ačátek sekce na n</text:span>adpisu <text:span text:style-name="T112">podle číslování kapitol dokumentu.</text:span> <text:span text:style-name="T49">Zvolíme</text:span> <text:span text:style-name="Strong_20_Emphasis"><text:span text:style-name="T95">Z</text:span></text:span><text:span text:style-name="Strong_20_Emphasis">alomení </text:span><text:span text:style-name="Strong_20_Emphasis"><text:span text:style-name="T117">stránky</text:span></text:span><text:span text:style-name="T94"> </text:span><text:span text:style-name="T49">pro</text:span> <text:span text:style-name="T49">začátek </text:span><text:span text:style-name="T59"/><text:span text:style-name="T49"> sekce na zalomení stránky.</text:span></text:p>
      <text:p text:style-name="Definition_20_Term">Způsob <text:span text:style-name="T112">r</text:span>ozvržení</text:p>
      <text:p text:style-name="Text_20_body_20_indent">Vybereme <text:span text:style-name="Strong_20_Emphasis">Přizpůsobující se</text:span>, aby se zobrazení obsahu <text:span text:style-name="T49">přizpůsobilo</text:span> velikosti obrazovky <text:span text:style-name="T112">a volbě uživatele (takže velikost stránky nebo obsah záhlaví a zápatí se neexportují). Zvolíme</text:span> <text:span text:style-name="Strong_20_Emphasis">Neměnné</text:span>, aby se rozvržení e-knihy neměnilo za žádných okolností.</text:p>
      <text:p text:style-name="Definition_20_Term">Přizpůsobit<text:span text:style-name="T94"/><text:span text:style-name="T133"> -</text:span> <text:span text:style-name="T133">O</text:span>brázek na obálce</text:p>
      <text:p text:style-name="Text_20_body_20_indent">Cesta k souboru s obrázkem <text:span text:style-name="T112"/> pro <text:span text:style-name="T49">obálku</text:span>. Pokud není zadán žádný obrázek, použije soubor EPUB automaticky jakýkoli obrázek s názvem jako cover.gif, cover.jpg, cover.png<text:change-start text:change-id="ct1972589412672"/><text:change-end text:change-id="ct1972589412672"/> nebo cover.svg. <text:span text:style-name="T49">Vlastní obrázek na obálku se vloží do souboru EPUB.</text:span></text:p>
      <text:p text:style-name="Definition_20_Term"><text:soft-page-break/>Přizpůsobit<text:span text:style-name="T94"/><text:span text:style-name="T133"> - A</text:span>dresář s multimédii</text:p>
      <text:p text:style-name="Text_20_body_20_indent">Cesta k volitelnému adresáři pro obrázek na obálku, metadata a multimediální soubory. <text:span text:style-name="T112">Pokud není zadán žádný adresář,</text:span> exportní program hledá vlastní média a vlastní metadata v aktuálním adresáři dokumentů ve složce se stejným názvem <text:change text:change-id="ct1972589408832"/><text:change-start text:change-id="ct1972589416752"/><text:span text:style-name="T59">jako</text:span><text:change-end text:change-id="ct1972589416752"/> je název souboru.</text:p>
      <text:p text:style-name="Definition_20_Term">Metadata</text:p>
      <text:p text:style-name="Text_20_body_20_indent">Základní informace o souboru, který poskytuje značky pro vyhledávání. Tato pole poskytují další šanci upravit metadata, která jsou ve výchozím nastavení nastavena v <text:span text:style-name="Strong_20_Emphasis">Soubor </text:span><text:span text:style-name="Strong_20_Emphasis"><text:span text:style-name="T94">&gt;</text:span></text:span><text:span text:style-name="Strong_20_Emphasis"> Možnosti</text:span> ve Writeru.</text:p>
      <text:h text:style-name="P86" text:outline-level="1"><text:bookmark-start text:name="__RefHeading__4238_1385231065"/><text:alphabetical-index-mark text:string-value="XHTML" text:key1="exportování"/>Export do jiných formátů<text:bookmark-end text:name="__RefHeading__4238_1385231065"/></text:h>
      <text:p text:style-name="P70">LibreOffice používá pojem „exportovat“ pro některé souborové operace, které provádějí změnu typu souboru. Pokud nemůžeme najít možnost, kterou potřebujeme, v nabídce <text:span text:style-name="Strong_20_Emphasis">Soubor &gt; Uložit jako</text:span> je vhodné se podívat i do <text:span text:style-name="Strong_20_Emphasis">Soubor &gt; Exportovat</text:span> <text:span text:style-name="T128">(není dostupné v Math) </text:span>.</text:p>
      <text:p text:style-name="P4">Pomocí LibreOffice můžeme exportovat soubory do formátu XHTML. Kromě toho programy Draw a Impress umožňují exportovat do formátu Adobe <text:alphabetical-index-mark-start text:id="IMark1972764698680" text:key1="exporting"/> Flash <text:alphabetical-index-mark-end text:id="IMark1972764698680"/> (SWF) a řadu dalších obrazových formátů.</text:p>
      <text:p text:style-name="P4">Pokud chceme exportovat do jednoho z těchto formátů, použijeme položku hlavní nabídky <text:span text:style-name="Strong_20_Emphasis">Soubor &gt; Exportovat</text:span>. V dialogovém okně Exportovat zadáme název souboru exportovaného dokumentu, zvolíme požadovaný formát v seznamu <text:span text:style-name="Strong_20_Emphasis"><text:span text:style-name="T128">Uložit jako typ</text:span></text:span><text:span text:style-name="T128"> nebo</text:span> <text:span text:style-name="Strong_20_Emphasis">formát souboru</text:span> <text:span text:style-name="T130">(macOS) </text:span>a klepneme na tlačítko <text:span text:style-name="Strong_20_Emphasis"><text:span text:style-name="T128">Uložit</text:span></text:span><text:span text:style-name="T128"> nebo</text:span> <text:span text:style-name="Strong_20_Emphasis">Exportovat</text:span> <text:span text:style-name="T130">(macOS) </text:span>.</text:p>
      <text:h text:style-name="P86" text:outline-level="1"><text:bookmark-start text:name="__RefHeading__171743_780470623"/>Odesílání dokumentů e-mailem<text:bookmark-end text:name="__RefHeading__171743_780470623"/></text:h>
      <text:p text:style-name="P4">LibreOffice nabízí několik způsobů, jak rychle a snadno odesílat dokumenty jako <text:alphabetical-index-mark text:string-value="dokument aplikace Writer jako příloha" text:key1="odesílání elektornickou poštou"/> přílohu poštovní zprávy, a to v jednom ze tří formátů: OpenDocument (výchozí formát LibreOffice), formát Microsoft Office nebo PDF.</text:p>
      <text:list xml:id="list113920037268005" text:continue-list="list113919964471421" text:style-name="Heading_20_Note">
        <text:list-item>
          <text:p text:style-name="Heading_20_Note">Poznámka</text:p>
        </text:list-item>
      </text:list>
      <text:p text:style-name="P36">Na Linuxu <text:span text:style-name="T26">nebo macOS</text:span> mohou být dokumenty odeslány z nabídky LibreOffice pouze pokud byl nastaven e-mailový program v <text:span text:style-name="Strong_20_Emphasis">Nástroje &gt; Možnosti &gt; Internet &gt; Email</text:span>. Na Windows používá LibreOffice <text:span text:style-name="T28">výchozí e-mailový program</text:span>.</text:p>
      <text:p text:style-name="P51">Pokud chceme <text:alphabetical-index-mark text:string-value="odeslat dokument jako e-mail"/> odeslat aktuální dokument ve formátu OpenDocument:</text:p>
      <text:list xml:id="list676298238" text:style-name="Numbering_20_1">
        <text:list-item text:start-value="1">
          <text:p text:style-name="P122">Zvolíme <text:span text:style-name="Strong_20_Emphasis">Soubor &gt; Odeslat &gt; </text:span><text:span text:style-name="Strong_20_Emphasis"><text:span text:style-name="T74">Odeslat dokument e-mailem</text:span></text:span><text:span text:style-name="Strong_20_Emphasis"/>. LibreOffice otevře výchozí e-mailový program. Dokument je přiložen <text:span text:style-name="T74">do nového e-mailu</text:span>.</text:p>
        </text:list-item>
        <text:list-item>
          <text:p text:style-name="P122">Ve svém e-mailovém programu zadáme příjemce, předmět a text, který chcete přidat, a potom zprávu odešleme.</text:p>
        </text:list-item>
      </text:list>
      <text:p text:style-name="P4"><text:span text:style-name="Strong_20_Emphasis">Soubor &gt; Odeslat &gt; E-mailem jako formát OpenDocument [Text</text:span>,<text:span text:style-name="Strong_20_Emphasis"> Sešit] </text:span>mají stejný účinek <text:span text:style-name="T128">ve Writeru nebo Calcu</text:span>.</text:p>
      <text:p text:style-name="P14">Pokud zvolíme <text:span text:style-name="Strong_20_Emphasis">E-mailem jako formát Microsoft [Word, Excel]</text:span> <text:span text:style-name="T128">ve Writeru nebo Calcu</text:span>, LibreOffice nejdříve vytvoří soubor v jednom z těchto formátů, a potom otevře poštovní program, přičemž soubor bude připojen jako příloha <text:span text:style-name="T74">nového e-mailu</text:span>.</text:p>
      <text:p text:style-name="P14">Podobně, pokud zvolíme <text:span text:style-name="Strong_20_Emphasis">E-mailem jako PDF</text:span>, LibreOffice nejdřív vytvoří PDF soubor a použije výchozí nastavení PDF (jako při použití funkce <text:span text:style-name="Strong_20_Emphasis">Přímý export do PDF</text:span> <text:span text:style-name="T59"/>) a poté otevře poštovní program, přičemž soubor bude připojen jako příloha <text:span text:style-name="T74">do nové zprávy</text:span>.</text:p>
      <text:h text:style-name="P91" text:outline-level="2"><text:bookmark-start text:name="__RefHeading__171745_780470623"/>Odesílání dokumentů <text:alphabetical-index-mark text:string-value="více příjemců" text:key1="odesílání elektornickou poštou"/>více příjemcům<text:bookmark-end text:name="__RefHeading__171745_780470623"/></text:h>
      <text:p text:style-name="P4">Pro odeslání dokumentu více příjemcům můžeme využít funkce v našem poštovním programu a nebo můžeme použít nástroj hromadné korespondence v <text:span text:style-name="T80">LibreOffice </text:span><text:span text:style-name="T31">Writer</text:span>, abychom vytvořili dokument a odeslali jej. Více informací se nachází v kapitole <text:span text:style-name="T75">14</text:span> - Hromadná korespondence v příručce <text:span text:style-name="Emphasis">Writer Guide</text:span>.</text:p>
      <text:h text:style-name="P86" text:outline-level="1"><text:bookmark-start text:name="__RefHeading__171747_780470623"/><text:soft-page-break/>Elektronické podepisování dokumentů<text:bookmark-end text:name="__RefHeading__171747_780470623"/></text:h>
      <text:p text:style-name="P4">Pokud chceme elektronicky podepsat dokument, budeme potřebovat osobní klíč, také známý jako certifikát.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text:alphabetical-index-mark text:string-value="elektronický podpis"/>se vypočte kontrolní součet z dokumentu a osobního klíče. Tento kontrolní součet a váš veřejný klíč se uloží s dokumentem.</text:p>
      <text:p text:style-name="P4">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4">Podrobnější popis, jak získat a spravovat certifikát a jak ověřit podpis, se nachází v části „P<text:span text:style-name="T48">oužití</text:span> elektronických podpisů” v nápovědě LibreOffice.</text:p>
      <text:h text:style-name="P93" text:outline-level="2"><text:bookmark-start text:name="__RefHeading___Toc2903_327895841"/>Použití <text:span text:style-name="T111"/>elektronického podpisu<text:bookmark-end text:name="__RefHeading___Toc2903_327895841"/></text:h>
      <text:p text:style-name="P54">Následující postup je příkladem elektronického podepisování dokumentu. Skutečný postup závisí na nastavení počítače a operačním systému počítače.</text:p>
      <text:list xml:id="list113919983898994" text:continue-list="list113919695510498" text:style-name="Numbering_20_1">
        <text:list-item text:start-value="1">
          <text:p text:style-name="P121">Zvolíme <text:span text:style-name="Strong_20_Emphasis">Soubor &gt; Elektronické podpisy &gt; Elektronické podpisy</text:span>.</text:p>
        </text:list-item>
      </text:list>
      <text:list xml:id="list113920651910694" text:continue-list="list3629433487" text:style-name="List_20_2">
        <text:list-item>
          <text:p text:style-name="List_20_2">Pokud jsme nastavili LibreOffice, aby nás varoval, když dokument obsahuje komentáře (viz „<text:bookmark-ref text:reference-format="text" text:ref-name="__RefHeading__9455_1957009194">Odstranění osobních dat</text:bookmark-ref>” <text:span text:style-name="T47">na straně </text:span><text:span text:style-name="T47"><text:bookmark-ref text:reference-format="page" text:ref-name="__RefHeading__9455_1957009194">27</text:bookmark-ref></text:span>), může se zobrazit okno s dotazem, zda chceme pokračovat v podepisování dokumentu. Pro pokračování <text:span text:style-name="T129">klepneme na </text:span><text:span text:style-name="Strong_20_Emphasis"><text:span text:style-name="T129">Ano</text:span></text:span><text:span text:style-name="T129">.</text:span></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13920555751747" text:continue-list="list113919983898994" text:style-name="Numbering_20_1">
        <text:list-item>
          <text:p text:style-name="P122">Otevře se dialogové okno Elektronické podpisy. Klepneme na <text:span text:style-name="Strong_20_Emphasis">Podepsat dokument</text:span>, čímž do dokumentu přidáme svůj veřejný klíč.</text:p>
        </text:list-item>
        <text:list-item>
          <text:p text:style-name="P122">V dialogovém okně Vybrat certifikát zvolíme certifikát a klepneme na tlačítko <text:span text:style-name="Strong_20_Emphasis"><text:span text:style-name="T125">Podepsat</text:span></text:span>, čímž se vrátíme do okna Elektronické podpisy.</text:p>
          <text:p text:style-name="P122">Použitý certifikát se zobrazí v okně s ikonou vedle názvu. Tato ikona indikuje stav elektronického podpisu.</text:p>
        </text:list-item>
        <text:list-item>
          <text:p text:style-name="P122">Na závěr klepneme na tlačítko <text:span text:style-name="Strong_20_Emphasis">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p text:style-name="P42"><text:soft-page-break/><draw:frame draw:style-name="fr4" draw:name="Frame221" text:anchor-type="as-char" svg:width="16.949cm" draw:z-index="36"><draw:text-box fo:min-height="10.236cm"><text:p text:style-name="Caption"><draw:frame draw:style-name="fr9" draw:name="Image86" text:anchor-type="paragraph" svg:width="17.099cm" svg:height="9.79cm" draw:z-index="37"><draw:image xlink:href="Pictures/10000000000002CE0000019B3A421BFEF207A59D.png" xlink:type="simple" xlink:show="embed" xlink:actuate="onLoad" loext:mime-type="image/png"/></draw:frame>Obrázek <text:sequence text:ref-name="refFigure21" text:name="Figure" text:formula="ooow:Figure+1" style:num-format="1">22</text:sequence>: Podpisy dokumentu</text:p></draw:text-box></draw:frame></text:p>
      <text:p text:style-name="P7">Pokud klepneme na tlačítko <text:span text:style-name="Strong_20_Emphasis">Podepsat dokument</text:span>, dialogové okno (obrázek <text:sequence-ref text:reference-format="value" text:ref-name="refFigure22">23</text:sequence-ref>) pro výběr certifikátů <text:span text:style-name="T129">z</text:span>obrazí dotaz na volitelný popis.</text:p>
      <text:p text:style-name="P7">Změna hodnoty existujícího popisu zruší platnost podpisu.</text:p>
      <text:p text:style-name="P42"><draw:frame draw:style-name="fr4" draw:name="Frame231" text:anchor-type="as-char" svg:width="15.64cm" draw:z-index="9"><draw:text-box fo:min-height="10.756cm"><text:p text:style-name="Caption"><draw:frame draw:style-name="fr9" draw:name="Image87" text:anchor-type="paragraph" svg:width="15.57cm" svg:height="10.31cm" draw:z-index="10"><draw:image xlink:href="Pictures/100000000000028E000001B1FB6C057E74B82598.png" xlink:type="simple" xlink:show="embed" xlink:actuate="onLoad" loext:mime-type="image/png"/></draw:frame>Obrázek <text:sequence text:ref-name="refFigure22" text:name="Figure" text:formula="ooow:Figure+1" style:num-format="1">23</text:sequence>: Podpisy mohou mít popis</text:p></draw:text-box></draw:frame></text:p>
      <text:h text:style-name="P93" text:outline-level="2"><text:bookmark-start text:name="__RefHeading___Toc2905_327895841"/><text:soft-page-break/>Vícenásobné podepisování jedním podpisem<text:bookmark-end text:name="__RefHeading___Toc2905_327895841"/></text:h>
      <text:p text:style-name="P8">LibreOffice poskytuje <text:span text:style-name="T117">pole pro </text:span>popis podpisu, takže je povoleno více podpisů od stejného autora, protože každý podpis může mít jiný význam.</text:p>
      <text:p text:style-name="P128">Pokud vybereme <text:span text:style-name="Strong_20_Emphasis">Soubor &gt; Elektronické podpisy &gt; Elektronické podpisy</text:span>, dialogové okno (obrázek <text:sequence-ref text:reference-format="value" text:ref-name="refFigure21">22</text:sequence-ref>) zobrazí existující podpisy společně s jejich popisy (pokud nějaké mají).</text:p>
      <text:h text:style-name="Heading_20_2" text:outline-level="2"><text:bookmark-start text:name="__RefHeading___Toc8176_3522957921"/>Vkládání podpisového řádku <text:span text:style-name="T81">(Writer a Calc)</text:span><text:bookmark-end text:name="__RefHeading___Toc8176_3522957921"/></text:h>
      <text:p text:style-name="P25"><text:span text:style-name="T32">M</text:span><text:span text:style-name="T81">ůžeme vytvářet grafické pole představující podpisový řádek pomocí </text:span><text:span text:style-name="Strong_20_Emphasis"><text:span text:style-name="T81">Vložit &gt; Podpisový řádek</text:span></text:span><text:span text:style-name="T81"> (viz obrázek </text:span><text:span text:style-name="T81"><text:sequence-ref text:reference-format="value" text:ref-name="refFigure23">24</text:sequence-ref></text:span><text:span text:style-name="T81">) a  </text:span><text:span text:style-name="T32">v</text:span><text:span text:style-name="T33">olitelně</text:span><text:span text:style-name="T81"> můžeme podepsat podpisový řádek elektronickým podpisem.</text:span></text:p>
      <text:p text:style-name="Figure"><draw:frame draw:style-name="fr3" draw:name="Frame19" text:anchor-type="as-char" draw:z-index="11"><draw:text-box fo:min-height="10.585cm" fo:min-width="8.86cm"><text:p text:style-name="Caption"><draw:frame draw:style-name="fr11" draw:name="Image22" text:anchor-type="paragraph" svg:x="0cm" svg:y="0cm" svg:width="8.86cm" svg:height="10.029cm" draw:z-index="12"><draw:image xlink:href="Pictures/100000000000014F0000017BBD59153488748984.png" xlink:type="simple" xlink:show="embed" xlink:actuate="onLoad" loext:mime-type="image/png"/></draw:frame>Obrázek <text:sequence text:ref-name="refFigure23" text:name="Figure" text:formula="ooow:Figure+1" style:num-format="1">24</text:sequence>: Vytváření podpisového řádku pro dokument</text:p></draw:text-box></draw:frame></text:p>
      <text:p text:style-name="Figure"><draw:frame draw:style-name="fr3" draw:name="Frame21" text:anchor-type="as-char" svg:width="5.383cm" draw:z-index="13"><draw:text-box fo:min-height="2.727cm"><text:p text:style-name="Caption"><draw:frame draw:style-name="fr12" draw:name="Image23" text:anchor-type="paragraph" svg:x="0cm" svg:y="0cm" svg:width="5.383cm" style:rel-width="100%" svg:height="1.875cm" style:rel-height="scale" draw:z-index="14"><draw:image xlink:href="Pictures/10000201000000E700000075D552AC98872B5DB4.png" xlink:type="simple" xlink:show="embed" xlink:actuate="onLoad" loext:mime-type="image/png"/></draw:frame><text:span text:style-name="T9"><text:line-break/></text:span>Obrázek <text:sequence text:ref-name="refFigure24" text:name="Figure" text:formula="ooow:Figure+1" style:num-format="1">25</text:sequence>: Podpisový řádek</text:p></draw:text-box></draw:frame></text:p>
      <text:h text:style-name="P86" text:outline-level="1"><text:bookmark-start text:name="__RefHeading__9455_1957009194"/><text:alphabetical-index-mark text:string-value="odstranění osobních údajů"/>Odstranění osobních údajů<text:bookmark-end text:name="__RefHeading__9455_1957009194"/></text:h>
      <text:p text:style-name="P4">Možná budeme chtít zajistit, aby osobní údaje, verze textu, poznámky, skryté informace nebo zaznamenané změny byly před odesláním jiným lidem nebo před uložením do souboru PDF z dokumentu odstraněny.</text:p>
      <text:p text:style-name="P4">V položce <text:span text:style-name="Strong_20_Emphasis">Nástroje &gt; Možnosti &gt; LibreOffice &gt; Zabezpečení &gt; Možnosti</text:span> můžeme nastavit, aby nás LibreOffice upozornil, když soubory obsahují určité informace a aby <text:span text:style-name="T68">automaticky </text:span>při ukládání odstranil osobní informace.</text:p>
      <text:p text:style-name="P4">Pokud chceme odstranit osobní a některé další údaje ze souboru, přejdeme na <text:span text:style-name="Strong_20_Emphasis">Soubor &gt; Vlastnosti</text:span>. Na kartě <text:span text:style-name="Emphasis">Obecné</text:span> zrušíme zaškrtnutí políčka <text:span text:style-name="Strong_20_Emphasis">Použít informace o uživateli</text:span> a potom klep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Text_20_body"><text:bookmark-start text:name="__RefHeading__5648_15665686447"/><text:soft-page-break/>Pokud chceme odstranit informace o verzích, buď  přejdeme do <text:span text:style-name="Strong_20_Emphasis">Soubor &gt; Verze</text:span>, v seznamu zvolíme požadované verze a klepneme na tlačítko <text:span text:style-name="Strong_20_Emphasis">Smazat</text:span>; nebo pomocí <text:span text:style-name="Strong_20_Emphasis">Soubor &gt; Uložit jako</text:span> soubor uložíme s jiným názvem.<text:bookmark-end text:name="__RefHeading__5648_15665686447"/></text:p>
      <text:h text:style-name="Heading_20_1" text:outline-level="1"><text:bookmark-start text:name="__RefHeading___Toc217085_2332601062"/>Redakční úprava <text:span text:style-name="T129">(Writer, Calc a Impress)</text:span><text:bookmark-end text:name="__RefHeading___Toc217085_2332601062"/></text:h>
      <text:p text:style-name="Text_20_body"><text:span text:style-name="T52">D</text:span>okumenty můžeme redakčně upravit, abychom odstranili nebo skryli citlivé informace <text:span text:style-name="T109">a</text:span> umožnili selektivní zpřístupnění informací v dokumentu při zachování ostatních částí dokumentu v tajnosti. Například když je dokument použit v soudním řízení, informace, které nejsou konkrétně relevantní pro daný případ, se často redigují.</text:p>
      <text:p text:style-name="Text_20_body">Pokud chceme dokument redakčně upravit:</text:p>
      <text:list xml:id="list113920363280263" text:continue-list="list113920555751747" text:style-name="Numbering_20_1">
        <text:list-item text:start-value="1">
          <text:p text:style-name="Numbering_20_1">Otevřeme <text:span text:style-name="T19"/> dokument v LibreOffice.</text:p>
        </text:list-item>
        <text:list-item>
          <text:p text:style-name="Numbering_20_1">V hlavní nabídce klepneme na <text:span text:style-name="Strong_20_Emphasis">Nástroje </text:span><text:span text:style-name="Strong_20_Emphasis"><text:span text:style-name="T65">&gt;</text:span></text:span><text:span text:style-name="Strong_20_Emphasis"> Redakčně upravit</text:span> <text:span text:style-name="T19"/><text:span text:style-name="T65"/> <text:span text:style-name="T65"/> a počkáme až <text:span text:style-name="T19"/> se dokument připraví na redakční úpravu a přenese se do Draw. <text:span text:style-name="T66">Nástrojová lišta Redakční úprava (obrázek </text:span><text:span text:style-name="T66"><text:sequence-ref text:reference-format="value" text:ref-name="refFigure25">26</text:sequence-ref></text:span><text:span text:style-name="T66">) se otevře.</text:span></text:p>
        </text:list-item>
      </text:list>
      <text:p text:style-name="Figure"><draw:frame draw:style-name="fr2" draw:name="Frame18" text:anchor-type="as-char" svg:width="5.44cm" style:rel-width="32%" svg:height="4.339cm" style:rel-height="scale-min" draw:z-index="18"><draw:text-box><text:p text:style-name="Caption"><draw:frame draw:style-name="fr11" draw:name="Image4" text:anchor-type="paragraph" svg:x="0.339cm" svg:y="0cm" svg:width="3.911cm" svg:height="3.911cm" draw:z-index="19"><draw:image xlink:href="Pictures/10000201000000AB00000097418EBEEE951CD321.png" xlink:type="simple" xlink:show="embed" xlink:actuate="onLoad" loext:mime-type="image/png"/></draw:frame>Obrázek <text:sequence text:ref-name="refFigure25" text:name="Figure" text:formula="ooow:Figure+1" style:num-format="1">26</text:sequence>: Nástrojová lišta Redakční úprava</text:p></draw:text-box></draw:frame></text:p>
      <text:list xml:id="list113920737637163" text:continue-numbering="true" text:style-name="Numbering_20_1">
        <text:list-item>
          <text:p text:style-name="Numbering_20_1">Upravíme dokument pomocí nástrojů <text:span text:style-name="Strong_20_Emphasis">Úprava obdélníkem</text:span> a <text:span text:style-name="Strong_20_Emphasis">Úprava od ruky</text:span> na nástrojové liště Redakční úprava<text:span text:style-name="T117"/>. <text:span text:style-name="T65">Tvary </text:span>budou průhledné a <text:span text:style-name="T130">šedé barvy</text:span>, takže <text:span text:style-name="T19"/> můžeme vidět co<text:span text:style-name="T19"/> upravujeme.</text:p>
        </text:list-item>
        <text:list-item>
          <text:p text:style-name="P124"><text:span text:style-name="T66">Volitelně použijeme nástroj </text:span><text:span text:style-name="Strong_20_Emphasis">Přímý export do PDF</text:span><text:span text:style-name="T20"/>, čímž <text:span text:style-name="T66">v</text:span>ytvoříme neupravenou verzi dokumentu v PDF, kterou <text:span text:style-name="T20">použijeme</text:span> jako doslovnou kopii pro kontrolu. <text:span text:style-name="T67">Upravené položky budou v průhledné šedé.</text:span></text:p>
        </text:list-item>
        <text:list-item>
          <text:p text:style-name="Numbering_20_1"><text:span text:style-name="T20">Pro dokončení úprav z</text:span><text:span text:style-name="T19">volíme</text:span> vybranou volbu <text:span text:style-name="T65">(černá nebo bílá) </text:span>v nástroji <text:span text:style-name="Strong_20_Emphasis">Export upraveného</text:span>. <text:span text:style-name="T65">Průhledné šedé tvary jsou převedeny na neprůhledné černé nebo bílé tvary a dokument je exportován jako</text:span> PDF převedené na pixely. V něm nebude žádný volitelný text a upravený obsah nebude existovat.</text:p>
        </text:list-item>
      </text:list>
      <text:h text:style-name="P94" text:outline-level="2"><text:bookmark-start text:name="__RefHeading___Toc11453_3439127927"/>Automatická redakční úprava<text:bookmark-end text:name="__RefHeading___Toc11453_3439127927"/></text:h>
      <text:p text:style-name="P24">Chceme-li částečně automatizovat proces redigování, můžeme definovat určitá slova (například jména), která mají být redigována, kdekoli jsou v dokumentu nalezena. V hlavní nabídce <text:span text:style-name="T110">zvolíme </text:span><text:span text:style-name="Strong_20_Emphasis"><text:span text:style-name="T110">Nástroje &gt; Automaticky redakčně upravit</text:span></text:span><text:span text:style-name="T110"> a otevře se dialogové okno Automatická redakční úprava (obrázek </text:span><text:span text:style-name="T110"><text:sequence-ref text:reference-format="value" text:ref-name="refFigure26">27</text:sequence-ref></text:span><text:span text:style-name="T110">). Zde můžete načíst seznam termínů (cílů), přidat cíle, odstranit cíle, upravit cíle a uložit seznam cílů. </text:span></text:p>
      <text:p text:style-name="Figure"><text:soft-page-break/><draw:frame draw:style-name="fr1" draw:name="Frame4" text:anchor-type="as-char" svg:y="-10.109cm" svg:width="16.445cm" draw:z-index="22"><draw:text-box fo:min-height="10.029cm"><text:p text:style-name="Caption"><draw:frame draw:style-name="fr10" draw:name="Image21" text:anchor-type="as-char" svg:width="16.341cm" svg:height="9.5cm" draw:z-index="23"><draw:image xlink:href="Pictures/10000000000002AE0000018F6C7343DDF12939D7.png" xlink:type="simple" xlink:show="embed" xlink:actuate="onLoad" loext:mime-type="image/png"/></draw:frame><text:span text:style-name="T9"><text:line-break/></text:span>Obrázek <text:sequence text:ref-name="refFigure26" text:name="Figure" text:formula="ooow:Figure+1" style:num-format="1">27</text:sequence>: Dialogové okno Automatická <text:span text:style-name="T134">r</text:span>edakční úprava</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b311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Automatická redakční úprava</text:chapter> <text:span text:style-name="MT1">| </text:span><text:page-number text:select-page="current">29</text:page-number></text:p>
      </style:footer>
      <style:footer-left>
        <text:p text:style-name="Footer"><text:page-number text:select-page="current">28</text:page-number><text:s/><text:span text:style-name="MT2">| </text:span><text:chapter text:display="name" text:outline-level="2">Automatická redakční úprava</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0 Tisk, exportování, odesílání, podepisování</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0 Tisk, exportování, odesílání, podepisování</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5-22T09:01:07.297000000</meta:creation-date>
    <meta:editing-duration>PT15H48M37S</meta:editing-duration>
    <meta:editing-cycles>122</meta:editing-cycles>
    <meta:generator>LibreOffice/6.4.0.3$Windows_X86_64 LibreOffice_project/b0a288ab3d2d4774cb44b62f04d5d28733ac6df8</meta:generator>
    <dc:title>Kapitola 10 Tisk, exportování, odesílání, podepisování</dc:title>
    <meta:initial-creator>Dave Barton</meta:initial-creator>
    <dc:date>2020-02-01T11:39:08.258000000</dc:date>
    <dc:creator>Kees Kriek</dc:creator>
    <meta:document-statistic meta:table-count="4" meta:image-count="29" meta:object-count="0" meta:page-count="29" meta:paragraph-count="476" meta:word-count="6617" meta:character-count="38552" meta:non-whitespace-character-count="32435"/>
    <meta:template xlink:type="simple" xlink:actuate="onRequest" xlink:title="LibreOffice_6.0_Chapter_Template" xlink:href="../../../../../C:/Users/Dave/AppData/Roaming/LibreOffice/4/user/template/LibreOffice/LO_6.0_Chapter_Template.ott" meta:date="2018-05-18T16:58:07.217000000"/>
  </office:meta>
</office:document-meta>
</file>

<file path=EmbeddedDatabase/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db="urn:oasis:names:tc:opendocument:xmlns:database:1.0" office:version="1.2">
  <office:scripts/>
  <office:font-face-decls/>
  <office:automatic-styles/>
  <office:body>
    <office:database>
      <db:data-source>
        <db:connection-data>
          <db:database-description>
            <db:file-based-database xlink:href="../../../Addresses.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office:database>
  </office:body>
</office:document-content>
</file>